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1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 table:number-columns-repeated="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11429" calcext:value-type="float">
            <text:p>0.111429</text:p>
          </table:table-cell>
          <table:table-cell table:number-columns-repeated="8" office:value-type="float" office:value="0.333333" calcext:value-type="float">
            <text:p>0.333333</text:p>
          </table:table-cell>
          <table:table-cell office:value-type="float" office:value="0.472381" calcext:value-type="float">
            <text:p>0.47238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25048" calcext:value-type="float">
            <text:p>0.325048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328095" calcext:value-type="float">
            <text:p>0.328095</text:p>
          </table:table-cell>
          <table:table-cell table:number-columns-repeated="7" office:value-type="float" office:value="0.333333" calcext:value-type="float">
            <text:p>0.333333</text:p>
          </table:table-cell>
          <table:table-cell office:value-type="float" office:value="0.427619" calcext:value-type="float">
            <text:p>0.427619</text:p>
          </table:table-cell>
          <table:table-cell office:value-type="float" office:value="0.636667" calcext:value-type="float">
            <text:p>0.63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72571" calcext:value-type="float">
            <text:p>0.37257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9048" calcext:value-type="float">
            <text:p>0.019048</text:p>
          </table:table-cell>
          <table:table-cell office:value-type="float" office:value="0.298095" calcext:value-type="float">
            <text:p>0.298095</text:p>
          </table:table-cell>
          <table:table-cell table:number-columns-repeated="5" office:value-type="float" office:value="0.333333" calcext:value-type="float">
            <text:p>0.33333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429048" calcext:value-type="float">
            <text:p>0.429048</text:p>
          </table:table-cell>
          <table:table-cell office:value-type="float" office:value="0.581429" calcext:value-type="float">
            <text:p>0.581429</text:p>
          </table:table-cell>
          <table:table-cell office:value-type="float" office:value="0.665238" calcext:value-type="float">
            <text:p>0.66523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97571" calcext:value-type="float">
            <text:p>0.39757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05238" calcext:value-type="float">
            <text:p>0.305238</text:p>
          </table:table-cell>
          <table:table-cell table:number-columns-repeated="5" office:value-type="float" office:value="0.333333" calcext:value-type="float">
            <text:p>0.333333</text:p>
          </table:table-cell>
          <table:table-cell office:value-type="float" office:value="0.349048" calcext:value-type="float">
            <text:p>0.349048</text:p>
          </table:table-cell>
          <table:table-cell office:value-type="float" office:value="0.504286" calcext:value-type="float">
            <text:p>0.504286</text:p>
          </table:table-cell>
          <table:table-cell office:value-type="float" office:value="0.62" calcext:value-type="float">
            <text:p>0.62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41119" calcext:value-type="float">
            <text:p>0.41119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9524" calcext:value-type="float">
            <text:p>0.009524</text:p>
          </table:table-cell>
          <table:table-cell office:value-type="float" office:value="0.309524" calcext:value-type="float">
            <text:p>0.309524</text:p>
          </table:table-cell>
          <table:table-cell table:number-columns-repeated="4" office:value-type="float" office:value="0.333333" calcext:value-type="float">
            <text:p>0.333333</text:p>
          </table:table-cell>
          <table:table-cell office:value-type="float" office:value="0.33619" calcext:value-type="float">
            <text:p>0.33619</text:p>
          </table:table-cell>
          <table:table-cell office:value-type="float" office:value="0.451905" calcext:value-type="float">
            <text:p>0.451905</text:p>
          </table:table-cell>
          <table:table-cell office:value-type="float" office:value="0.590952" calcext:value-type="float">
            <text:p>0.590952</text:p>
          </table:table-cell>
          <table:table-cell office:value-type="float" office:value="0.663333" calcext:value-type="float">
            <text:p>0.663333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43519" calcext:value-type="float">
            <text:p>0.43519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92857" calcext:value-type="float">
            <text:p>0.292857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34762" calcext:value-type="float">
            <text:p>0.334762</text:p>
          </table:table-cell>
          <table:table-cell office:value-type="float" office:value="0.440952" calcext:value-type="float">
            <text:p>0.440952</text:p>
          </table:table-cell>
          <table:table-cell office:value-type="float" office:value="0.591429" calcext:value-type="float">
            <text:p>0.591429</text:p>
          </table:table-cell>
          <table:table-cell office:value-type="float" office:value="0.662381" calcext:value-type="float">
            <text:p>0.662381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465571" calcext:value-type="float">
            <text:p>0.46557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2381" calcext:value-type="float">
            <text:p>0.12381</text:p>
          </table:table-cell>
          <table:table-cell office:value-type="float" office:value="0.318571" calcext:value-type="float">
            <text:p>0.31857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4286" calcext:value-type="float">
            <text:p>0.334286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582381" calcext:value-type="float">
            <text:p>0.582381</text:p>
          </table:table-cell>
          <table:table-cell office:value-type="float" office:value="0.658571" calcext:value-type="float">
            <text:p>0.658571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49719" calcext:value-type="float">
            <text:p>0.49719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619" calcext:value-type="float">
            <text:p>0.07619</text:p>
          </table:table-cell>
          <table:table-cell office:value-type="float" office:value="0.320476" calcext:value-type="float">
            <text:p>0.320476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530476" calcext:value-type="float">
            <text:p>0.530476</text:p>
          </table:table-cell>
          <table:table-cell office:value-type="float" office:value="0.649048" calcext:value-type="float">
            <text:p>0.649048</text:p>
          </table:table-cell>
          <table:table-cell office:value-type="float" office:value="0.66619" calcext:value-type="float">
            <text:p>0.66619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19667" calcext:value-type="float">
            <text:p>0.51966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4762" calcext:value-type="float">
            <text:p>0.304762</text:p>
          </table:table-cell>
          <table:table-cell office:value-type="float" office:value="0.331905" calcext:value-type="float">
            <text:p>0.33190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4762" calcext:value-type="float">
            <text:p>0.334762</text:p>
          </table:table-cell>
          <table:table-cell office:value-type="float" office:value="0.418095" calcext:value-type="float">
            <text:p>0.418095</text:p>
          </table:table-cell>
          <table:table-cell office:value-type="float" office:value="0.589524" calcext:value-type="float">
            <text:p>0.589524</text:p>
          </table:table-cell>
          <table:table-cell office:value-type="float" office:value="0.659524" calcext:value-type="float">
            <text:p>0.659524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0952" calcext:value-type="float">
            <text:p>0.670952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3381" calcext:value-type="float">
            <text:p>0.53381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332381" calcext:value-type="float">
            <text:p>0.3323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4762" calcext:value-type="float">
            <text:p>0.334762</text:p>
          </table:table-cell>
          <table:table-cell office:value-type="float" office:value="0.395714" calcext:value-type="float">
            <text:p>0.395714</text:p>
          </table:table-cell>
          <table:table-cell office:value-type="float" office:value="0.574762" calcext:value-type="float">
            <text:p>0.574762</text:p>
          </table:table-cell>
          <table:table-cell office:value-type="float" office:value="0.662381" calcext:value-type="float">
            <text:p>0.662381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2381" calcext:value-type="float">
            <text:p>0.672381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30571" calcext:value-type="float">
            <text:p>0.530571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80952" calcext:value-type="float">
            <text:p>0.180952</text:p>
          </table:table-cell>
          <table:table-cell office:value-type="float" office:value="0.323333" calcext:value-type="float">
            <text:p>0.323333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85238" calcext:value-type="float">
            <text:p>0.385238</text:p>
          </table:table-cell>
          <table:table-cell office:value-type="float" office:value="0.574762" calcext:value-type="float">
            <text:p>0.574762</text:p>
          </table:table-cell>
          <table:table-cell office:value-type="float" office:value="0.663333" calcext:value-type="float">
            <text:p>0.66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4762" calcext:value-type="float">
            <text:p>0.674762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52881" calcext:value-type="float">
            <text:p>0.52881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381" calcext:value-type="float">
            <text:p>0.12381</text:p>
          </table:table-cell>
          <table:table-cell office:value-type="float" office:value="0.311905" calcext:value-type="float">
            <text:p>0.31190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39381" calcext:value-type="float">
            <text:p>0.39381</text:p>
          </table:table-cell>
          <table:table-cell office:value-type="float" office:value="0.576667" calcext:value-type="float">
            <text:p>0.576667</text:p>
          </table:table-cell>
          <table:table-cell office:value-type="float" office:value="0.661429" calcext:value-type="float">
            <text:p>0.661429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90952" calcext:value-type="float">
            <text:p>0.69095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3019" calcext:value-type="float">
            <text:p>0.53019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04762" calcext:value-type="float">
            <text:p>0.304762</text:p>
          </table:table-cell>
          <table:table-cell office:value-type="float" office:value="0.331905" calcext:value-type="float">
            <text:p>0.331905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97143" calcext:value-type="float">
            <text:p>0.397143</text:p>
          </table:table-cell>
          <table:table-cell office:value-type="float" office:value="0.595238" calcext:value-type="float">
            <text:p>0.595238</text:p>
          </table:table-cell>
          <table:table-cell office:value-type="float" office:value="0.663333" calcext:value-type="float">
            <text:p>0.66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06667" calcext:value-type="float">
            <text:p>0.70666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36095" calcext:value-type="float">
            <text:p>0.536095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62381" calcext:value-type="float">
            <text:p>0.362381</text:p>
          </table:table-cell>
          <table:table-cell office:value-type="float" office:value="0.545714" calcext:value-type="float">
            <text:p>0.545714</text:p>
          </table:table-cell>
          <table:table-cell office:value-type="float" office:value="0.645238" calcext:value-type="float">
            <text:p>0.645238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24762" calcext:value-type="float">
            <text:p>0.72476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61143" calcext:value-type="float">
            <text:p>0.561143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32619" calcext:value-type="float">
            <text:p>0.3261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762" calcext:value-type="float">
            <text:p>0.384762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646667" calcext:value-type="float">
            <text:p>0.646667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46667" calcext:value-type="float">
            <text:p>0.74666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68524" calcext:value-type="float">
            <text:p>0.56852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326667" calcext:value-type="float">
            <text:p>0.326667</text:p>
          </table:table-cell>
          <table:table-cell office:value-type="float" office:value="0.334286" calcext:value-type="float">
            <text:p>0.334286</text:p>
          </table:table-cell>
          <table:table-cell office:value-type="float" office:value="0.377619" calcext:value-type="float">
            <text:p>0.377619</text:p>
          </table:table-cell>
          <table:table-cell office:value-type="float" office:value="0.553333" calcext:value-type="float">
            <text:p>0.553333</text:p>
          </table:table-cell>
          <table:table-cell office:value-type="float" office:value="0.635714" calcext:value-type="float">
            <text:p>0.635714</text:p>
          </table:table-cell>
          <table:table-cell office:value-type="float" office:value="0.66381" calcext:value-type="float">
            <text:p>0.66381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39524" calcext:value-type="float">
            <text:p>0.73952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63095" calcext:value-type="float">
            <text:p>0.563095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325238" calcext:value-type="float">
            <text:p>0.32523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57619" calcext:value-type="float">
            <text:p>0.357619</text:p>
          </table:table-cell>
          <table:table-cell office:value-type="float" office:value="0.509048" calcext:value-type="float">
            <text:p>0.509048</text:p>
          </table:table-cell>
          <table:table-cell office:value-type="float" office:value="0.632857" calcext:value-type="float">
            <text:p>0.632857</text:p>
          </table:table-cell>
          <table:table-cell office:value-type="float" office:value="0.665238" calcext:value-type="float">
            <text:p>0.665238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22381" calcext:value-type="float">
            <text:p>0.72238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54571" calcext:value-type="float">
            <text:p>0.554571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429048" calcext:value-type="float">
            <text:p>0.429048</text:p>
          </table:table-cell>
          <table:table-cell office:value-type="float" office:value="0.60619" calcext:value-type="float">
            <text:p>0.60619</text:p>
          </table:table-cell>
          <table:table-cell office:value-type="float" office:value="0.657619" calcext:value-type="float">
            <text:p>0.657619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22381" calcext:value-type="float">
            <text:p>0.72238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74905" calcext:value-type="float">
            <text:p>0.57490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38381" calcext:value-type="float">
            <text:p>0.38381</text:p>
          </table:table-cell>
          <table:table-cell office:value-type="float" office:value="0.59" calcext:value-type="float">
            <text:p>0.59</text:p>
          </table:table-cell>
          <table:table-cell office:value-type="float" office:value="0.658095" calcext:value-type="float">
            <text:p>0.658095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2619" calcext:value-type="float">
            <text:p>0.72619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69143" calcext:value-type="float">
            <text:p>0.569143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41" calcext:value-type="float">
            <text:p>0.41</text:p>
          </table:table-cell>
          <table:table-cell office:value-type="float" office:value="0.591905" calcext:value-type="float">
            <text:p>0.591905</text:p>
          </table:table-cell>
          <table:table-cell office:value-type="float" office:value="0.657143" calcext:value-type="float">
            <text:p>0.657143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22381" calcext:value-type="float">
            <text:p>0.72238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71524" calcext:value-type="float">
            <text:p>0.571524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7619" calcext:value-type="float">
            <text:p>0.337619</text:p>
          </table:table-cell>
          <table:table-cell office:value-type="float" office:value="0.468571" calcext:value-type="float">
            <text:p>0.468571</text:p>
          </table:table-cell>
          <table:table-cell office:value-type="float" office:value="0.621905" calcext:value-type="float">
            <text:p>0.621905</text:p>
          </table:table-cell>
          <table:table-cell office:value-type="float" office:value="0.660476" calcext:value-type="float">
            <text:p>0.660476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29524" calcext:value-type="float">
            <text:p>0.72952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8181" calcext:value-type="float">
            <text:p>0.58181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4762" calcext:value-type="float">
            <text:p>0.334762</text:p>
          </table:table-cell>
          <table:table-cell office:value-type="float" office:value="0.434286" calcext:value-type="float">
            <text:p>0.434286</text:p>
          </table:table-cell>
          <table:table-cell office:value-type="float" office:value="0.574286" calcext:value-type="float">
            <text:p>0.574286</text:p>
          </table:table-cell>
          <table:table-cell office:value-type="float" office:value="0.65381" calcext:value-type="float">
            <text:p>0.65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29524" calcext:value-type="float">
            <text:p>0.72952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72667" calcext:value-type="float">
            <text:p>0.572667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325238" calcext:value-type="float">
            <text:p>0.325238</text:p>
          </table:table-cell>
          <table:table-cell office:value-type="float" office:value="0.347143" calcext:value-type="float">
            <text:p>0.347143</text:p>
          </table:table-cell>
          <table:table-cell office:value-type="float" office:value="0.478095" calcext:value-type="float">
            <text:p>0.478095</text:p>
          </table:table-cell>
          <table:table-cell office:value-type="float" office:value="0.623333" calcext:value-type="float">
            <text:p>0.623333</text:p>
          </table:table-cell>
          <table:table-cell office:value-type="float" office:value="0.662381" calcext:value-type="float">
            <text:p>0.662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52381" calcext:value-type="float">
            <text:p>0.75238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85524" calcext:value-type="float">
            <text:p>0.585524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325238" calcext:value-type="float">
            <text:p>0.325238</text:p>
          </table:table-cell>
          <table:table-cell office:value-type="float" office:value="0.350952" calcext:value-type="float">
            <text:p>0.350952</text:p>
          </table:table-cell>
          <table:table-cell office:value-type="float" office:value="0.480952" calcext:value-type="float">
            <text:p>0.480952</text:p>
          </table:table-cell>
          <table:table-cell office:value-type="float" office:value="0.627143" calcext:value-type="float">
            <text:p>0.627143</text:p>
          </table:table-cell>
          <table:table-cell office:value-type="float" office:value="0.665238" calcext:value-type="float">
            <text:p>0.665238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65714" calcext:value-type="float">
            <text:p>0.76571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8819" calcext:value-type="float">
            <text:p>0.58819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417143" calcext:value-type="float">
            <text:p>0.417143</text:p>
          </table:table-cell>
          <table:table-cell office:value-type="float" office:value="0.555714" calcext:value-type="float">
            <text:p>0.555714</text:p>
          </table:table-cell>
          <table:table-cell office:value-type="float" office:value="0.65381" calcext:value-type="float">
            <text:p>0.65381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78" calcext:value-type="float">
            <text:p>0.7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607381" calcext:value-type="float">
            <text:p>0.607381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4286" calcext:value-type="float">
            <text:p>0.334286</text:p>
          </table:table-cell>
          <table:table-cell office:value-type="float" office:value="0.400476" calcext:value-type="float">
            <text:p>0.400476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0.640476" calcext:value-type="float">
            <text:p>0.640476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782857" calcext:value-type="float">
            <text:p>0.78285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602714" calcext:value-type="float">
            <text:p>0.602714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49" calcext:value-type="float">
            <text:p>0.49</text:p>
          </table:table-cell>
          <table:table-cell office:value-type="float" office:value="0.612857" calcext:value-type="float">
            <text:p>0.612857</text:p>
          </table:table-cell>
          <table:table-cell office:value-type="float" office:value="0.66381" calcext:value-type="float">
            <text:p>0.66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91714" calcext:value-type="float">
            <text:p>0.591714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6667" calcext:value-type="float">
            <text:p>0.346667</text:p>
          </table:table-cell>
          <table:table-cell office:value-type="float" office:value="0.474762" calcext:value-type="float">
            <text:p>0.474762</text:p>
          </table:table-cell>
          <table:table-cell office:value-type="float" office:value="0.604286" calcext:value-type="float">
            <text:p>0.604286</text:p>
          </table:table-cell>
          <table:table-cell office:value-type="float" office:value="0.660476" calcext:value-type="float">
            <text:p>0.660476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90476" calcext:value-type="float">
            <text:p>0.590476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2381" calcext:value-type="float">
            <text:p>0.342381</text:p>
          </table:table-cell>
          <table:table-cell office:value-type="float" office:value="0.482381" calcext:value-type="float">
            <text:p>0.482381</text:p>
          </table:table-cell>
          <table:table-cell office:value-type="float" office:value="0.615238" calcext:value-type="float">
            <text:p>0.615238</text:p>
          </table:table-cell>
          <table:table-cell office:value-type="float" office:value="0.665238" calcext:value-type="float">
            <text:p>0.665238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8095" calcext:value-type="float">
            <text:p>0.678095</text:p>
          </table:table-cell>
          <table:table-cell office:value-type="float" office:value="0.825714" calcext:value-type="float">
            <text:p>0.82571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94238" calcext:value-type="float">
            <text:p>0.59423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5714" calcext:value-type="float">
            <text:p>0.335714</text:p>
          </table:table-cell>
          <table:table-cell office:value-type="float" office:value="0.451429" calcext:value-type="float">
            <text:p>0.451429</text:p>
          </table:table-cell>
          <table:table-cell office:value-type="float" office:value="0.61619" calcext:value-type="float">
            <text:p>0.61619</text:p>
          </table:table-cell>
          <table:table-cell office:value-type="float" office:value="0.66619" calcext:value-type="float">
            <text:p>0.66619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4762" calcext:value-type="float">
            <text:p>0.674762</text:p>
          </table:table-cell>
          <table:table-cell office:value-type="float" office:value="0.824286" calcext:value-type="float">
            <text:p>0.82428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9019" calcext:value-type="float">
            <text:p>0.5901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37143" calcext:value-type="float">
            <text:p>0.337143</text:p>
          </table:table-cell>
          <table:table-cell office:value-type="float" office:value="0.469524" calcext:value-type="float">
            <text:p>0.469524</text:p>
          </table:table-cell>
          <table:table-cell office:value-type="float" office:value="0.651905" calcext:value-type="float">
            <text:p>0.651905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94286" calcext:value-type="float">
            <text:p>0.694286</text:p>
          </table:table-cell>
          <table:table-cell office:value-type="float" office:value="0.844286" calcext:value-type="float">
            <text:p>0.844286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99714" calcext:value-type="float">
            <text:p>0.599714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40952" calcext:value-type="float">
            <text:p>0.340952</text:p>
          </table:table-cell>
          <table:table-cell office:value-type="float" office:value="0.523333" calcext:value-type="float">
            <text:p>0.523333</text:p>
          </table:table-cell>
          <table:table-cell office:value-type="float" office:value="0.661905" calcext:value-type="float">
            <text:p>0.661905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08571" calcext:value-type="float">
            <text:p>0.708571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608619" calcext:value-type="float">
            <text:p>0.608619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70952" calcext:value-type="float">
            <text:p>0.370952</text:p>
          </table:table-cell>
          <table:table-cell office:value-type="float" office:value="0.563333" calcext:value-type="float">
            <text:p>0.563333</text:p>
          </table:table-cell>
          <table:table-cell office:value-type="float" office:value="0.66381" calcext:value-type="float">
            <text:p>0.66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832857" calcext:value-type="float">
            <text:p>0.832857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610143" calcext:value-type="float">
            <text:p>0.610143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5714" calcext:value-type="float">
            <text:p>0.335714</text:p>
          </table:table-cell>
          <table:table-cell office:value-type="float" office:value="0.430476" calcext:value-type="float">
            <text:p>0.430476</text:p>
          </table:table-cell>
          <table:table-cell office:value-type="float" office:value="0.613333" calcext:value-type="float">
            <text:p>0.613333</text:p>
          </table:table-cell>
          <table:table-cell office:value-type="float" office:value="0.659048" calcext:value-type="float">
            <text:p>0.659048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83333" calcext:value-type="float">
            <text:p>0.683333</text:p>
          </table:table-cell>
          <table:table-cell office:value-type="float" office:value="0.842381" calcext:value-type="float">
            <text:p>0.84238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623095" calcext:value-type="float">
            <text:p>0.623095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6667" calcext:value-type="float">
            <text:p>0.336667</text:p>
          </table:table-cell>
          <table:table-cell office:value-type="float" office:value="0.440476" calcext:value-type="float">
            <text:p>0.440476</text:p>
          </table:table-cell>
          <table:table-cell office:value-type="float" office:value="0.62" calcext:value-type="float">
            <text:p>0.62</text:p>
          </table:table-cell>
          <table:table-cell office:value-type="float" office:value="0.661429" calcext:value-type="float">
            <text:p>0.661429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87143" calcext:value-type="float">
            <text:p>0.687143</text:p>
          </table:table-cell>
          <table:table-cell office:value-type="float" office:value="0.841429" calcext:value-type="float">
            <text:p>0.84142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625381" calcext:value-type="float">
            <text:p>0.625381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6667" calcext:value-type="float">
            <text:p>0.336667</text:p>
          </table:table-cell>
          <table:table-cell office:value-type="float" office:value="0.467143" calcext:value-type="float">
            <text:p>0.467143</text:p>
          </table:table-cell>
          <table:table-cell office:value-type="float" office:value="0.619524" calcext:value-type="float">
            <text:p>0.619524</text:p>
          </table:table-cell>
          <table:table-cell office:value-type="float" office:value="0.664286" calcext:value-type="float">
            <text:p>0.664286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69524" calcext:value-type="float">
            <text:p>0.669524</text:p>
          </table:table-cell>
          <table:table-cell office:value-type="float" office:value="0.80381" calcext:value-type="float">
            <text:p>0.8038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622762" calcext:value-type="float">
            <text:p>0.622762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619" calcext:value-type="float">
            <text:p>0.34619</text:p>
          </table:table-cell>
          <table:table-cell office:value-type="float" office:value="0.491905" calcext:value-type="float">
            <text:p>0.491905</text:p>
          </table:table-cell>
          <table:table-cell office:value-type="float" office:value="0.635714" calcext:value-type="float">
            <text:p>0.635714</text:p>
          </table:table-cell>
          <table:table-cell office:value-type="float" office:value="0.664762" calcext:value-type="float">
            <text:p>0.664762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75714" calcext:value-type="float">
            <text:p>0.675714</text:p>
          </table:table-cell>
          <table:table-cell office:value-type="float" office:value="0.84381" calcext:value-type="float">
            <text:p>0.8438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632476" calcext:value-type="float">
            <text:p>0.63247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88095" calcext:value-type="float">
            <text:p>0.388095</text:p>
          </table:table-cell>
          <table:table-cell office:value-type="float" office:value="0.565238" calcext:value-type="float">
            <text:p>0.565238</text:p>
          </table:table-cell>
          <table:table-cell office:value-type="float" office:value="0.646667" calcext:value-type="float">
            <text:p>0.646667</text:p>
          </table:table-cell>
          <table:table-cell office:value-type="float" office:value="0.665714" calcext:value-type="float">
            <text:p>0.665714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8095" calcext:value-type="float">
            <text:p>0.668095</text:p>
          </table:table-cell>
          <table:table-cell office:value-type="float" office:value="0.832857" calcext:value-type="float">
            <text:p>0.832857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1" calcext:value-type="float">
            <text:p>0.61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72381" calcext:value-type="float">
            <text:p>0.372381</text:p>
          </table:table-cell>
          <table:table-cell office:value-type="float" office:value="0.54619" calcext:value-type="float">
            <text:p>0.54619</text:p>
          </table:table-cell>
          <table:table-cell office:value-type="float" office:value="0.648571" calcext:value-type="float">
            <text:p>0.64857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83619" calcext:value-type="float">
            <text:p>0.8361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0719" calcext:value-type="float">
            <text:p>0.60719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88095" calcext:value-type="float">
            <text:p>0.388095</text:p>
          </table:table-cell>
          <table:table-cell office:value-type="float" office:value="0.562381" calcext:value-type="float">
            <text:p>0.562381</text:p>
          </table:table-cell>
          <table:table-cell office:value-type="float" office:value="0.647143" calcext:value-type="float">
            <text:p>0.647143</text:p>
          </table:table-cell>
          <table:table-cell office:value-type="float" office:value="0.665238" calcext:value-type="float">
            <text:p>0.665238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829048" calcext:value-type="float">
            <text:p>0.829048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0919" calcext:value-type="float">
            <text:p>0.6091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51429" calcext:value-type="float">
            <text:p>0.351429</text:p>
          </table:table-cell>
          <table:table-cell office:value-type="float" office:value="0.531429" calcext:value-type="float">
            <text:p>0.531429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66619" calcext:value-type="float">
            <text:p>0.66619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811905" calcext:value-type="float">
            <text:p>0.811905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00381" calcext:value-type="float">
            <text:p>0.600381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79524" calcext:value-type="float">
            <text:p>0.379524</text:p>
          </table:table-cell>
          <table:table-cell office:value-type="float" office:value="0.54381" calcext:value-type="float">
            <text:p>0.54381</text:p>
          </table:table-cell>
          <table:table-cell office:value-type="float" office:value="0.64381" calcext:value-type="float">
            <text:p>0.64381</text:p>
          </table:table-cell>
          <table:table-cell office:value-type="float" office:value="0.66381" calcext:value-type="float">
            <text:p>0.66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835714" calcext:value-type="float">
            <text:p>0.835714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06667" calcext:value-type="float">
            <text:p>0.606667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7143" calcext:value-type="float">
            <text:p>0.337143</text:p>
          </table:table-cell>
          <table:table-cell office:value-type="float" office:value="0.475714" calcext:value-type="float">
            <text:p>0.475714</text:p>
          </table:table-cell>
          <table:table-cell office:value-type="float" office:value="0.608095" calcext:value-type="float">
            <text:p>0.608095</text:p>
          </table:table-cell>
          <table:table-cell office:value-type="float" office:value="0.658095" calcext:value-type="float">
            <text:p>0.658095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817619" calcext:value-type="float">
            <text:p>0.81761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623" calcext:value-type="float">
            <text:p>0.62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8095" calcext:value-type="float">
            <text:p>0.338095</text:p>
          </table:table-cell>
          <table:table-cell office:value-type="float" office:value="0.481429" calcext:value-type="float">
            <text:p>0.481429</text:p>
          </table:table-cell>
          <table:table-cell office:value-type="float" office:value="0.620476" calcext:value-type="float">
            <text:p>0.620476</text:p>
          </table:table-cell>
          <table:table-cell office:value-type="float" office:value="0.659048" calcext:value-type="float">
            <text:p>0.659048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25333" calcext:value-type="float">
            <text:p>0.625333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481905" calcext:value-type="float">
            <text:p>0.481905</text:p>
          </table:table-cell>
          <table:table-cell office:value-type="float" office:value="0.644762" calcext:value-type="float">
            <text:p>0.644762</text:p>
          </table:table-cell>
          <table:table-cell office:value-type="float" office:value="0.660952" calcext:value-type="float">
            <text:p>0.660952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804762" calcext:value-type="float">
            <text:p>0.804762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25952" calcext:value-type="float">
            <text:p>0.625952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435714" calcext:value-type="float">
            <text:p>0.435714</text:p>
          </table:table-cell>
          <table:table-cell office:value-type="float" office:value="0.619524" calcext:value-type="float">
            <text:p>0.619524</text:p>
          </table:table-cell>
          <table:table-cell office:value-type="float" office:value="0.657619" calcext:value-type="float">
            <text:p>0.657619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79" calcext:value-type="float">
            <text:p>0.79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17" calcext:value-type="float">
            <text:p>0.617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8571" calcext:value-type="float">
            <text:p>0.338571</text:p>
          </table:table-cell>
          <table:table-cell office:value-type="float" office:value="0.446667" calcext:value-type="float">
            <text:p>0.446667</text:p>
          </table:table-cell>
          <table:table-cell office:value-type="float" office:value="0.598095" calcext:value-type="float">
            <text:p>0.598095</text:p>
          </table:table-cell>
          <table:table-cell office:value-type="float" office:value="0.655714" calcext:value-type="float">
            <text:p>0.655714</text:p>
          </table:table-cell>
          <table:table-cell office:value-type="float" office:value="0.66619" calcext:value-type="float">
            <text:p>0.66619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7381" calcext:value-type="float">
            <text:p>0.77381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14571" calcext:value-type="float">
            <text:p>0.61457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5238" calcext:value-type="float">
            <text:p>0.335238</text:p>
          </table:table-cell>
          <table:table-cell office:value-type="float" office:value="0.46" calcext:value-type="float">
            <text:p>0.46</text:p>
          </table:table-cell>
          <table:table-cell office:value-type="float" office:value="0.605714" calcext:value-type="float">
            <text:p>0.605714</text:p>
          </table:table-cell>
          <table:table-cell office:value-type="float" office:value="0.652857" calcext:value-type="float">
            <text:p>0.652857</text:p>
          </table:table-cell>
          <table:table-cell office:value-type="float" office:value="0.66381" calcext:value-type="float">
            <text:p>0.66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99524" calcext:value-type="float">
            <text:p>0.799524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18381" calcext:value-type="float">
            <text:p>0.618381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4286" calcext:value-type="float">
            <text:p>0.334286</text:p>
          </table:table-cell>
          <table:table-cell office:value-type="float" office:value="0.44619" calcext:value-type="float">
            <text:p>0.44619</text:p>
          </table:table-cell>
          <table:table-cell office:value-type="float" office:value="0.592381" calcext:value-type="float">
            <text:p>0.592381</text:p>
          </table:table-cell>
          <table:table-cell office:value-type="float" office:value="0.651429" calcext:value-type="float">
            <text:p>0.651429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812381" calcext:value-type="float">
            <text:p>0.812381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17" calcext:value-type="float">
            <text:p>0.617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619" calcext:value-type="float">
            <text:p>0.34619</text:p>
          </table:table-cell>
          <table:table-cell office:value-type="float" office:value="0.414762" calcext:value-type="float">
            <text:p>0.414762</text:p>
          </table:table-cell>
          <table:table-cell office:value-type="float" office:value="0.572381" calcext:value-type="float">
            <text:p>0.572381</text:p>
          </table:table-cell>
          <table:table-cell office:value-type="float" office:value="0.652857" calcext:value-type="float">
            <text:p>0.652857</text:p>
          </table:table-cell>
          <table:table-cell table:number-columns-repeated="5" office:value-type="float" office:value="0.666667" calcext:value-type="float">
            <text:p>0.666667</text:p>
          </table:table-cell>
          <table:table-cell office:value-type="float" office:value="0.811429" calcext:value-type="float">
            <text:p>0.811429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13095" calcext:value-type="float">
            <text:p>0.613095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7619" calcext:value-type="float">
            <text:p>0.337619</text:p>
          </table:table-cell>
          <table:table-cell office:value-type="float" office:value="0.385714" calcext:value-type="float">
            <text:p>0.385714</text:p>
          </table:table-cell>
          <table:table-cell office:value-type="float" office:value="0.510476" calcext:value-type="float">
            <text:p>0.510476</text:p>
          </table:table-cell>
          <table:table-cell office:value-type="float" office:value="0.636667" calcext:value-type="float">
            <text:p>0.636667</text:p>
          </table:table-cell>
          <table:table-cell office:value-type="float" office:value="0.663333" calcext:value-type="float">
            <text:p>0.66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904286" calcext:value-type="float">
            <text:p>0.90428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10857" calcext:value-type="float">
            <text:p>0.610857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61905" calcext:value-type="float">
            <text:p>0.361905</text:p>
          </table:table-cell>
          <table:table-cell office:value-type="float" office:value="0.52" calcext:value-type="float">
            <text:p>0.52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665238" calcext:value-type="float">
            <text:p>0.665238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96667" calcext:value-type="float">
            <text:p>0.696667</text:p>
          </table:table-cell>
          <table:table-cell office:value-type="float" office:value="0.94" calcext:value-type="float">
            <text:p>0.94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16" calcext:value-type="float">
            <text:p>0.616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365238" calcext:value-type="float">
            <text:p>0.365238</text:p>
          </table:table-cell>
          <table:table-cell office:value-type="float" office:value="0.58" calcext:value-type="float">
            <text:p>0.58</text:p>
          </table:table-cell>
          <table:table-cell office:value-type="float" office:value="0.660952" calcext:value-type="float">
            <text:p>0.660952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58095" calcext:value-type="float">
            <text:p>0.758095</text:p>
          </table:table-cell>
          <table:table-cell office:value-type="float" office:value="0.94381" calcext:value-type="float">
            <text:p>0.94381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3081" calcext:value-type="float">
            <text:p>0.63081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42" calcext:value-type="float">
            <text:p>0.42</text:p>
          </table:table-cell>
          <table:table-cell office:value-type="float" office:value="0.615238" calcext:value-type="float">
            <text:p>0.615238</text:p>
          </table:table-cell>
          <table:table-cell office:value-type="float" office:value="0.661905" calcext:value-type="float">
            <text:p>0.661905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8571" calcext:value-type="float">
            <text:p>0.668571</text:p>
          </table:table-cell>
          <table:table-cell office:value-type="float" office:value="0.797619" calcext:value-type="float">
            <text:p>0.797619</text:p>
          </table:table-cell>
          <table:table-cell office:value-type="float" office:value="0.94619" calcext:value-type="float">
            <text:p>0.94619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644286" calcext:value-type="float">
            <text:p>0.644286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" calcext:value-type="float">
            <text:p>0.36</text:p>
          </table:table-cell>
          <table:table-cell office:value-type="float" office:value="0.555238" calcext:value-type="float">
            <text:p>0.555238</text:p>
          </table:table-cell>
          <table:table-cell office:value-type="float" office:value="0.646667" calcext:value-type="float">
            <text:p>0.646667</text:p>
          </table:table-cell>
          <table:table-cell office:value-type="float" office:value="0.665714" calcext:value-type="float">
            <text:p>0.665714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69524" calcext:value-type="float">
            <text:p>0.669524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59048" calcext:value-type="float">
            <text:p>0.95904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68952" calcext:value-type="float">
            <text:p>0.668952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60952" calcext:value-type="float">
            <text:p>0.360952</text:p>
          </table:table-cell>
          <table:table-cell office:value-type="float" office:value="0.551429" calcext:value-type="float">
            <text:p>0.551429</text:p>
          </table:table-cell>
          <table:table-cell office:value-type="float" office:value="0.653333" calcext:value-type="float">
            <text:p>0.653333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13333" calcext:value-type="float">
            <text:p>0.713333</text:p>
          </table:table-cell>
          <table:table-cell office:value-type="float" office:value="0.888095" calcext:value-type="float">
            <text:p>0.888095</text:p>
          </table:table-cell>
          <table:table-cell office:value-type="float" office:value="0.958571" calcext:value-type="float">
            <text:p>0.95857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79238" calcext:value-type="float">
            <text:p>0.679238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7619" calcext:value-type="float">
            <text:p>0.337619</text:p>
          </table:table-cell>
          <table:table-cell office:value-type="float" office:value="0.48" calcext:value-type="float">
            <text:p>0.48</text:p>
          </table:table-cell>
          <table:table-cell office:value-type="float" office:value="0.63381" calcext:value-type="float">
            <text:p>0.63381</text:p>
          </table:table-cell>
          <table:table-cell office:value-type="float" office:value="0.66619" calcext:value-type="float">
            <text:p>0.66619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702857" calcext:value-type="float">
            <text:p>0.702857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60952" calcext:value-type="float">
            <text:p>0.96095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67286" calcext:value-type="float">
            <text:p>0.667286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381" calcext:value-type="float">
            <text:p>0.33381</text:p>
          </table:table-cell>
          <table:table-cell office:value-type="float" office:value="0.430952" calcext:value-type="float">
            <text:p>0.430952</text:p>
          </table:table-cell>
          <table:table-cell office:value-type="float" office:value="0.640476" calcext:value-type="float">
            <text:p>0.640476</text:p>
          </table:table-cell>
          <table:table-cell office:value-type="float" office:value="0.66619" calcext:value-type="float">
            <text:p>0.66619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874762" calcext:value-type="float">
            <text:p>0.874762</text:p>
          </table:table-cell>
          <table:table-cell office:value-type="float" office:value="0.959524" calcext:value-type="float">
            <text:p>0.95952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57619" calcext:value-type="float">
            <text:p>0.657619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9048" calcext:value-type="float">
            <text:p>0.339048</text:p>
          </table:table-cell>
          <table:table-cell office:value-type="float" office:value="0.568095" calcext:value-type="float">
            <text:p>0.568095</text:p>
          </table:table-cell>
          <table:table-cell office:value-type="float" office:value="0.66381" calcext:value-type="float">
            <text:p>0.66381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69048" calcext:value-type="float">
            <text:p>0.669048</text:p>
          </table:table-cell>
          <table:table-cell office:value-type="float" office:value="0.884286" calcext:value-type="float">
            <text:p>0.884286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75476" calcext:value-type="float">
            <text:p>0.675476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0952" calcext:value-type="float">
            <text:p>0.340952</text:p>
          </table:table-cell>
          <table:table-cell office:value-type="float" office:value="0.587143" calcext:value-type="float">
            <text:p>0.587143</text:p>
          </table:table-cell>
          <table:table-cell office:value-type="float" office:value="0.662857" calcext:value-type="float">
            <text:p>0.662857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67143" calcext:value-type="float">
            <text:p>0.667143</text:p>
          </table:table-cell>
          <table:table-cell office:value-type="float" office:value="0.821905" calcext:value-type="float">
            <text:p>0.821905</text:p>
          </table:table-cell>
          <table:table-cell office:value-type="float" office:value="0.96" calcext:value-type="float">
            <text:p>0.9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70667" calcext:value-type="float">
            <text:p>0.670667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9524" calcext:value-type="float">
            <text:p>0.349524</text:p>
          </table:table-cell>
          <table:table-cell office:value-type="float" office:value="0.604762" calcext:value-type="float">
            <text:p>0.604762</text:p>
          </table:table-cell>
          <table:table-cell office:value-type="float" office:value="0.664286" calcext:value-type="float">
            <text:p>0.664286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672381" calcext:value-type="float">
            <text:p>0.672381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76714" calcext:value-type="float">
            <text:p>0.676714</text:p>
          </table:table-cell>
          <table:table-cell table:number-columns-repeated="8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34286" calcext:value-type="float">
            <text:p>0.334286</text:p>
          </table:table-cell>
          <table:table-cell office:value-type="float" office:value="0.531429" calcext:value-type="float">
            <text:p>0.531429</text:p>
          </table:table-cell>
          <table:table-cell office:value-type="float" office:value="0.655238" calcext:value-type="float">
            <text:p>0.655238</text:p>
          </table:table-cell>
          <table:table-cell table:number-columns-repeated="4" office:value-type="float" office:value="0.666667" calcext:value-type="float">
            <text:p>0.666667</text:p>
          </table:table-cell>
          <table:table-cell office:value-type="float" office:value="0.711429" calcext:value-type="float">
            <text:p>0.711429</text:p>
          </table:table-cell>
          <table:table-cell office:value-type="float" office:value="0.910476" calcext:value-type="float">
            <text:p>0.910476</text:p>
          </table:table-cell>
          <table:table-cell office:value-type="float" office:value="0.96619" calcext:value-type="float">
            <text:p>0.9661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77571" calcext:value-type="float">
            <text:p>0.677571</text:p>
          </table:table-cell>
          <table:table-cell table:number-columns-repeated="8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44762" calcext:value-type="float">
            <text:p>0.344762</text:p>
          </table:table-cell>
          <table:table-cell office:value-type="float" office:value="0.577143" calcext:value-type="float">
            <text:p>0.577143</text:p>
          </table:table-cell>
          <table:table-cell office:value-type="float" office:value="0.653333" calcext:value-type="float">
            <text:p>0.653333</text:p>
          </table:table-cell>
          <table:table-cell table:number-columns-repeated="3" office:value-type="float" office:value="0.666667" calcext:value-type="float">
            <text:p>0.666667</text:p>
          </table:table-cell>
          <table:table-cell office:value-type="float" office:value="0.672381" calcext:value-type="float">
            <text:p>0.672381</text:p>
          </table:table-cell>
          <table:table-cell office:value-type="float" office:value="0.829524" calcext:value-type="float">
            <text:p>0.829524</text:p>
          </table:table-cell>
          <table:table-cell office:value-type="float" office:value="0.94381" calcext:value-type="float">
            <text:p>0.94381</text:p>
          </table:table-cell>
          <table:table-cell office:value-type="float" office:value="0.968095" calcext:value-type="float">
            <text:p>0.96809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98905" calcext:value-type="float">
            <text:p>0.698905</text:p>
          </table:table-cell>
          <table:table-cell table:number-columns-repeated="8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0619" calcext:value-type="float">
            <text:p>0.40619</text:p>
          </table:table-cell>
          <table:table-cell office:value-type="float" office:value="0.623333" calcext:value-type="float">
            <text:p>0.623333</text:p>
          </table:table-cell>
          <table:table-cell office:value-type="float" office:value="0.662857" calcext:value-type="float">
            <text:p>0.662857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68095" calcext:value-type="float">
            <text:p>0.668095</text:p>
          </table:table-cell>
          <table:table-cell office:value-type="float" office:value="0.759524" calcext:value-type="float">
            <text:p>0.759524</text:p>
          </table:table-cell>
          <table:table-cell office:value-type="float" office:value="0.900476" calcext:value-type="float">
            <text:p>0.900476</text:p>
          </table:table-cell>
          <table:table-cell office:value-type="float" office:value="0.945714" calcext:value-type="float">
            <text:p>0.945714</text:p>
          </table:table-cell>
          <table:table-cell office:value-type="float" office:value="0.968571" calcext:value-type="float">
            <text:p>0.96857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72681" calcext:value-type="float">
            <text:p>0.72681</text:p>
          </table:table-cell>
          <table:table-cell table:number-columns-repeated="8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84762" calcext:value-type="float">
            <text:p>0.384762</text:p>
          </table:table-cell>
          <table:table-cell office:value-type="float" office:value="0.614762" calcext:value-type="float">
            <text:p>0.614762</text:p>
          </table:table-cell>
          <table:table-cell office:value-type="float" office:value="0.659524" calcext:value-type="float">
            <text:p>0.659524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67143" calcext:value-type="float">
            <text:p>0.667143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908095" calcext:value-type="float">
            <text:p>0.908095</text:p>
          </table:table-cell>
          <table:table-cell office:value-type="float" office:value="0.947619" calcext:value-type="float">
            <text:p>0.947619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724381" calcext:value-type="float">
            <text:p>0.724381</text:p>
          </table:table-cell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55238" calcext:value-type="float">
            <text:p>0.355238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660952" calcext:value-type="float">
            <text:p>0.660952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" calcext:value-type="float">
            <text:p>0.7</text:p>
          </table:table-cell>
          <table:table-cell office:value-type="float" office:value="0.844762" calcext:value-type="float">
            <text:p>0.844762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53333" calcext:value-type="float">
            <text:p>0.953333</text:p>
          </table:table-cell>
          <table:table-cell office:value-type="float" office:value="0.965714" calcext:value-type="float">
            <text:p>0.96571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734238" calcext:value-type="float">
            <text:p>0.734238</text:p>
          </table:table-cell>
          <table:table-cell table:number-columns-repeated="8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659048" calcext:value-type="float">
            <text:p>0.659048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697143" calcext:value-type="float">
            <text:p>0.697143</text:p>
          </table:table-cell>
          <table:table-cell office:value-type="float" office:value="0.826667" calcext:value-type="float">
            <text:p>0.826667</text:p>
          </table:table-cell>
          <table:table-cell office:value-type="float" office:value="0.905238" calcext:value-type="float">
            <text:p>0.90523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56667" calcext:value-type="float">
            <text:p>0.956667</text:p>
          </table:table-cell>
          <table:table-cell office:value-type="float" office:value="0.964762" calcext:value-type="float">
            <text:p>0.96476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775238" calcext:value-type="float">
            <text:p>0.775238</text:p>
          </table:table-cell>
          <table:table-cell table:number-columns-repeated="8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37619" calcext:value-type="float">
            <text:p>0.537619</text:p>
          </table:table-cell>
          <table:table-cell office:value-type="float" office:value="0.665714" calcext:value-type="float">
            <text:p>0.66571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755238" calcext:value-type="float">
            <text:p>0.755238</text:p>
          </table:table-cell>
          <table:table-cell office:value-type="float" office:value="0.865238" calcext:value-type="float">
            <text:p>0.865238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59524" calcext:value-type="float">
            <text:p>0.959524</text:p>
          </table:table-cell>
          <table:table-cell office:value-type="float" office:value="0.965238" calcext:value-type="float">
            <text:p>0.96523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795095" calcext:value-type="float">
            <text:p>0.795095</text:p>
          </table:table-cell>
          <table:table-cell table:number-columns-repeated="8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0952" calcext:value-type="float">
            <text:p>0.6109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78095" calcext:value-type="float">
            <text:p>0.678095</text:p>
          </table:table-cell>
          <table:table-cell office:value-type="float" office:value="0.780476" calcext:value-type="float">
            <text:p>0.780476</text:p>
          </table:table-cell>
          <table:table-cell office:value-type="float" office:value="0.867619" calcext:value-type="float">
            <text:p>0.867619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961429" calcext:value-type="float">
            <text:p>0.961429</text:p>
          </table:table-cell>
          <table:table-cell office:value-type="float" office:value="0.964762" calcext:value-type="float">
            <text:p>0.96476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33" calcext:value-type="float">
            <text:p>0.833</text:p>
          </table:table-cell>
          <table:table-cell table:number-columns-repeated="8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2381" calcext:value-type="float">
            <text:p>0.622381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756667" calcext:value-type="float">
            <text:p>0.756667</text:p>
          </table:table-cell>
          <table:table-cell office:value-type="float" office:value="0.850476" calcext:value-type="float">
            <text:p>0.850476</text:p>
          </table:table-cell>
          <table:table-cell office:value-type="float" office:value="0.897619" calcext:value-type="float">
            <text:p>0.897619</text:p>
          </table:table-cell>
          <table:table-cell office:value-type="float" office:value="0.926667" calcext:value-type="float">
            <text:p>0.926667</text:p>
          </table:table-cell>
          <table:table-cell office:value-type="float" office:value="0.93381" calcext:value-type="float">
            <text:p>0.93381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960952" calcext:value-type="float">
            <text:p>0.960952</text:p>
          </table:table-cell>
          <table:table-cell office:value-type="float" office:value="0.965238" calcext:value-type="float">
            <text:p>0.96523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53095" calcext:value-type="float">
            <text:p>0.853095</text:p>
          </table:table-cell>
          <table:table-cell table:number-columns-repeated="8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5714" calcext:value-type="float">
            <text:p>0.615714</text:p>
          </table:table-cell>
          <table:table-cell office:value-type="float" office:value="0.67" calcext:value-type="float">
            <text:p>0.67</text:p>
          </table:table-cell>
          <table:table-cell office:value-type="float" office:value="0.794286" calcext:value-type="float">
            <text:p>0.794286</text:p>
          </table:table-cell>
          <table:table-cell office:value-type="float" office:value="0.854286" calcext:value-type="float">
            <text:p>0.854286</text:p>
          </table:table-cell>
          <table:table-cell office:value-type="float" office:value="0.89381" calcext:value-type="float">
            <text:p>0.89381</text:p>
          </table:table-cell>
          <table:table-cell office:value-type="float" office:value="0.924762" calcext:value-type="float">
            <text:p>0.924762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61429" calcext:value-type="float">
            <text:p>0.961429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56381" calcext:value-type="float">
            <text:p>0.856381</text:p>
          </table:table-cell>
          <table:table-cell table:number-columns-repeated="8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495238" calcext:value-type="float">
            <text:p>0.495238</text:p>
          </table:table-cell>
          <table:table-cell office:value-type="float" office:value="0.63619" calcext:value-type="float">
            <text:p>0.63619</text:p>
          </table:table-cell>
          <table:table-cell office:value-type="float" office:value="0.738571" calcext:value-type="float">
            <text:p>0.738571</text:p>
          </table:table-cell>
          <table:table-cell office:value-type="float" office:value="0.84" calcext:value-type="float">
            <text:p>0.84</text:p>
          </table:table-cell>
          <table:table-cell office:value-type="float" office:value="0.88" calcext:value-type="float">
            <text:p>0.88</text:p>
          </table:table-cell>
          <table:table-cell office:value-type="float" office:value="0.911905" calcext:value-type="float">
            <text:p>0.911905</text:p>
          </table:table-cell>
          <table:table-cell office:value-type="float" office:value="0.931905" calcext:value-type="float">
            <text:p>0.931905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75667" calcext:value-type="float">
            <text:p>0.875667</text:p>
          </table:table-cell>
          <table:table-cell table:number-columns-repeated="8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680476" calcext:value-type="float">
            <text:p>0.680476</text:p>
          </table:table-cell>
          <table:table-cell office:value-type="float" office:value="0.784762" calcext:value-type="float">
            <text:p>0.784762</text:p>
          </table:table-cell>
          <table:table-cell office:value-type="float" office:value="0.84381" calcext:value-type="float">
            <text:p>0.84381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20476" calcext:value-type="float">
            <text:p>0.920476</text:p>
          </table:table-cell>
          <table:table-cell office:value-type="float" office:value="0.935714" calcext:value-type="float">
            <text:p>0.93571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952" calcext:value-type="float">
            <text:p>0.950952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8681" calcext:value-type="float">
            <text:p>0.88681</text:p>
          </table:table-cell>
          <table:table-cell table:number-columns-repeated="8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7381" calcext:value-type="float">
            <text:p>0.67381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860476" calcext:value-type="float">
            <text:p>0.860476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4762" calcext:value-type="float">
            <text:p>0.954762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94667" calcext:value-type="float">
            <text:p>0.894667</text:p>
          </table:table-cell>
          <table:table-cell table:number-columns-repeated="8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762" calcext:value-type="float">
            <text:p>0.714762</text:p>
          </table:table-cell>
          <table:table-cell office:value-type="float" office:value="0.825714" calcext:value-type="float">
            <text:p>0.825714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95714" calcext:value-type="float">
            <text:p>0.895714</text:p>
          </table:table-cell>
          <table:table-cell office:value-type="float" office:value="0.93" calcext:value-type="float">
            <text:p>0.93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98952" calcext:value-type="float">
            <text:p>0.898952</text:p>
          </table:table-cell>
          <table:table-cell table:number-columns-repeated="8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07619" calcext:value-type="float">
            <text:p>0.707619</text:p>
          </table:table-cell>
          <table:table-cell office:value-type="float" office:value="0.815714" calcext:value-type="float">
            <text:p>0.815714</text:p>
          </table:table-cell>
          <table:table-cell office:value-type="float" office:value="0.859048" calcext:value-type="float">
            <text:p>0.859048</text:p>
          </table:table-cell>
          <table:table-cell office:value-type="float" office:value="0.887619" calcext:value-type="float">
            <text:p>0.887619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5238" calcext:value-type="float">
            <text:p>0.945238</text:p>
          </table:table-cell>
          <table:table-cell office:value-type="float" office:value="0.957619" calcext:value-type="float">
            <text:p>0.957619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891905" calcext:value-type="float">
            <text:p>0.891905</text:p>
          </table:table-cell>
          <table:table-cell table:number-columns-repeated="8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81429" calcext:value-type="float">
            <text:p>0.681429</text:p>
          </table:table-cell>
          <table:table-cell office:value-type="float" office:value="0.814762" calcext:value-type="float">
            <text:p>0.814762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35238" calcext:value-type="float">
            <text:p>0.93523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4286" calcext:value-type="float">
            <text:p>0.95428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888143" calcext:value-type="float">
            <text:p>0.888143</text:p>
          </table:table-cell>
          <table:table-cell table:number-columns-repeated="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722381" calcext:value-type="float">
            <text:p>0.722381</text:p>
          </table:table-cell>
          <table:table-cell office:value-type="float" office:value="0.839048" calcext:value-type="float">
            <text:p>0.839048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889524" calcext:value-type="float">
            <text:p>0.889524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5714" calcext:value-type="float">
            <text:p>0.93571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905" calcext:value-type="float">
            <text:p>0.95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95952" calcext:value-type="float">
            <text:p>0.895952</text:p>
          </table:table-cell>
          <table:table-cell table:number-columns-repeated="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710952" calcext:value-type="float">
            <text:p>0.710952</text:p>
          </table:table-cell>
          <table:table-cell office:value-type="float" office:value="0.803333" calcext:value-type="float">
            <text:p>0.803333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79524" calcext:value-type="float">
            <text:p>0.879524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34286" calcext:value-type="float">
            <text:p>0.934286</text:p>
          </table:table-cell>
          <table:table-cell office:value-type="float" office:value="0.94381" calcext:value-type="float">
            <text:p>0.94381</text:p>
          </table:table-cell>
          <table:table-cell office:value-type="float" office:value="0.95381" calcext:value-type="float">
            <text:p>0.95381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86" calcext:value-type="float">
            <text:p>0.886</text:p>
          </table:table-cell>
          <table:table-cell table:number-columns-repeated="8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717143" calcext:value-type="float">
            <text:p>0.717143</text:p>
          </table:table-cell>
          <table:table-cell office:value-type="float" office:value="0.807619" calcext:value-type="float">
            <text:p>0.807619</text:p>
          </table:table-cell>
          <table:table-cell office:value-type="float" office:value="0.850952" calcext:value-type="float">
            <text:p>0.850952</text:p>
          </table:table-cell>
          <table:table-cell office:value-type="float" office:value="0.87381" calcext:value-type="float">
            <text:p>0.87381</text:p>
          </table:table-cell>
          <table:table-cell office:value-type="float" office:value="0.89619" calcext:value-type="float">
            <text:p>0.8961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8095" calcext:value-type="float">
            <text:p>0.928095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0.949524" calcext:value-type="float">
            <text:p>0.949524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884" calcext:value-type="float">
            <text:p>0.884</text:p>
          </table:table-cell>
          <table:table-cell table:number-columns-repeated="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6" calcext:value-type="float">
            <text:p>0.6</text:p>
          </table:table-cell>
          <table:table-cell office:value-type="float" office:value="0.730952" calcext:value-type="float">
            <text:p>0.730952</text:p>
          </table:table-cell>
          <table:table-cell office:value-type="float" office:value="0.810476" calcext:value-type="float">
            <text:p>0.810476</text:p>
          </table:table-cell>
          <table:table-cell office:value-type="float" office:value="0.851429" calcext:value-type="float">
            <text:p>0.851429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12381" calcext:value-type="float">
            <text:p>0.912381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85" calcext:value-type="float">
            <text:p>0.885</text:p>
          </table:table-cell>
          <table:table-cell table:number-columns-repeated="8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707619" calcext:value-type="float">
            <text:p>0.707619</text:p>
          </table:table-cell>
          <table:table-cell office:value-type="float" office:value="0.800476" calcext:value-type="float">
            <text:p>0.800476</text:p>
          </table:table-cell>
          <table:table-cell office:value-type="float" office:value="0.845238" calcext:value-type="float">
            <text:p>0.845238</text:p>
          </table:table-cell>
          <table:table-cell office:value-type="float" office:value="0.872381" calcext:value-type="float">
            <text:p>0.872381</text:p>
          </table:table-cell>
          <table:table-cell office:value-type="float" office:value="0.89" calcext:value-type="float">
            <text:p>0.89</text:p>
          </table:table-cell>
          <table:table-cell office:value-type="float" office:value="0.911905" calcext:value-type="float">
            <text:p>0.911905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5" calcext:value-type="float">
            <text:p>0.9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80571" calcext:value-type="float">
            <text:p>0.880571</text:p>
          </table:table-cell>
          <table:table-cell table:number-columns-repeated="8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32381" calcext:value-type="float">
            <text:p>0.732381</text:p>
          </table:table-cell>
          <table:table-cell office:value-type="float" office:value="0.83" calcext:value-type="float">
            <text:p>0.83</text:p>
          </table:table-cell>
          <table:table-cell office:value-type="float" office:value="0.858571" calcext:value-type="float">
            <text:p>0.8585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11429" calcext:value-type="float">
            <text:p>0.911429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58095" calcext:value-type="float">
            <text:p>0.958095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94952" calcext:value-type="float">
            <text:p>0.894952</text:p>
          </table:table-cell>
          <table:table-cell table:number-columns-repeated="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695714" calcext:value-type="float">
            <text:p>0.695714</text:p>
          </table:table-cell>
          <table:table-cell office:value-type="float" office:value="0.816667" calcext:value-type="float">
            <text:p>0.816667</text:p>
          </table:table-cell>
          <table:table-cell office:value-type="float" office:value="0.859048" calcext:value-type="float">
            <text:p>0.859048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27143" calcext:value-type="float">
            <text:p>0.927143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4286" calcext:value-type="float">
            <text:p>0.954286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88905" calcext:value-type="float">
            <text:p>0.888905</text:p>
          </table:table-cell>
          <table:table-cell table:number-columns-repeated="8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419048" calcext:value-type="float">
            <text:p>0.419048</text:p>
          </table:table-cell>
          <table:table-cell office:value-type="float" office:value="0.672381" calcext:value-type="float">
            <text:p>0.672381</text:p>
          </table:table-cell>
          <table:table-cell office:value-type="float" office:value="0.818571" calcext:value-type="float">
            <text:p>0.818571</text:p>
          </table:table-cell>
          <table:table-cell office:value-type="float" office:value="0.855238" calcext:value-type="float">
            <text:p>0.855238</text:p>
          </table:table-cell>
          <table:table-cell office:value-type="float" office:value="0.877619" calcext:value-type="float">
            <text:p>0.877619</text:p>
          </table:table-cell>
          <table:table-cell office:value-type="float" office:value="0.90381" calcext:value-type="float">
            <text:p>0.90381</text:p>
          </table:table-cell>
          <table:table-cell office:value-type="float" office:value="0.920476" calcext:value-type="float">
            <text:p>0.92047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83667" calcext:value-type="float">
            <text:p>0.883667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719524" calcext:value-type="float">
            <text:p>0.719524</text:p>
          </table:table-cell>
          <table:table-cell office:value-type="float" office:value="0.830952" calcext:value-type="float">
            <text:p>0.830952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78095" calcext:value-type="float">
            <text:p>0.878095</text:p>
          </table:table-cell>
          <table:table-cell office:value-type="float" office:value="0.899048" calcext:value-type="float">
            <text:p>0.899048</text:p>
          </table:table-cell>
          <table:table-cell office:value-type="float" office:value="0.92" calcext:value-type="float">
            <text:p>0.9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619" calcext:value-type="float">
            <text:p>0.947619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8981" calcext:value-type="float">
            <text:p>0.88981</text:p>
          </table:table-cell>
          <table:table-cell table:number-columns-repeated="8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767143" calcext:value-type="float">
            <text:p>0.767143</text:p>
          </table:table-cell>
          <table:table-cell office:value-type="float" office:value="0.839524" calcext:value-type="float">
            <text:p>0.839524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96333" calcext:value-type="float">
            <text:p>0.896333</text:p>
          </table:table-cell>
          <table:table-cell table:number-columns-repeated="8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6381" calcext:value-type="float">
            <text:p>0.76381</text:p>
          </table:table-cell>
          <table:table-cell office:value-type="float" office:value="0.832381" calcext:value-type="float">
            <text:p>0.832381</text:p>
          </table:table-cell>
          <table:table-cell office:value-type="float" office:value="0.86381" calcext:value-type="float">
            <text:p>0.86381</text:p>
          </table:table-cell>
          <table:table-cell office:value-type="float" office:value="0.880952" calcext:value-type="float">
            <text:p>0.880952</text:p>
          </table:table-cell>
          <table:table-cell office:value-type="float" office:value="0.899048" calcext:value-type="float">
            <text:p>0.899048</text:p>
          </table:table-cell>
          <table:table-cell office:value-type="float" office:value="0.921905" calcext:value-type="float">
            <text:p>0.92190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429" calcext:value-type="float">
            <text:p>0.941429</text:p>
          </table:table-cell>
          <table:table-cell office:value-type="float" office:value="0.952857" calcext:value-type="float">
            <text:p>0.952857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95238" calcext:value-type="float">
            <text:p>0.895238</text:p>
          </table:table-cell>
          <table:table-cell table:number-columns-repeated="8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81429" calcext:value-type="float">
            <text:p>0.781429</text:p>
          </table:table-cell>
          <table:table-cell office:value-type="float" office:value="0.844286" calcext:value-type="float">
            <text:p>0.844286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897619" calcext:value-type="float">
            <text:p>0.897619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429" calcext:value-type="float">
            <text:p>0.941429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9524" calcext:value-type="float">
            <text:p>0.959524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06714" calcext:value-type="float">
            <text:p>0.906714</text:p>
          </table:table-cell>
          <table:table-cell table:number-columns-repeated="8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832857" calcext:value-type="float">
            <text:p>0.832857</text:p>
          </table:table-cell>
          <table:table-cell office:value-type="float" office:value="0.865714" calcext:value-type="float">
            <text:p>0.865714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32857" calcext:value-type="float">
            <text:p>0.932857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5238" calcext:value-type="float">
            <text:p>0.945238</text:p>
          </table:table-cell>
          <table:table-cell office:value-type="float" office:value="0.959524" calcext:value-type="float">
            <text:p>0.959524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91524" calcext:value-type="float">
            <text:p>0.891524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84619" calcext:value-type="float">
            <text:p>0.84619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381" calcext:value-type="float">
            <text:p>0.9438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896286" calcext:value-type="float">
            <text:p>0.896286</text:p>
          </table:table-cell>
          <table:table-cell table:number-columns-repeated="8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504762" calcext:value-type="float">
            <text:p>0.504762</text:p>
          </table:table-cell>
          <table:table-cell office:value-type="float" office:value="0.753333" calcext:value-type="float">
            <text:p>0.753333</text:p>
          </table:table-cell>
          <table:table-cell office:value-type="float" office:value="0.860952" calcext:value-type="float">
            <text:p>0.860952</text:p>
          </table:table-cell>
          <table:table-cell office:value-type="float" office:value="0.889048" calcext:value-type="float">
            <text:p>0.889048</text:p>
          </table:table-cell>
          <table:table-cell office:value-type="float" office:value="0.91619" calcext:value-type="float">
            <text:p>0.91619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10857" calcext:value-type="float">
            <text:p>0.910857</text:p>
          </table:table-cell>
          <table:table-cell table:number-columns-repeated="8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731429" calcext:value-type="float">
            <text:p>0.731429</text:p>
          </table:table-cell>
          <table:table-cell office:value-type="float" office:value="0.845238" calcext:value-type="float">
            <text:p>0.845238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911429" calcext:value-type="float">
            <text:p>0.911429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3619" calcext:value-type="float">
            <text:p>0.93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8571" calcext:value-type="float">
            <text:p>0.958571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04619" calcext:value-type="float">
            <text:p>0.904619</text:p>
          </table:table-cell>
          <table:table-cell table:number-columns-repeated="8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76667" calcext:value-type="float">
            <text:p>0.776667</text:p>
          </table:table-cell>
          <table:table-cell office:value-type="float" office:value="0.85619" calcext:value-type="float">
            <text:p>0.85619</text:p>
          </table:table-cell>
          <table:table-cell office:value-type="float" office:value="0.88" calcext:value-type="float">
            <text:p>0.88</text:p>
          </table:table-cell>
          <table:table-cell office:value-type="float" office:value="0.907143" calcext:value-type="float">
            <text:p>0.907143</text:p>
          </table:table-cell>
          <table:table-cell office:value-type="float" office:value="0.927143" calcext:value-type="float">
            <text:p>0.92714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619" calcext:value-type="float">
            <text:p>0.94619</text:p>
          </table:table-cell>
          <table:table-cell office:value-type="float" office:value="0.958571" calcext:value-type="float">
            <text:p>0.958571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08714" calcext:value-type="float">
            <text:p>0.908714</text:p>
          </table:table-cell>
          <table:table-cell table:number-columns-repeated="8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419048" calcext:value-type="float">
            <text:p>0.419048</text:p>
          </table:table-cell>
          <table:table-cell office:value-type="float" office:value="0.78381" calcext:value-type="float">
            <text:p>0.78381</text:p>
          </table:table-cell>
          <table:table-cell office:value-type="float" office:value="0.882381" calcext:value-type="float">
            <text:p>0.882381</text:p>
          </table:table-cell>
          <table:table-cell office:value-type="float" office:value="0.90619" calcext:value-type="float">
            <text:p>0.90619</text:p>
          </table:table-cell>
          <table:table-cell office:value-type="float" office:value="0.92" calcext:value-type="float">
            <text:p>0.92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381" calcext:value-type="float">
            <text:p>0.942381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9048" calcext:value-type="float">
            <text:p>0.959048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16952" calcext:value-type="float">
            <text:p>0.916952</text:p>
          </table:table-cell>
          <table:table-cell table:number-columns-repeated="8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744286" calcext:value-type="float">
            <text:p>0.744286</text:p>
          </table:table-cell>
          <table:table-cell office:value-type="float" office:value="0.862857" calcext:value-type="float">
            <text:p>0.862857</text:p>
          </table:table-cell>
          <table:table-cell office:value-type="float" office:value="0.894762" calcext:value-type="float">
            <text:p>0.89476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27143" calcext:value-type="float">
            <text:p>0.92714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5238" calcext:value-type="float">
            <text:p>0.945238</text:p>
          </table:table-cell>
          <table:table-cell office:value-type="float" office:value="0.954762" calcext:value-type="float">
            <text:p>0.954762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07857" calcext:value-type="float">
            <text:p>0.907857</text:p>
          </table:table-cell>
          <table:table-cell table:number-columns-repeated="8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44286" calcext:value-type="float">
            <text:p>0.744286</text:p>
          </table:table-cell>
          <table:table-cell office:value-type="float" office:value="0.839048" calcext:value-type="float">
            <text:p>0.839048</text:p>
          </table:table-cell>
          <table:table-cell office:value-type="float" office:value="0.89619" calcext:value-type="float">
            <text:p>0.89619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32857" calcext:value-type="float">
            <text:p>0.932857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619" calcext:value-type="float">
            <text:p>0.947619</text:p>
          </table:table-cell>
          <table:table-cell office:value-type="float" office:value="0.95619" calcext:value-type="float">
            <text:p>0.95619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07762" calcext:value-type="float">
            <text:p>0.907762</text:p>
          </table:table-cell>
          <table:table-cell table:number-columns-repeated="8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50476" calcext:value-type="float">
            <text:p>0.750476</text:p>
          </table:table-cell>
          <table:table-cell office:value-type="float" office:value="0.860476" calcext:value-type="float">
            <text:p>0.860476</text:p>
          </table:table-cell>
          <table:table-cell office:value-type="float" office:value="0.889524" calcext:value-type="float">
            <text:p>0.889524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905" calcext:value-type="float">
            <text:p>0.951905</text:p>
          </table:table-cell>
          <table:table-cell office:value-type="float" office:value="0.959524" calcext:value-type="float">
            <text:p>0.959524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11" calcext:value-type="float">
            <text:p>0.911</text:p>
          </table:table-cell>
          <table:table-cell table:number-columns-repeated="8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750476" calcext:value-type="float">
            <text:p>0.750476</text:p>
          </table:table-cell>
          <table:table-cell office:value-type="float" office:value="0.854286" calcext:value-type="float">
            <text:p>0.854286</text:p>
          </table:table-cell>
          <table:table-cell office:value-type="float" office:value="0.881429" calcext:value-type="float">
            <text:p>0.881429</text:p>
          </table:table-cell>
          <table:table-cell office:value-type="float" office:value="0.90381" calcext:value-type="float">
            <text:p>0.90381</text:p>
          </table:table-cell>
          <table:table-cell office:value-type="float" office:value="0.93" calcext:value-type="float">
            <text:p>0.93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048" calcext:value-type="float">
            <text:p>0.949048</text:p>
          </table:table-cell>
          <table:table-cell office:value-type="float" office:value="0.959524" calcext:value-type="float">
            <text:p>0.959524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07048" calcext:value-type="float">
            <text:p>0.907048</text:p>
          </table:table-cell>
          <table:table-cell table:number-columns-repeated="8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91429" calcext:value-type="float">
            <text:p>0.791429</text:p>
          </table:table-cell>
          <table:table-cell office:value-type="float" office:value="0.852381" calcext:value-type="float">
            <text:p>0.852381</text:p>
          </table:table-cell>
          <table:table-cell office:value-type="float" office:value="0.88" calcext:value-type="float">
            <text:p>0.88</text:p>
          </table:table-cell>
          <table:table-cell office:value-type="float" office:value="0.912857" calcext:value-type="float">
            <text:p>0.912857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957143" calcext:value-type="float">
            <text:p>0.957143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11619" calcext:value-type="float">
            <text:p>0.911619</text:p>
          </table:table-cell>
          <table:table-cell table:number-columns-repeated="8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775238" calcext:value-type="float">
            <text:p>0.775238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88571" calcext:value-type="float">
            <text:p>0.888571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048" calcext:value-type="float">
            <text:p>0.949048</text:p>
          </table:table-cell>
          <table:table-cell office:value-type="float" office:value="0.958095" calcext:value-type="float">
            <text:p>0.95809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13381" calcext:value-type="float">
            <text:p>0.913381</text:p>
          </table:table-cell>
          <table:table-cell table:number-columns-repeated="8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787619" calcext:value-type="float">
            <text:p>0.787619</text:p>
          </table:table-cell>
          <table:table-cell office:value-type="float" office:value="0.868571" calcext:value-type="float">
            <text:p>0.868571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3" calcext:value-type="float">
            <text:p>0.9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52381" calcext:value-type="float">
            <text:p>0.952381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18524" calcext:value-type="float">
            <text:p>0.918524</text:p>
          </table:table-cell>
          <table:table-cell table:number-columns-repeated="8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19048" calcext:value-type="float">
            <text:p>0.419048</text:p>
          </table:table-cell>
          <table:table-cell office:value-type="float" office:value="0.775238" calcext:value-type="float">
            <text:p>0.775238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12381" calcext:value-type="float">
            <text:p>0.912381</text:p>
          </table:table-cell>
          <table:table-cell office:value-type="float" office:value="0.931905" calcext:value-type="float">
            <text:p>0.931905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3333" calcext:value-type="float">
            <text:p>0.953333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019" calcext:value-type="float">
            <text:p>0.92019</text:p>
          </table:table-cell>
          <table:table-cell table:number-columns-repeated="8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78571" calcext:value-type="float">
            <text:p>0.778571</text:p>
          </table:table-cell>
          <table:table-cell office:value-type="float" office:value="0.881429" calcext:value-type="float">
            <text:p>0.881429</text:p>
          </table:table-cell>
          <table:table-cell office:value-type="float" office:value="0.911905" calcext:value-type="float">
            <text:p>0.911905</text:p>
          </table:table-cell>
          <table:table-cell office:value-type="float" office:value="0.931905" calcext:value-type="float">
            <text:p>0.931905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5714" calcext:value-type="float">
            <text:p>0.955714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1286" calcext:value-type="float">
            <text:p>0.921286</text:p>
          </table:table-cell>
          <table:table-cell table:number-columns-repeated="8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759524" calcext:value-type="float">
            <text:p>0.759524</text:p>
          </table:table-cell>
          <table:table-cell office:value-type="float" office:value="0.872381" calcext:value-type="float">
            <text:p>0.872381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15048" calcext:value-type="float">
            <text:p>0.915048</text:p>
          </table:table-cell>
          <table:table-cell table:number-columns-repeated="8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38095" calcext:value-type="float">
            <text:p>0.638095</text:p>
          </table:table-cell>
          <table:table-cell office:value-type="float" office:value="0.779048" calcext:value-type="float">
            <text:p>0.779048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01905" calcext:value-type="float">
            <text:p>0.901905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957619" calcext:value-type="float">
            <text:p>0.957619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15714" calcext:value-type="float">
            <text:p>0.915714</text:p>
          </table:table-cell>
          <table:table-cell table:number-columns-repeated="8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700952" calcext:value-type="float">
            <text:p>0.700952</text:p>
          </table:table-cell>
          <table:table-cell office:value-type="float" office:value="0.874762" calcext:value-type="float">
            <text:p>0.874762</text:p>
          </table:table-cell>
          <table:table-cell office:value-type="float" office:value="0.906667" calcext:value-type="float">
            <text:p>0.906667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429" calcext:value-type="float">
            <text:p>0.951429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10429" calcext:value-type="float">
            <text:p>0.910429</text:p>
          </table:table-cell>
          <table:table-cell table:number-columns-repeated="8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7" calcext:value-type="float">
            <text:p>0.77</text:p>
          </table:table-cell>
          <table:table-cell office:value-type="float" office:value="0.872857" calcext:value-type="float">
            <text:p>0.872857</text:p>
          </table:table-cell>
          <table:table-cell office:value-type="float" office:value="0.90619" calcext:value-type="float">
            <text:p>0.90619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381" calcext:value-type="float">
            <text:p>0.94238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3333" calcext:value-type="float">
            <text:p>0.953333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17571" calcext:value-type="float">
            <text:p>0.917571</text:p>
          </table:table-cell>
          <table:table-cell table:number-columns-repeated="8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02381" calcext:value-type="float">
            <text:p>0.802381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429" calcext:value-type="float">
            <text:p>0.94142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95619" calcext:value-type="float">
            <text:p>0.95619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7" calcext:value-type="float">
            <text:p>0.927</text:p>
          </table:table-cell>
          <table:table-cell table:number-columns-repeated="8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850952" calcext:value-type="float">
            <text:p>0.850952</text:p>
          </table:table-cell>
          <table:table-cell office:value-type="float" office:value="0.914762" calcext:value-type="float">
            <text:p>0.914762</text:p>
          </table:table-cell>
          <table:table-cell table:number-columns-repeated="2" office:value-type="float" office:value="0.933333" calcext:value-type="float">
            <text:p>0.933333</text:p>
          </table:table-cell>
          <table:table-cell office:value-type="float" office:value="0.942381" calcext:value-type="float">
            <text:p>0.94238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5714" calcext:value-type="float">
            <text:p>0.955714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4857" calcext:value-type="float">
            <text:p>0.934857</text:p>
          </table:table-cell>
          <table:table-cell table:number-columns-repeated="8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1381" calcext:value-type="float">
            <text:p>0.81381</text:p>
          </table:table-cell>
          <table:table-cell office:value-type="float" office:value="0.895714" calcext:value-type="float">
            <text:p>0.895714</text:p>
          </table:table-cell>
          <table:table-cell office:value-type="float" office:value="0.929048" calcext:value-type="float">
            <text:p>0.92904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955238" calcext:value-type="float">
            <text:p>0.955238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8143" calcext:value-type="float">
            <text:p>0.928143</text:p>
          </table:table-cell>
          <table:table-cell table:number-columns-repeated="8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58095" calcext:value-type="float">
            <text:p>0.858095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429" calcext:value-type="float">
            <text:p>0.94142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952857" calcext:value-type="float">
            <text:p>0.95285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9" calcext:value-type="float">
            <text:p>0.939</text:p>
          </table:table-cell>
          <table:table-cell table:number-columns-repeated="8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8" calcext:value-type="float">
            <text:p>0.8</text:p>
          </table:table-cell>
          <table:table-cell office:value-type="float" office:value="0.870476" calcext:value-type="float">
            <text:p>0.870476</text:p>
          </table:table-cell>
          <table:table-cell office:value-type="float" office:value="0.927143" calcext:value-type="float">
            <text:p>0.92714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9952" calcext:value-type="float">
            <text:p>0.939952</text:p>
          </table:table-cell>
          <table:table-cell table:number-columns-repeated="8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830952" calcext:value-type="float">
            <text:p>0.830952</text:p>
          </table:table-cell>
          <table:table-cell office:value-type="float" office:value="0.919048" calcext:value-type="float">
            <text:p>0.91904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56667" calcext:value-type="float">
            <text:p>0.95666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6048" calcext:value-type="float">
            <text:p>0.936048</text:p>
          </table:table-cell>
          <table:table-cell table:number-columns-repeated="8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19" calcext:value-type="float">
            <text:p>0.94619</text:p>
          </table:table-cell>
          <table:table-cell office:value-type="float" office:value="0.955714" calcext:value-type="float">
            <text:p>0.955714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3714" calcext:value-type="float">
            <text:p>0.933714</text:p>
          </table:table-cell>
          <table:table-cell table:number-columns-repeated="8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4381" calcext:value-type="float">
            <text:p>0.84381</text:p>
          </table:table-cell>
          <table:table-cell office:value-type="float" office:value="0.91" calcext:value-type="float">
            <text:p>0.9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4286" calcext:value-type="float">
            <text:p>0.95428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6095" calcext:value-type="float">
            <text:p>0.936095</text:p>
          </table:table-cell>
          <table:table-cell table:number-columns-repeated="8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25238" calcext:value-type="float">
            <text:p>0.925238</text:p>
          </table:table-cell>
          <table:table-cell office:value-type="float" office:value="0.937619" calcext:value-type="float">
            <text:p>0.937619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58571" calcext:value-type="float">
            <text:p>0.95857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9048" calcext:value-type="float">
            <text:p>0.939048</text:p>
          </table:table-cell>
          <table:table-cell table:number-columns-repeated="8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752381" calcext:value-type="float">
            <text:p>0.752381</text:p>
          </table:table-cell>
          <table:table-cell office:value-type="float" office:value="0.859524" calcext:value-type="float">
            <text:p>0.859524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381" calcext:value-type="float">
            <text:p>0.94238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4762" calcext:value-type="float">
            <text:p>0.954762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8476" calcext:value-type="float">
            <text:p>0.938476</text:p>
          </table:table-cell>
          <table:table-cell table:number-columns-repeated="8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5" calcext:value-type="float">
            <text:p>0.85</text:p>
          </table:table-cell>
          <table:table-cell office:value-type="float" office:value="0.925238" calcext:value-type="float">
            <text:p>0.925238</text:p>
          </table:table-cell>
          <table:table-cell office:value-type="float" office:value="0.934286" calcext:value-type="float">
            <text:p>0.934286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3333" calcext:value-type="float">
            <text:p>0.953333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8381" calcext:value-type="float">
            <text:p>0.938381</text:p>
          </table:table-cell>
          <table:table-cell table:number-columns-repeated="8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870476" calcext:value-type="float">
            <text:p>0.870476</text:p>
          </table:table-cell>
          <table:table-cell office:value-type="float" office:value="0.926667" calcext:value-type="float">
            <text:p>0.926667</text:p>
          </table:table-cell>
          <table:table-cell office:value-type="float" office:value="0.939048" calcext:value-type="float">
            <text:p>0.939048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51905" calcext:value-type="float">
            <text:p>0.951905</text:p>
          </table:table-cell>
          <table:table-cell office:value-type="float" office:value="0.954762" calcext:value-type="float">
            <text:p>0.954762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1524" calcext:value-type="float">
            <text:p>0.941524</text:p>
          </table:table-cell>
          <table:table-cell table:number-columns-repeated="8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859048" calcext:value-type="float">
            <text:p>0.859048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1476" calcext:value-type="float">
            <text:p>0.941476</text:p>
          </table:table-cell>
          <table:table-cell table:number-columns-repeated="8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752381" calcext:value-type="float">
            <text:p>0.752381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2857" calcext:value-type="float">
            <text:p>0.952857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4286" calcext:value-type="float">
            <text:p>0.96428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3143" calcext:value-type="float">
            <text:p>0.943143</text:p>
          </table:table-cell>
          <table:table-cell table:number-columns-repeated="8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854286" calcext:value-type="float">
            <text:p>0.854286</text:p>
          </table:table-cell>
          <table:table-cell office:value-type="float" office:value="0.929048" calcext:value-type="float">
            <text:p>0.929048</text:p>
          </table:table-cell>
          <table:table-cell office:value-type="float" office:value="0.935238" calcext:value-type="float">
            <text:p>0.93523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5714" calcext:value-type="float">
            <text:p>0.94571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0381" calcext:value-type="float">
            <text:p>0.940381</text:p>
          </table:table-cell>
          <table:table-cell table:number-columns-repeated="8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5714" calcext:value-type="float">
            <text:p>0.915714</text:p>
          </table:table-cell>
          <table:table-cell office:value-type="float" office:value="0.931905" calcext:value-type="float">
            <text:p>0.931905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6048" calcext:value-type="float">
            <text:p>0.936048</text:p>
          </table:table-cell>
          <table:table-cell table:number-columns-repeated="8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29048" calcext:value-type="float">
            <text:p>0.829048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4333" calcext:value-type="float">
            <text:p>0.934333</text:p>
          </table:table-cell>
          <table:table-cell table:number-columns-repeated="8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5381" calcext:value-type="float">
            <text:p>0.75381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2857" calcext:value-type="float">
            <text:p>0.95285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26571" calcext:value-type="float">
            <text:p>0.926571</text:p>
          </table:table-cell>
          <table:table-cell table:number-columns-repeated="8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30952" calcext:value-type="float">
            <text:p>0.730952</text:p>
          </table:table-cell>
          <table:table-cell office:value-type="float" office:value="0.915238" calcext:value-type="float">
            <text:p>0.91523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953333" calcext:value-type="float">
            <text:p>0.953333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2481" calcext:value-type="float">
            <text:p>0.92481</text:p>
          </table:table-cell>
          <table:table-cell table:number-columns-repeated="8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97143" calcext:value-type="float">
            <text:p>0.797143</text:p>
          </table:table-cell>
          <table:table-cell office:value-type="float" office:value="0.92619" calcext:value-type="float">
            <text:p>0.926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381" calcext:value-type="float">
            <text:p>0.94381</text:p>
          </table:table-cell>
          <table:table-cell office:value-type="float" office:value="0.952381" calcext:value-type="float">
            <text:p>0.95238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2286" calcext:value-type="float">
            <text:p>0.932286</text:p>
          </table:table-cell>
          <table:table-cell table:number-columns-repeated="8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838095" calcext:value-type="float">
            <text:p>0.838095</text:p>
          </table:table-cell>
          <table:table-cell office:value-type="float" office:value="0.89" calcext:value-type="float">
            <text:p>0.89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6667" calcext:value-type="float">
            <text:p>0.95666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2571" calcext:value-type="float">
            <text:p>0.942571</text:p>
          </table:table-cell>
          <table:table-cell table:number-columns-repeated="8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6619" calcext:value-type="float">
            <text:p>0.86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8571" calcext:value-type="float">
            <text:p>0.95857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981" calcext:value-type="float">
            <text:p>0.93981</text:p>
          </table:table-cell>
          <table:table-cell table:number-columns-repeated="8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5381" calcext:value-type="float">
            <text:p>0.85381</text:p>
          </table:table-cell>
          <table:table-cell office:value-type="float" office:value="0.926667" calcext:value-type="float">
            <text:p>0.926667</text:p>
          </table:table-cell>
          <table:table-cell office:value-type="float" office:value="0.93381" calcext:value-type="float">
            <text:p>0.9338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5238" calcext:value-type="float">
            <text:p>0.94523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0095" calcext:value-type="float">
            <text:p>0.940095</text:p>
          </table:table-cell>
          <table:table-cell table:number-columns-repeated="8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0952" calcext:value-type="float">
            <text:p>0.940952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84286" calcext:value-type="float">
            <text:p>0.884286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2857" calcext:value-type="float">
            <text:p>0.932857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1762" calcext:value-type="float">
            <text:p>0.941762</text:p>
          </table:table-cell>
          <table:table-cell table:number-columns-repeated="8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89" calcext:value-type="float">
            <text:p>0.89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3095" calcext:value-type="float">
            <text:p>0.943095</text:p>
          </table:table-cell>
          <table:table-cell table:number-columns-repeated="8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5619" calcext:value-type="float">
            <text:p>0.95619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1381" calcext:value-type="float">
            <text:p>0.941381</text:p>
          </table:table-cell>
          <table:table-cell table:number-columns-repeated="8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77619" calcext:value-type="float">
            <text:p>0.877619</text:p>
          </table:table-cell>
          <table:table-cell office:value-type="float" office:value="0.928095" calcext:value-type="float">
            <text:p>0.92809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381" calcext:value-type="float">
            <text:p>0.942381</text:p>
          </table:table-cell>
          <table:table-cell office:value-type="float" office:value="0.947619" calcext:value-type="float">
            <text:p>0.947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2619" calcext:value-type="float">
            <text:p>0.942619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838095" calcext:value-type="float">
            <text:p>0.838095</text:p>
          </table:table-cell>
          <table:table-cell office:value-type="float" office:value="0.888095" calcext:value-type="float">
            <text:p>0.888095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4762" calcext:value-type="float">
            <text:p>0.93476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4429" calcext:value-type="float">
            <text:p>0.944429</text:p>
          </table:table-cell>
          <table:table-cell table:number-columns-repeated="8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3" calcext:value-type="float">
            <text:p>0.9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619" calcext:value-type="float">
            <text:p>0.9561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2857" calcext:value-type="float">
            <text:p>0.942857</text:p>
          </table:table-cell>
          <table:table-cell table:number-columns-repeated="8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64286" calcext:value-type="float">
            <text:p>0.864286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381" calcext:value-type="float">
            <text:p>0.95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9857" calcext:value-type="float">
            <text:p>0.939857</text:p>
          </table:table-cell>
          <table:table-cell table:number-columns-repeated="8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381" calcext:value-type="float">
            <text:p>0.83381</text:p>
          </table:table-cell>
          <table:table-cell office:value-type="float" office:value="0.926667" calcext:value-type="float">
            <text:p>0.926667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619" calcext:value-type="float">
            <text:p>0.947619</text:p>
          </table:table-cell>
          <table:table-cell office:value-type="float" office:value="0.955238" calcext:value-type="float">
            <text:p>0.955238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619" calcext:value-type="float">
            <text:p>0.93619</text:p>
          </table:table-cell>
          <table:table-cell table:number-columns-repeated="8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9048" calcext:value-type="float">
            <text:p>0.889048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4286" calcext:value-type="float">
            <text:p>0.95428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2667" calcext:value-type="float">
            <text:p>0.942667</text:p>
          </table:table-cell>
          <table:table-cell table:number-columns-repeated="8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870476" calcext:value-type="float">
            <text:p>0.870476</text:p>
          </table:table-cell>
          <table:table-cell office:value-type="float" office:value="0.93" calcext:value-type="float">
            <text:p>0.9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1429" calcext:value-type="float">
            <text:p>0.94142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048" calcext:value-type="float">
            <text:p>0.949048</text:p>
          </table:table-cell>
          <table:table-cell office:value-type="float" office:value="0.954762" calcext:value-type="float">
            <text:p>0.954762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081" calcext:value-type="float">
            <text:p>0.94081</text:p>
          </table:table-cell>
          <table:table-cell table:number-columns-repeated="8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99524" calcext:value-type="float">
            <text:p>0.899524</text:p>
          </table:table-cell>
          <table:table-cell office:value-type="float" office:value="0.929048" calcext:value-type="float">
            <text:p>0.929048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4286" calcext:value-type="float">
            <text:p>0.95428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3286" calcext:value-type="float">
            <text:p>0.943286</text:p>
          </table:table-cell>
          <table:table-cell table:number-columns-repeated="8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925238" calcext:value-type="float">
            <text:p>0.925238</text:p>
          </table:table-cell>
          <table:table-cell office:value-type="float" office:value="0.933333" calcext:value-type="float">
            <text:p>0.933333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9048" calcext:value-type="float">
            <text:p>0.949048</text:p>
          </table:table-cell>
          <table:table-cell office:value-type="float" office:value="0.956667" calcext:value-type="float">
            <text:p>0.95666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9952" calcext:value-type="float">
            <text:p>0.939952</text:p>
          </table:table-cell>
          <table:table-cell table:number-columns-repeated="8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889048" calcext:value-type="float">
            <text:p>0.889048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19" calcext:value-type="float">
            <text:p>0.94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4476" calcext:value-type="float">
            <text:p>0.944476</text:p>
          </table:table-cell>
          <table:table-cell table:number-columns-repeated="8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2381" calcext:value-type="float">
            <text:p>0.7238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048" calcext:value-type="float">
            <text:p>0.949048</text:p>
          </table:table-cell>
          <table:table-cell office:value-type="float" office:value="0.95381" calcext:value-type="float">
            <text:p>0.95381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5476" calcext:value-type="float">
            <text:p>0.945476</text:p>
          </table:table-cell>
          <table:table-cell table:number-columns-repeated="8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934286" calcext:value-type="float">
            <text:p>0.934286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5238" calcext:value-type="float">
            <text:p>0.955238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9476" calcext:value-type="float">
            <text:p>0.939476</text:p>
          </table:table-cell>
          <table:table-cell table:number-columns-repeated="8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50952" calcext:value-type="float">
            <text:p>0.850952</text:p>
          </table:table-cell>
          <table:table-cell office:value-type="float" office:value="0.915714" calcext:value-type="float">
            <text:p>0.915714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19" calcext:value-type="float">
            <text:p>0.94619</text:p>
          </table:table-cell>
          <table:table-cell office:value-type="float" office:value="0.955714" calcext:value-type="float">
            <text:p>0.955714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6714" calcext:value-type="float">
            <text:p>0.936714</text:p>
          </table:table-cell>
          <table:table-cell table:number-columns-repeated="8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914762" calcext:value-type="float">
            <text:p>0.914762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762" calcext:value-type="float">
            <text:p>0.944762</text:p>
          </table:table-cell>
          <table:table-cell office:value-type="float" office:value="0.954286" calcext:value-type="float">
            <text:p>0.95428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3476" calcext:value-type="float">
            <text:p>0.933476</text:p>
          </table:table-cell>
          <table:table-cell table:number-columns-repeated="8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79619" calcext:value-type="float">
            <text:p>0.79619</text:p>
          </table:table-cell>
          <table:table-cell office:value-type="float" office:value="0.920476" calcext:value-type="float">
            <text:p>0.920476</text:p>
          </table:table-cell>
          <table:table-cell office:value-type="float" office:value="0.933333" calcext:value-type="float">
            <text:p>0.933333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6667" calcext:value-type="float">
            <text:p>0.956667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81" calcext:value-type="float">
            <text:p>0.96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2952" calcext:value-type="float">
            <text:p>0.932952</text:p>
          </table:table-cell>
          <table:table-cell table:number-columns-repeated="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8381" calcext:value-type="float">
            <text:p>0.88381</text:p>
          </table:table-cell>
          <table:table-cell office:value-type="float" office:value="0.928095" calcext:value-type="float">
            <text:p>0.928095</text:p>
          </table:table-cell>
          <table:table-cell office:value-type="float" office:value="0.934286" calcext:value-type="float">
            <text:p>0.934286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7619" calcext:value-type="float">
            <text:p>0.957619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3333" calcext:value-type="float">
            <text:p>0.96333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2714" calcext:value-type="float">
            <text:p>0.942714</text:p>
          </table:table-cell>
          <table:table-cell table:number-columns-repeated="8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927143" calcext:value-type="float">
            <text:p>0.927143</text:p>
          </table:table-cell>
          <table:table-cell office:value-type="float" office:value="0.937143" calcext:value-type="float">
            <text:p>0.937143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4762" calcext:value-type="float">
            <text:p>0.954762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857" calcext:value-type="float">
            <text:p>0.9628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1095" calcext:value-type="float">
            <text:p>0.941095</text:p>
          </table:table-cell>
          <table:table-cell table:number-columns-repeated="8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42381" calcext:value-type="float">
            <text:p>0.842381</text:p>
          </table:table-cell>
          <table:table-cell office:value-type="float" office:value="0.92" calcext:value-type="float">
            <text:p>0.92</text:p>
          </table:table-cell>
          <table:table-cell office:value-type="float" office:value="0.933333" calcext:value-type="float">
            <text:p>0.933333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7619" calcext:value-type="float">
            <text:p>0.95761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7429" calcext:value-type="float">
            <text:p>0.937429</text:p>
          </table:table-cell>
          <table:table-cell table:number-columns-repeated="8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7619" calcext:value-type="float">
            <text:p>0.827619</text:p>
          </table:table-cell>
          <table:table-cell office:value-type="float" office:value="0.91381" calcext:value-type="float">
            <text:p>0.91381</text:p>
          </table:table-cell>
          <table:table-cell office:value-type="float" office:value="0.934762" calcext:value-type="float">
            <text:p>0.934762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7619" calcext:value-type="float">
            <text:p>0.95761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5524" calcext:value-type="float">
            <text:p>0.935524</text:p>
          </table:table-cell>
          <table:table-cell table:number-columns-repeated="8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4" calcext:value-type="float">
            <text:p>0.84</text:p>
          </table:table-cell>
          <table:table-cell office:value-type="float" office:value="0.924762" calcext:value-type="float">
            <text:p>0.924762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381" calcext:value-type="float">
            <text:p>0.9438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8952" calcext:value-type="float">
            <text:p>0.938952</text:p>
          </table:table-cell>
          <table:table-cell table:number-columns-repeated="8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81" calcext:value-type="float">
            <text:p>0.83381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27143" calcext:value-type="float">
            <text:p>0.927143</text:p>
          </table:table-cell>
          <table:table-cell office:value-type="float" office:value="0.941429" calcext:value-type="float">
            <text:p>0.94142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667" calcext:value-type="float">
            <text:p>0.946667</text:p>
          </table:table-cell>
          <table:table-cell office:value-type="float" office:value="0.955714" calcext:value-type="float">
            <text:p>0.955714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2524" calcext:value-type="float">
            <text:p>0.932524</text:p>
          </table:table-cell>
          <table:table-cell table:number-columns-repeated="8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1429" calcext:value-type="float">
            <text:p>0.831429</text:p>
          </table:table-cell>
          <table:table-cell office:value-type="float" office:value="0.917619" calcext:value-type="float">
            <text:p>0.917619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19" calcext:value-type="float">
            <text:p>0.94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7714" calcext:value-type="float">
            <text:p>0.937714</text:p>
          </table:table-cell>
          <table:table-cell table:number-columns-repeated="8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844762" calcext:value-type="float">
            <text:p>0.844762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381" calcext:value-type="float">
            <text:p>0.94381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38952" calcext:value-type="float">
            <text:p>0.938952</text:p>
          </table:table-cell>
          <table:table-cell table:number-columns-repeated="8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774762" calcext:value-type="float">
            <text:p>0.774762</text:p>
          </table:table-cell>
          <table:table-cell office:value-type="float" office:value="0.925238" calcext:value-type="float">
            <text:p>0.92523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286" calcext:value-type="float">
            <text:p>0.94428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4619" calcext:value-type="float">
            <text:p>0.934619</text:p>
          </table:table-cell>
          <table:table-cell table:number-columns-repeated="8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84286" calcext:value-type="float">
            <text:p>0.884286</text:p>
          </table:table-cell>
          <table:table-cell office:value-type="float" office:value="0.934286" calcext:value-type="float">
            <text:p>0.93428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19" calcext:value-type="float">
            <text:p>0.94619</text:p>
          </table:table-cell>
          <table:table-cell office:value-type="float" office:value="0.954286" calcext:value-type="float">
            <text:p>0.95428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7143" calcext:value-type="float">
            <text:p>0.947143</text:p>
          </table:table-cell>
          <table:table-cell table:number-columns-repeated="8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861905" calcext:value-type="float">
            <text:p>0.861905</text:p>
          </table:table-cell>
          <table:table-cell office:value-type="float" office:value="0.918571" calcext:value-type="float">
            <text:p>0.918571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8571" calcext:value-type="float">
            <text:p>0.95857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2095" calcext:value-type="float">
            <text:p>0.942095</text:p>
          </table:table-cell>
          <table:table-cell table:number-columns-repeated="8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819048" calcext:value-type="float">
            <text:p>0.819048</text:p>
          </table:table-cell>
          <table:table-cell office:value-type="float" office:value="0.865714" calcext:value-type="float">
            <text:p>0.865714</text:p>
          </table:table-cell>
          <table:table-cell office:value-type="float" office:value="0.905714" calcext:value-type="float">
            <text:p>0.905714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048" calcext:value-type="float">
            <text:p>0.949048</text:p>
          </table:table-cell>
          <table:table-cell office:value-type="float" office:value="0.95619" calcext:value-type="float">
            <text:p>0.9561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0714" calcext:value-type="float">
            <text:p>0.940714</text:p>
          </table:table-cell>
          <table:table-cell table:number-columns-repeated="8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829524" calcext:value-type="float">
            <text:p>0.829524</text:p>
          </table:table-cell>
          <table:table-cell office:value-type="float" office:value="0.901429" calcext:value-type="float">
            <text:p>0.901429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619" calcext:value-type="float">
            <text:p>0.9561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6524" calcext:value-type="float">
            <text:p>0.936524</text:p>
          </table:table-cell>
          <table:table-cell table:number-columns-repeated="8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819048" calcext:value-type="float">
            <text:p>0.819048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91381" calcext:value-type="float">
            <text:p>0.91381</text:p>
          </table:table-cell>
          <table:table-cell office:value-type="float" office:value="0.93619" calcext:value-type="float">
            <text:p>0.93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1095" calcext:value-type="float">
            <text:p>0.941095</text:p>
          </table:table-cell>
          <table:table-cell table:number-columns-repeated="8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92" calcext:value-type="float">
            <text:p>0.92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4286" calcext:value-type="float">
            <text:p>0.944286</text:p>
          </table:table-cell>
          <table:table-cell office:value-type="float" office:value="0.954762" calcext:value-type="float">
            <text:p>0.954762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2095" calcext:value-type="float">
            <text:p>0.942095</text:p>
          </table:table-cell>
          <table:table-cell table:number-columns-repeated="8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7619" calcext:value-type="float">
            <text:p>0.827619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5714" calcext:value-type="float">
            <text:p>0.945714</text:p>
          </table:table-cell>
          <table:table-cell office:value-type="float" office:value="0.95619" calcext:value-type="float">
            <text:p>0.9561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6762" calcext:value-type="float">
            <text:p>0.936762</text:p>
          </table:table-cell>
          <table:table-cell table:number-columns-repeated="8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6667" calcext:value-type="float">
            <text:p>0.956667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5286" calcext:value-type="float">
            <text:p>0.935286</text:p>
          </table:table-cell>
          <table:table-cell table:number-columns-repeated="8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75619" calcext:value-type="float">
            <text:p>0.75619</text:p>
          </table:table-cell>
          <table:table-cell office:value-type="float" office:value="0.919048" calcext:value-type="float">
            <text:p>0.919048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0.944762" calcext:value-type="float">
            <text:p>0.944762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219" calcext:value-type="float">
            <text:p>0.93219</text:p>
          </table:table-cell>
          <table:table-cell table:number-columns-repeated="8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95238" calcext:value-type="float">
            <text:p>0.695238</text:p>
          </table:table-cell>
          <table:table-cell office:value-type="float" office:value="0.845714" calcext:value-type="float">
            <text:p>0.845714</text:p>
          </table:table-cell>
          <table:table-cell office:value-type="float" office:value="0.909048" calcext:value-type="float">
            <text:p>0.909048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4762" calcext:value-type="float">
            <text:p>0.944762</text:p>
          </table:table-cell>
          <table:table-cell office:value-type="float" office:value="0.952381" calcext:value-type="float">
            <text:p>0.952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" calcext:value-type="float">
            <text:p>0.94</text:p>
          </table:table-cell>
          <table:table-cell table:number-columns-repeated="8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44762" calcext:value-type="float">
            <text:p>0.844762</text:p>
          </table:table-cell>
          <table:table-cell office:value-type="float" office:value="0.927619" calcext:value-type="float">
            <text:p>0.92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381" calcext:value-type="float">
            <text:p>0.95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42714" calcext:value-type="float">
            <text:p>0.942714</text:p>
          </table:table-cell>
          <table:table-cell table:number-columns-repeated="8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409524" calcext:value-type="float">
            <text:p>0.409524</text:p>
          </table:table-cell>
          <table:table-cell office:value-type="float" office:value="0.839048" calcext:value-type="float">
            <text:p>0.839048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952" calcext:value-type="float">
            <text:p>0.950952</text:p>
          </table:table-cell>
          <table:table-cell office:value-type="float" office:value="0.95381" calcext:value-type="float">
            <text:p>0.95381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3476" calcext:value-type="float">
            <text:p>0.943476</text:p>
          </table:table-cell>
          <table:table-cell table:number-columns-repeated="8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9619" calcext:value-type="float">
            <text:p>0.79619</text:p>
          </table:table-cell>
          <table:table-cell office:value-type="float" office:value="0.934762" calcext:value-type="float">
            <text:p>0.93476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8429" calcext:value-type="float">
            <text:p>0.938429</text:p>
          </table:table-cell>
          <table:table-cell table:number-columns-repeated="8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731429" calcext:value-type="float">
            <text:p>0.731429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952" calcext:value-type="float">
            <text:p>0.950952</text:p>
          </table:table-cell>
          <table:table-cell office:value-type="float" office:value="0.957143" calcext:value-type="float">
            <text:p>0.957143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29095" calcext:value-type="float">
            <text:p>0.929095</text:p>
          </table:table-cell>
          <table:table-cell table:number-columns-repeated="8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380952" calcext:value-type="float">
            <text:p>0.380952</text:p>
          </table:table-cell>
          <table:table-cell office:value-type="float" office:value="0.670952" calcext:value-type="float">
            <text:p>0.670952</text:p>
          </table:table-cell>
          <table:table-cell office:value-type="float" office:value="0.898571" calcext:value-type="float">
            <text:p>0.898571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19714" calcext:value-type="float">
            <text:p>0.919714</text:p>
          </table:table-cell>
          <table:table-cell table:number-columns-repeated="8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580952" calcext:value-type="float">
            <text:p>0.580952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902381" calcext:value-type="float">
            <text:p>0.902381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9524" calcext:value-type="float">
            <text:p>0.959524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22667" calcext:value-type="float">
            <text:p>0.922667</text:p>
          </table:table-cell>
          <table:table-cell table:number-columns-repeated="8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25714" calcext:value-type="float">
            <text:p>0.625714</text:p>
          </table:table-cell>
          <table:table-cell office:value-type="float" office:value="0.827143" calcext:value-type="float">
            <text:p>0.827143</text:p>
          </table:table-cell>
          <table:table-cell office:value-type="float" office:value="0.930952" calcext:value-type="float">
            <text:p>0.93095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958095" calcext:value-type="float">
            <text:p>0.958095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07952" calcext:value-type="float">
            <text:p>0.907952</text:p>
          </table:table-cell>
          <table:table-cell table:number-columns-repeated="8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619" calcext:value-type="float">
            <text:p>0.61619</text:p>
          </table:table-cell>
          <table:table-cell office:value-type="float" office:value="0.81381" calcext:value-type="float">
            <text:p>0.81381</text:p>
          </table:table-cell>
          <table:table-cell office:value-type="float" office:value="0.931429" calcext:value-type="float">
            <text:p>0.93142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476" calcext:value-type="float">
            <text:p>0.950476</text:p>
          </table:table-cell>
          <table:table-cell office:value-type="float" office:value="0.955238" calcext:value-type="float">
            <text:p>0.955238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05762" calcext:value-type="float">
            <text:p>0.905762</text:p>
          </table:table-cell>
          <table:table-cell table:number-columns-repeated="8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614286" calcext:value-type="float">
            <text:p>0.61428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925714" calcext:value-type="float">
            <text:p>0.92571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571" calcext:value-type="float">
            <text:p>0.948571</text:p>
          </table:table-cell>
          <table:table-cell office:value-type="float" office:value="0.955714" calcext:value-type="float">
            <text:p>0.955714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06333" calcext:value-type="float">
            <text:p>0.906333</text:p>
          </table:table-cell>
          <table:table-cell table:number-columns-repeated="8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61905" calcext:value-type="float">
            <text:p>0.361905</text:p>
          </table:table-cell>
          <table:table-cell office:value-type="float" office:value="0.637619" calcext:value-type="float">
            <text:p>0.637619</text:p>
          </table:table-cell>
          <table:table-cell office:value-type="float" office:value="0.837619" calcext:value-type="float">
            <text:p>0.837619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6667" calcext:value-type="float">
            <text:p>0.956667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10286" calcext:value-type="float">
            <text:p>0.910286</text:p>
          </table:table-cell>
          <table:table-cell table:number-columns-repeated="8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4" calcext:value-type="float">
            <text:p>0.4</text:p>
          </table:table-cell>
          <table:table-cell office:value-type="float" office:value="0.64619" calcext:value-type="float">
            <text:p>0.64619</text:p>
          </table:table-cell>
          <table:table-cell office:value-type="float" office:value="0.865238" calcext:value-type="float">
            <text:p>0.865238</text:p>
          </table:table-cell>
          <table:table-cell office:value-type="float" office:value="0.93619" calcext:value-type="float">
            <text:p>0.93619</text:p>
          </table:table-cell>
          <table:table-cell office:value-type="float" office:value="0.945714" calcext:value-type="float">
            <text:p>0.94571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1519" calcext:value-type="float">
            <text:p>0.91519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5" calcext:value-type="float">
            <text:p>0.65</text:p>
          </table:table-cell>
          <table:table-cell office:value-type="float" office:value="0.912857" calcext:value-type="float">
            <text:p>0.912857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21286" calcext:value-type="float">
            <text:p>0.921286</text:p>
          </table:table-cell>
          <table:table-cell table:number-columns-repeated="8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770952" calcext:value-type="float">
            <text:p>0.770952</text:p>
          </table:table-cell>
          <table:table-cell office:value-type="float" office:value="0.92" calcext:value-type="float">
            <text:p>0.92</text:p>
          </table:table-cell>
          <table:table-cell office:value-type="float" office:value="0.941429" calcext:value-type="float">
            <text:p>0.941429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4" calcext:value-type="float">
            <text:p>0.934</text:p>
          </table:table-cell>
          <table:table-cell table:number-columns-repeated="8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24286" calcext:value-type="float">
            <text:p>0.824286</text:p>
          </table:table-cell>
          <table:table-cell office:value-type="float" office:value="0.929048" calcext:value-type="float">
            <text:p>0.92904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095" calcext:value-type="float">
            <text:p>0.94809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0381" calcext:value-type="float">
            <text:p>0.940381</text:p>
          </table:table-cell>
          <table:table-cell table:number-columns-repeated="8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29524" calcext:value-type="float">
            <text:p>0.829524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619" calcext:value-type="float">
            <text:p>0.947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381" calcext:value-type="float">
            <text:p>0.9538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0714" calcext:value-type="float">
            <text:p>0.940714</text:p>
          </table:table-cell>
          <table:table-cell table:number-columns-repeated="8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5238" calcext:value-type="float">
            <text:p>0.875238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19" calcext:value-type="float">
            <text:p>0.94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2857" calcext:value-type="float">
            <text:p>0.952857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4952" calcext:value-type="float">
            <text:p>0.944952</text:p>
          </table:table-cell>
          <table:table-cell table:number-columns-repeated="8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34762" calcext:value-type="float">
            <text:p>0.834762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9143" calcext:value-type="float">
            <text:p>0.939143</text:p>
          </table:table-cell>
          <table:table-cell table:number-columns-repeated="8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0381" calcext:value-type="float">
            <text:p>0.80381</text:p>
          </table:table-cell>
          <table:table-cell office:value-type="float" office:value="0.929524" calcext:value-type="float">
            <text:p>0.929524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" calcext:value-type="float">
            <text:p>0.95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6762" calcext:value-type="float">
            <text:p>0.936762</text:p>
          </table:table-cell>
          <table:table-cell table:number-columns-repeated="8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745714" calcext:value-type="float">
            <text:p>0.745714</text:p>
          </table:table-cell>
          <table:table-cell office:value-type="float" office:value="0.91381" calcext:value-type="float">
            <text:p>0.91381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2881" calcext:value-type="float">
            <text:p>0.92881</text:p>
          </table:table-cell>
          <table:table-cell table:number-columns-repeated="8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686667" calcext:value-type="float">
            <text:p>0.686667</text:p>
          </table:table-cell>
          <table:table-cell office:value-type="float" office:value="0.841905" calcext:value-type="float">
            <text:p>0.841905</text:p>
          </table:table-cell>
          <table:table-cell office:value-type="float" office:value="0.911905" calcext:value-type="float">
            <text:p>0.911905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619" calcext:value-type="float">
            <text:p>0.94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10524" calcext:value-type="float">
            <text:p>0.910524</text:p>
          </table:table-cell>
          <table:table-cell table:number-columns-repeated="8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681429" calcext:value-type="float">
            <text:p>0.681429</text:p>
          </table:table-cell>
          <table:table-cell office:value-type="float" office:value="0.832381" calcext:value-type="float">
            <text:p>0.832381</text:p>
          </table:table-cell>
          <table:table-cell office:value-type="float" office:value="0.93381" calcext:value-type="float">
            <text:p>0.93381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7619" calcext:value-type="float">
            <text:p>0.947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11762" calcext:value-type="float">
            <text:p>0.911762</text:p>
          </table:table-cell>
          <table:table-cell table:number-columns-repeated="8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659048" calcext:value-type="float">
            <text:p>0.659048</text:p>
          </table:table-cell>
          <table:table-cell office:value-type="float" office:value="0.838095" calcext:value-type="float">
            <text:p>0.838095</text:p>
          </table:table-cell>
          <table:table-cell office:value-type="float" office:value="0.927619" calcext:value-type="float">
            <text:p>0.927619</text:p>
          </table:table-cell>
          <table:table-cell table:number-columns-repeated="2" office:value-type="float" office:value="0.942857" calcext:value-type="float">
            <text:p>0.942857</text:p>
          </table:table-cell>
          <table:table-cell office:value-type="float" office:value="0.944286" calcext:value-type="float">
            <text:p>0.94428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09048" calcext:value-type="float">
            <text:p>0.909048</text:p>
          </table:table-cell>
          <table:table-cell table:number-columns-repeated="8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640476" calcext:value-type="float">
            <text:p>0.640476</text:p>
          </table:table-cell>
          <table:table-cell office:value-type="float" office:value="0.83619" calcext:value-type="float">
            <text:p>0.83619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5238" calcext:value-type="float">
            <text:p>0.94523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06143" calcext:value-type="float">
            <text:p>0.906143</text:p>
          </table:table-cell>
          <table:table-cell table:number-columns-repeated="8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390476" calcext:value-type="float">
            <text:p>0.390476</text:p>
          </table:table-cell>
          <table:table-cell office:value-type="float" office:value="0.642381" calcext:value-type="float">
            <text:p>0.642381</text:p>
          </table:table-cell>
          <table:table-cell office:value-type="float" office:value="0.842381" calcext:value-type="float">
            <text:p>0.842381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35714" calcext:value-type="float">
            <text:p>0.93571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048" calcext:value-type="float">
            <text:p>0.94904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05381" calcext:value-type="float">
            <text:p>0.905381</text:p>
          </table:table-cell>
          <table:table-cell table:number-columns-repeated="8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687619" calcext:value-type="float">
            <text:p>0.687619</text:p>
          </table:table-cell>
          <table:table-cell office:value-type="float" office:value="0.847619" calcext:value-type="float">
            <text:p>0.847619</text:p>
          </table:table-cell>
          <table:table-cell office:value-type="float" office:value="0.910476" calcext:value-type="float">
            <text:p>0.910476</text:p>
          </table:table-cell>
          <table:table-cell office:value-type="float" office:value="0.934762" calcext:value-type="float">
            <text:p>0.93476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048" calcext:value-type="float">
            <text:p>0.949048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10952" calcext:value-type="float">
            <text:p>0.910952</text:p>
          </table:table-cell>
          <table:table-cell table:number-columns-repeated="8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817619" calcext:value-type="float">
            <text:p>0.817619</text:p>
          </table:table-cell>
          <table:table-cell office:value-type="float" office:value="0.89619" calcext:value-type="float">
            <text:p>0.8961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" calcext:value-type="float">
            <text:p>0.94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05286" calcext:value-type="float">
            <text:p>0.905286</text:p>
          </table:table-cell>
          <table:table-cell table:number-columns-repeated="8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696667" calcext:value-type="float">
            <text:p>0.696667</text:p>
          </table:table-cell>
          <table:table-cell office:value-type="float" office:value="0.849048" calcext:value-type="float">
            <text:p>0.849048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5714" calcext:value-type="float">
            <text:p>0.955714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09143" calcext:value-type="float">
            <text:p>0.909143</text:p>
          </table:table-cell>
          <table:table-cell table:number-columns-repeated="8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90476" calcext:value-type="float">
            <text:p>0.590476</text:p>
          </table:table-cell>
          <table:table-cell office:value-type="float" office:value="0.697619" calcext:value-type="float">
            <text:p>0.697619</text:p>
          </table:table-cell>
          <table:table-cell office:value-type="float" office:value="0.81619" calcext:value-type="float">
            <text:p>0.81619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952" calcext:value-type="float">
            <text:p>0.950952</text:p>
          </table:table-cell>
          <table:table-cell office:value-type="float" office:value="0.955238" calcext:value-type="float">
            <text:p>0.955238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02619" calcext:value-type="float">
            <text:p>0.902619</text:p>
          </table:table-cell>
          <table:table-cell table:number-columns-repeated="8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670476" calcext:value-type="float">
            <text:p>0.670476</text:p>
          </table:table-cell>
          <table:table-cell office:value-type="float" office:value="0.780476" calcext:value-type="float">
            <text:p>0.780476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91" calcext:value-type="float">
            <text:p>0.91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952" calcext:value-type="float">
            <text:p>0.950952</text:p>
          </table:table-cell>
          <table:table-cell office:value-type="float" office:value="0.960476" calcext:value-type="float">
            <text:p>0.960476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894" calcext:value-type="float">
            <text:p>0.894</text:p>
          </table:table-cell>
          <table:table-cell table:number-columns-repeated="8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18095" calcext:value-type="float">
            <text:p>0.718095</text:p>
          </table:table-cell>
          <table:table-cell office:value-type="float" office:value="0.829048" calcext:value-type="float">
            <text:p>0.829048</text:p>
          </table:table-cell>
          <table:table-cell office:value-type="float" office:value="0.902857" calcext:value-type="float">
            <text:p>0.902857</text:p>
          </table:table-cell>
          <table:table-cell office:value-type="float" office:value="0.93619" calcext:value-type="float">
            <text:p>0.93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6667" calcext:value-type="float">
            <text:p>0.95666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12095" calcext:value-type="float">
            <text:p>0.912095</text:p>
          </table:table-cell>
          <table:table-cell table:number-columns-repeated="8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30476" calcext:value-type="float">
            <text:p>0.730476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920476" calcext:value-type="float">
            <text:p>0.920476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4286" calcext:value-type="float">
            <text:p>0.944286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381" calcext:value-type="float">
            <text:p>0.95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18" calcext:value-type="float">
            <text:p>0.918</text:p>
          </table:table-cell>
          <table:table-cell table:number-columns-repeated="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" calcext:value-type="float">
            <text:p>0.6</text:p>
          </table:table-cell>
          <table:table-cell office:value-type="float" office:value="0.684762" calcext:value-type="float">
            <text:p>0.684762</text:p>
          </table:table-cell>
          <table:table-cell office:value-type="float" office:value="0.832857" calcext:value-type="float">
            <text:p>0.832857</text:p>
          </table:table-cell>
          <table:table-cell office:value-type="float" office:value="0.909524" calcext:value-type="float">
            <text:p>0.909524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905" calcext:value-type="float">
            <text:p>0.951905</text:p>
          </table:table-cell>
          <table:table-cell office:value-type="float" office:value="0.953333" calcext:value-type="float">
            <text:p>0.953333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1" calcext:value-type="float">
            <text:p>0.91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687143" calcext:value-type="float">
            <text:p>0.687143</text:p>
          </table:table-cell>
          <table:table-cell office:value-type="float" office:value="0.858095" calcext:value-type="float">
            <text:p>0.858095</text:p>
          </table:table-cell>
          <table:table-cell office:value-type="float" office:value="0.923333" calcext:value-type="float">
            <text:p>0.92333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3333" calcext:value-type="float">
            <text:p>0.94333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4762" calcext:value-type="float">
            <text:p>0.95476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14762" calcext:value-type="float">
            <text:p>0.914762</text:p>
          </table:table-cell>
          <table:table-cell table:number-columns-repeated="8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76" calcext:value-type="float">
            <text:p>0.76</text:p>
          </table:table-cell>
          <table:table-cell office:value-type="float" office:value="0.878571" calcext:value-type="float">
            <text:p>0.878571</text:p>
          </table:table-cell>
          <table:table-cell office:value-type="float" office:value="0.93619" calcext:value-type="float">
            <text:p>0.93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9524" calcext:value-type="float">
            <text:p>0.949524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26476" calcext:value-type="float">
            <text:p>0.926476</text:p>
          </table:table-cell>
          <table:table-cell table:number-columns-repeated="8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04762" calcext:value-type="float">
            <text:p>0.704762</text:p>
          </table:table-cell>
          <table:table-cell office:value-type="float" office:value="0.857619" calcext:value-type="float">
            <text:p>0.857619</text:p>
          </table:table-cell>
          <table:table-cell office:value-type="float" office:value="0.910476" calcext:value-type="float">
            <text:p>0.910476</text:p>
          </table:table-cell>
          <table:table-cell office:value-type="float" office:value="0.94" calcext:value-type="float">
            <text:p>0.9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5381" calcext:value-type="float">
            <text:p>0.95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14667" calcext:value-type="float">
            <text:p>0.914667</text:p>
          </table:table-cell>
          <table:table-cell table:number-columns-repeated="8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03333" calcext:value-type="float">
            <text:p>0.703333</text:p>
          </table:table-cell>
          <table:table-cell office:value-type="float" office:value="0.879524" calcext:value-type="float">
            <text:p>0.879524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619" calcext:value-type="float">
            <text:p>0.94761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20714" calcext:value-type="float">
            <text:p>0.920714</text:p>
          </table:table-cell>
          <table:table-cell table:number-columns-repeated="8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68619" calcext:value-type="float">
            <text:p>0.68619</text:p>
          </table:table-cell>
          <table:table-cell office:value-type="float" office:value="0.862381" calcext:value-type="float">
            <text:p>0.862381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4286" calcext:value-type="float">
            <text:p>0.94428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18381" calcext:value-type="float">
            <text:p>0.918381</text:p>
          </table:table-cell>
          <table:table-cell table:number-columns-repeated="8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71905" calcext:value-type="float">
            <text:p>0.671905</text:p>
          </table:table-cell>
          <table:table-cell office:value-type="float" office:value="0.881905" calcext:value-type="float">
            <text:p>0.88190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7143" calcext:value-type="float">
            <text:p>0.947143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5714" calcext:value-type="float">
            <text:p>0.955714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19952" calcext:value-type="float">
            <text:p>0.919952</text:p>
          </table:table-cell>
          <table:table-cell table:number-columns-repeated="8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744286" calcext:value-type="float">
            <text:p>0.744286</text:p>
          </table:table-cell>
          <table:table-cell office:value-type="float" office:value="0.922857" calcext:value-type="float">
            <text:p>0.922857</text:p>
          </table:table-cell>
          <table:table-cell office:value-type="float" office:value="0.943333" calcext:value-type="float">
            <text:p>0.943333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2333" calcext:value-type="float">
            <text:p>0.932333</text:p>
          </table:table-cell>
          <table:table-cell table:number-columns-repeated="8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739048" calcext:value-type="float">
            <text:p>0.739048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4286" calcext:value-type="float">
            <text:p>0.944286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6" calcext:value-type="float">
            <text:p>0.96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33476" calcext:value-type="float">
            <text:p>0.933476</text:p>
          </table:table-cell>
          <table:table-cell table:number-columns-repeated="8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40476" calcext:value-type="float">
            <text:p>0.840476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381" calcext:value-type="float">
            <text:p>0.9438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3429" calcext:value-type="float">
            <text:p>0.943429</text:p>
          </table:table-cell>
          <table:table-cell table:number-columns-repeated="8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942381" calcext:value-type="float">
            <text:p>0.942381</text:p>
          </table:table-cell>
          <table:table-cell office:value-type="float" office:value="0.948571" calcext:value-type="float">
            <text:p>0.948571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581" calcext:value-type="float">
            <text:p>0.94581</text:p>
          </table:table-cell>
          <table:table-cell table:number-columns-repeated="8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419048" calcext:value-type="float">
            <text:p>0.419048</text:p>
          </table:table-cell>
          <table:table-cell office:value-type="float" office:value="0.775238" calcext:value-type="float">
            <text:p>0.775238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44762" calcext:value-type="float">
            <text:p>0.944762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6286" calcext:value-type="float">
            <text:p>0.936286</text:p>
          </table:table-cell>
          <table:table-cell table:number-columns-repeated="8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84762" calcext:value-type="float">
            <text:p>0.784762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381" calcext:value-type="float">
            <text:p>0.9438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37143" calcext:value-type="float">
            <text:p>0.937143</text:p>
          </table:table-cell>
          <table:table-cell table:number-columns-repeated="8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82619" calcext:value-type="float">
            <text:p>0.82619</text:p>
          </table:table-cell>
          <table:table-cell office:value-type="float" office:value="0.937619" calcext:value-type="float">
            <text:p>0.937619</text:p>
          </table:table-cell>
          <table:table-cell office:value-type="float" office:value="0.947619" calcext:value-type="float">
            <text:p>0.947619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1524" calcext:value-type="float">
            <text:p>0.941524</text:p>
          </table:table-cell>
          <table:table-cell table:number-columns-repeated="8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9048" calcext:value-type="float">
            <text:p>0.889048</text:p>
          </table:table-cell>
          <table:table-cell office:value-type="float" office:value="0.942857" calcext:value-type="float">
            <text:p>0.942857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4762" calcext:value-type="float">
            <text:p>0.954762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9143" calcext:value-type="float">
            <text:p>0.949143</text:p>
          </table:table-cell>
          <table:table-cell table:number-columns-repeated="8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41429" calcext:value-type="float">
            <text:p>0.941429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7619" calcext:value-type="float">
            <text:p>0.95761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9905" calcext:value-type="float">
            <text:p>0.949905</text:p>
          </table:table-cell>
          <table:table-cell table:number-columns-repeated="8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5238" calcext:value-type="float">
            <text:p>0.885238</text:p>
          </table:table-cell>
          <table:table-cell office:value-type="float" office:value="0.941905" calcext:value-type="float">
            <text:p>0.941905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5238" calcext:value-type="float">
            <text:p>0.955238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8714" calcext:value-type="float">
            <text:p>0.948714</text:p>
          </table:table-cell>
          <table:table-cell table:number-columns-repeated="8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941429" calcext:value-type="float">
            <text:p>0.941429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4714" calcext:value-type="float">
            <text:p>0.944714</text:p>
          </table:table-cell>
          <table:table-cell table:number-columns-repeated="8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8095" calcext:value-type="float">
            <text:p>0.888095</text:p>
          </table:table-cell>
          <table:table-cell office:value-type="float" office:value="0.944286" calcext:value-type="float">
            <text:p>0.944286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4762" calcext:value-type="float">
            <text:p>0.954762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919" calcext:value-type="float">
            <text:p>0.94919</text:p>
          </table:table-cell>
          <table:table-cell table:number-columns-repeated="8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647619" calcext:value-type="float">
            <text:p>0.647619</text:p>
          </table:table-cell>
          <table:table-cell office:value-type="float" office:value="0.824286" calcext:value-type="float">
            <text:p>0.824286</text:p>
          </table:table-cell>
          <table:table-cell office:value-type="float" office:value="0.948095" calcext:value-type="float">
            <text:p>0.948095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3429" calcext:value-type="float">
            <text:p>0.943429</text:p>
          </table:table-cell>
          <table:table-cell table:number-columns-repeated="8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19048" calcext:value-type="float">
            <text:p>0.919048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5714" calcext:value-type="float">
            <text:p>0.955714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4143" calcext:value-type="float">
            <text:p>0.954143</text:p>
          </table:table-cell>
          <table:table-cell table:number-columns-repeated="8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74286" calcext:value-type="float">
            <text:p>0.874286</text:p>
          </table:table-cell>
          <table:table-cell office:value-type="float" office:value="0.948095" calcext:value-type="float">
            <text:p>0.948095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8762" calcext:value-type="float">
            <text:p>0.948762</text:p>
          </table:table-cell>
          <table:table-cell table:number-columns-repeated="8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7381" calcext:value-type="float">
            <text:p>0.87381</text:p>
          </table:table-cell>
          <table:table-cell office:value-type="float" office:value="0.947619" calcext:value-type="float">
            <text:p>0.947619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9" calcext:value-type="float">
            <text:p>0.949</text:p>
          </table:table-cell>
          <table:table-cell table:number-columns-repeated="8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37143" calcext:value-type="float">
            <text:p>0.837143</text:p>
          </table:table-cell>
          <table:table-cell office:value-type="float" office:value="0.944286" calcext:value-type="float">
            <text:p>0.944286</text:p>
          </table:table-cell>
          <table:table-cell table:number-columns-repeated="3" office:value-type="float" office:value="0.952381" calcext:value-type="float">
            <text:p>0.952381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481" calcext:value-type="float">
            <text:p>0.94481</text:p>
          </table:table-cell>
          <table:table-cell table:number-columns-repeated="8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811905" calcext:value-type="float">
            <text:p>0.811905</text:p>
          </table:table-cell>
          <table:table-cell office:value-type="float" office:value="0.940952" calcext:value-type="float">
            <text:p>0.940952</text:p>
          </table:table-cell>
          <table:table-cell office:value-type="float" office:value="0.951429" calcext:value-type="float">
            <text:p>0.951429</text:p>
          </table:table-cell>
          <table:table-cell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42048" calcext:value-type="float">
            <text:p>0.942048</text:p>
          </table:table-cell>
          <table:table-cell table:number-columns-repeated="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8571" calcext:value-type="float">
            <text:p>0.888571</text:p>
          </table:table-cell>
          <table:table-cell office:value-type="float" office:value="0.94619" calcext:value-type="float">
            <text:p>0.94619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0714" calcext:value-type="float">
            <text:p>0.950714</text:p>
          </table:table-cell>
          <table:table-cell table:number-columns-repeated="8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91381" calcext:value-type="float">
            <text:p>0.91381</text:p>
          </table:table-cell>
          <table:table-cell office:value-type="float" office:value="0.946667" calcext:value-type="float">
            <text:p>0.94666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3381" calcext:value-type="float">
            <text:p>0.953381</text:p>
          </table:table-cell>
          <table:table-cell table:number-columns-repeated="8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3333" calcext:value-type="float">
            <text:p>0.903333</text:p>
          </table:table-cell>
          <table:table-cell office:value-type="float" office:value="0.94619" calcext:value-type="float">
            <text:p>0.94619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7619" calcext:value-type="float">
            <text:p>0.957619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2143" calcext:value-type="float">
            <text:p>0.952143</text:p>
          </table:table-cell>
          <table:table-cell table:number-columns-repeated="8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45238" calcext:value-type="float">
            <text:p>0.945238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6667" calcext:value-type="float">
            <text:p>0.956667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4667" calcext:value-type="float">
            <text:p>0.954667</text:p>
          </table:table-cell>
          <table:table-cell table:number-columns-repeated="8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0.942857" calcext:value-type="float">
            <text:p>0.942857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1667" calcext:value-type="float">
            <text:p>0.951667</text:p>
          </table:table-cell>
          <table:table-cell table:number-columns-repeated="8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905714" calcext:value-type="float">
            <text:p>0.905714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3095" calcext:value-type="float">
            <text:p>0.953095</text:p>
          </table:table-cell>
          <table:table-cell table:number-columns-repeated="8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7619" calcext:value-type="float">
            <text:p>0.877619</text:p>
          </table:table-cell>
          <table:table-cell office:value-type="float" office:value="0.95" calcext:value-type="float">
            <text:p>0.95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0143" calcext:value-type="float">
            <text:p>0.950143</text:p>
          </table:table-cell>
          <table:table-cell table:number-columns-repeated="8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790476" calcext:value-type="float">
            <text:p>0.790476</text:p>
          </table:table-cell>
          <table:table-cell office:value-type="float" office:value="0.918571" calcext:value-type="float">
            <text:p>0.91857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6667" calcext:value-type="float">
            <text:p>0.956667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419" calcext:value-type="float">
            <text:p>0.95419</text:p>
          </table:table-cell>
          <table:table-cell table:number-columns-repeated="8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780952" calcext:value-type="float">
            <text:p>0.780952</text:p>
          </table:table-cell>
          <table:table-cell office:value-type="float" office:value="0.911429" calcext:value-type="float">
            <text:p>0.911429</text:p>
          </table:table-cell>
          <table:table-cell office:value-type="float" office:value="0.949524" calcext:value-type="float">
            <text:p>0.949524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7619" calcext:value-type="float">
            <text:p>0.95761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2333" calcext:value-type="float">
            <text:p>0.952333</text:p>
          </table:table-cell>
          <table:table-cell table:number-columns-repeated="8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6667" calcext:value-type="float">
            <text:p>0.906667</text:p>
          </table:table-cell>
          <table:table-cell office:value-type="float" office:value="0.949048" calcext:value-type="float">
            <text:p>0.949048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1667" calcext:value-type="float">
            <text:p>0.951667</text:p>
          </table:table-cell>
          <table:table-cell table:number-columns-repeated="8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7143" calcext:value-type="float">
            <text:p>0.887143</text:p>
          </table:table-cell>
          <table:table-cell office:value-type="float" office:value="0.945714" calcext:value-type="float">
            <text:p>0.945714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4762" calcext:value-type="float">
            <text:p>0.954762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9238" calcext:value-type="float">
            <text:p>0.949238</text:p>
          </table:table-cell>
          <table:table-cell table:number-columns-repeated="8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91429" calcext:value-type="float">
            <text:p>0.891429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50952" calcext:value-type="float">
            <text:p>0.95095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2857" calcext:value-type="float">
            <text:p>0.952857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8667" calcext:value-type="float">
            <text:p>0.948667</text:p>
          </table:table-cell>
          <table:table-cell table:number-columns-repeated="8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42857" calcext:value-type="float">
            <text:p>0.942857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1238" calcext:value-type="float">
            <text:p>0.951238</text:p>
          </table:table-cell>
          <table:table-cell table:number-columns-repeated="8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38571" calcext:value-type="float">
            <text:p>0.938571</text:p>
          </table:table-cell>
          <table:table-cell office:value-type="float" office:value="0.950952" calcext:value-type="float">
            <text:p>0.950952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8714" calcext:value-type="float">
            <text:p>0.948714</text:p>
          </table:table-cell>
          <table:table-cell table:number-columns-repeated="8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381" calcext:value-type="float">
            <text:p>0.90381</text:p>
          </table:table-cell>
          <table:table-cell office:value-type="float" office:value="0.936667" calcext:value-type="float">
            <text:p>0.936667</text:p>
          </table:table-cell>
          <table:table-cell office:value-type="float" office:value="0.947619" calcext:value-type="float">
            <text:p>0.947619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919" calcext:value-type="float">
            <text:p>0.94919</text:p>
          </table:table-cell>
          <table:table-cell table:number-columns-repeated="8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1429" calcext:value-type="float">
            <text:p>0.901429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51429" calcext:value-type="float">
            <text:p>0.951429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381" calcext:value-type="float">
            <text:p>0.9538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0095" calcext:value-type="float">
            <text:p>0.950095</text:p>
          </table:table-cell>
          <table:table-cell table:number-columns-repeated="8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6667" calcext:value-type="float">
            <text:p>0.87666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1905" calcext:value-type="float">
            <text:p>0.951905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7143" calcext:value-type="float">
            <text:p>0.947143</text:p>
          </table:table-cell>
          <table:table-cell table:number-columns-repeated="8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6619" calcext:value-type="float">
            <text:p>0.866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48571" calcext:value-type="float">
            <text:p>0.94857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619" calcext:value-type="float">
            <text:p>0.94619</text:p>
          </table:table-cell>
          <table:table-cell table:number-columns-repeated="8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18571" calcext:value-type="float">
            <text:p>0.818571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0.949048" calcext:value-type="float">
            <text:p>0.949048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0952" calcext:value-type="float">
            <text:p>0.940952</text:p>
          </table:table-cell>
          <table:table-cell table:number-columns-repeated="8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894762" calcext:value-type="float">
            <text:p>0.894762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50476" calcext:value-type="float">
            <text:p>0.950476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8143" calcext:value-type="float">
            <text:p>0.948143</text:p>
          </table:table-cell>
          <table:table-cell table:number-columns-repeated="8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2381" calcext:value-type="float">
            <text:p>0.882381</text:p>
          </table:table-cell>
          <table:table-cell office:value-type="float" office:value="0.940952" calcext:value-type="float">
            <text:p>0.940952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381" calcext:value-type="float">
            <text:p>0.95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7238" calcext:value-type="float">
            <text:p>0.947238</text:p>
          </table:table-cell>
          <table:table-cell table:number-columns-repeated="8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7619" calcext:value-type="float">
            <text:p>0.67619</text:p>
          </table:table-cell>
          <table:table-cell office:value-type="float" office:value="0.905714" calcext:value-type="float">
            <text:p>0.905714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8571" calcext:value-type="float">
            <text:p>0.948571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9429" calcext:value-type="float">
            <text:p>0.949429</text:p>
          </table:table-cell>
          <table:table-cell table:number-columns-repeated="8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87619" calcext:value-type="float">
            <text:p>0.87619</text:p>
          </table:table-cell>
          <table:table-cell office:value-type="float" office:value="0.928095" calcext:value-type="float">
            <text:p>0.928095</text:p>
          </table:table-cell>
          <table:table-cell office:value-type="float" office:value="0.946667" calcext:value-type="float">
            <text:p>0.946667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2857" calcext:value-type="float">
            <text:p>0.952857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3238" calcext:value-type="float">
            <text:p>0.953238</text:p>
          </table:table-cell>
          <table:table-cell table:number-columns-repeated="8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7143" calcext:value-type="float">
            <text:p>0.927143</text:p>
          </table:table-cell>
          <table:table-cell office:value-type="float" office:value="0.947143" calcext:value-type="float">
            <text:p>0.947143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281" calcext:value-type="float">
            <text:p>0.95281</text:p>
          </table:table-cell>
          <table:table-cell table:number-columns-repeated="8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" calcext:value-type="float">
            <text:p>0.92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9048" calcext:value-type="float">
            <text:p>0.949048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0952" calcext:value-type="float">
            <text:p>0.950952</text:p>
          </table:table-cell>
          <table:table-cell table:number-columns-repeated="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4762" calcext:value-type="float">
            <text:p>0.924762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47619" calcext:value-type="float">
            <text:p>0.947619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7619" calcext:value-type="float">
            <text:p>0.95761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1476" calcext:value-type="float">
            <text:p>0.951476</text:p>
          </table:table-cell>
          <table:table-cell table:number-columns-repeated="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4" calcext:value-type="float">
            <text:p>0.94</text:p>
          </table:table-cell>
          <table:table-cell office:value-type="float" office:value="0.946667" calcext:value-type="float">
            <text:p>0.946667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381" calcext:value-type="float">
            <text:p>0.95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0714" calcext:value-type="float">
            <text:p>0.950714</text:p>
          </table:table-cell>
          <table:table-cell table:number-columns-repeated="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4762" calcext:value-type="float">
            <text:p>0.924762</text:p>
          </table:table-cell>
          <table:table-cell office:value-type="float" office:value="0.939524" calcext:value-type="float">
            <text:p>0.939524</text:p>
          </table:table-cell>
          <table:table-cell office:value-type="float" office:value="0.949048" calcext:value-type="float">
            <text:p>0.949048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1571" calcext:value-type="float">
            <text:p>0.951571</text:p>
          </table:table-cell>
          <table:table-cell table:number-columns-repeated="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40476" calcext:value-type="float">
            <text:p>0.940476</text:p>
          </table:table-cell>
          <table:table-cell office:value-type="float" office:value="0.949048" calcext:value-type="float">
            <text:p>0.949048</text:p>
          </table:table-cell>
          <table:table-cell table:number-columns-repeated="2" office:value-type="float" office:value="0.952381" calcext:value-type="float">
            <text:p>0.952381</text:p>
          </table:table-cell>
          <table:table-cell office:value-type="float" office:value="0.953333" calcext:value-type="float">
            <text:p>0.953333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1619" calcext:value-type="float">
            <text:p>0.951619</text:p>
          </table:table-cell>
          <table:table-cell table:number-columns-repeated="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97143" calcext:value-type="float">
            <text:p>0.897143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7143" calcext:value-type="float">
            <text:p>0.947143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8333" calcext:value-type="float">
            <text:p>0.948333</text:p>
          </table:table-cell>
          <table:table-cell table:number-columns-repeated="8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897619" calcext:value-type="float">
            <text:p>0.897619</text:p>
          </table:table-cell>
          <table:table-cell office:value-type="float" office:value="0.938095" calcext:value-type="float">
            <text:p>0.938095</text:p>
          </table:table-cell>
          <table:table-cell office:value-type="float" office:value="0.947619" calcext:value-type="float">
            <text:p>0.947619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381" calcext:value-type="float">
            <text:p>0.95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8" calcext:value-type="float">
            <text:p>0.948</text:p>
          </table:table-cell>
          <table:table-cell table:number-columns-repeated="8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2381" calcext:value-type="float">
            <text:p>0.932381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49048" calcext:value-type="float">
            <text:p>0.949048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2857" calcext:value-type="float">
            <text:p>0.95285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1905" calcext:value-type="float">
            <text:p>0.951905</text:p>
          </table:table-cell>
          <table:table-cell table:number-columns-repeated="8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5714" calcext:value-type="float">
            <text:p>0.935714</text:p>
          </table:table-cell>
          <table:table-cell office:value-type="float" office:value="0.948095" calcext:value-type="float">
            <text:p>0.948095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3762" calcext:value-type="float">
            <text:p>0.953762</text:p>
          </table:table-cell>
          <table:table-cell table:number-columns-repeated="8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619" calcext:value-type="float">
            <text:p>0.94619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3286" calcext:value-type="float">
            <text:p>0.953286</text:p>
          </table:table-cell>
          <table:table-cell table:number-columns-repeated="8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47619" calcext:value-type="float">
            <text:p>0.947619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3762" calcext:value-type="float">
            <text:p>0.953762</text:p>
          </table:table-cell>
          <table:table-cell table:number-columns-repeated="8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0952" calcext:value-type="float">
            <text:p>0.920952</text:p>
          </table:table-cell>
          <table:table-cell office:value-type="float" office:value="0.950476" calcext:value-type="float">
            <text:p>0.950476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3476" calcext:value-type="float">
            <text:p>0.953476</text:p>
          </table:table-cell>
          <table:table-cell table:number-columns-repeated="8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8571" calcext:value-type="float">
            <text:p>0.908571</text:p>
          </table:table-cell>
          <table:table-cell office:value-type="float" office:value="0.950952" calcext:value-type="float">
            <text:p>0.950952</text:p>
          </table:table-cell>
          <table:table-cell table:number-columns-repeated="3" office:value-type="float" office:value="0.952381" calcext:value-type="float">
            <text:p>0.952381</text:p>
          </table:table-cell>
          <table:table-cell table:number-columns-repeated="6" office:value-type="float" office:value="0.961905" calcext:value-type="float">
            <text:p>0.961905</text:p>
          </table:table-cell>
          <table:table-cell office:value-type="float" office:value="0.952619" calcext:value-type="float">
            <text:p>0.952619</text:p>
          </table:table-cell>
          <table:table-cell table:number-columns-repeated="8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381" calcext:value-type="float">
            <text:p>0.93381</text:p>
          </table:table-cell>
          <table:table-cell office:value-type="float" office:value="0.949048" calcext:value-type="float">
            <text:p>0.949048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381" calcext:value-type="float">
            <text:p>0.9538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4143" calcext:value-type="float">
            <text:p>0.954143</text:p>
          </table:table-cell>
          <table:table-cell table:number-columns-repeated="8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889048" calcext:value-type="float">
            <text:p>0.889048</text:p>
          </table:table-cell>
          <table:table-cell office:value-type="float" office:value="0.949048" calcext:value-type="float">
            <text:p>0.949048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8952" calcext:value-type="float">
            <text:p>0.948952</text:p>
          </table:table-cell>
          <table:table-cell table:number-columns-repeated="8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90381" calcext:value-type="float">
            <text:p>0.90381</text:p>
          </table:table-cell>
          <table:table-cell office:value-type="float" office:value="0.951429" calcext:value-type="float">
            <text:p>0.951429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5714" calcext:value-type="float">
            <text:p>0.955714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0619" calcext:value-type="float">
            <text:p>0.950619</text:p>
          </table:table-cell>
          <table:table-cell table:number-columns-repeated="8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4762" calcext:value-type="float">
            <text:p>0.924762</text:p>
          </table:table-cell>
          <table:table-cell table:number-columns-repeated="6"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52429" calcext:value-type="float">
            <text:p>0.952429</text:p>
          </table:table-cell>
          <table:table-cell table:number-columns-repeated="8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381" calcext:value-type="float">
            <text:p>0.92381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381" calcext:value-type="float">
            <text:p>0.95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2524" calcext:value-type="float">
            <text:p>0.952524</text:p>
          </table:table-cell>
          <table:table-cell table:number-columns-repeated="8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78571" calcext:value-type="float">
            <text:p>0.878571</text:p>
          </table:table-cell>
          <table:table-cell office:value-type="float" office:value="0.951905" calcext:value-type="float">
            <text:p>0.951905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4762" calcext:value-type="float">
            <text:p>0.95476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8048" calcext:value-type="float">
            <text:p>0.948048</text:p>
          </table:table-cell>
          <table:table-cell table:number-columns-repeated="8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09524" calcext:value-type="float">
            <text:p>0.609524</text:p>
          </table:table-cell>
          <table:table-cell office:value-type="float" office:value="0.919524" calcext:value-type="float">
            <text:p>0.919524</text:p>
          </table:table-cell>
          <table:table-cell office:value-type="float" office:value="0.950476" calcext:value-type="float">
            <text:p>0.950476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6667" calcext:value-type="float">
            <text:p>0.95666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219" calcext:value-type="float">
            <text:p>0.95219</text:p>
          </table:table-cell>
          <table:table-cell table:number-columns-repeated="8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5238" calcext:value-type="float">
            <text:p>0.925238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2" office:value-type="float" office:value="0.961905" calcext:value-type="float">
            <text:p>0.961905</text:p>
          </table:table-cell>
          <table:table-cell office:value-type="float" office:value="0.962381" calcext:value-type="float">
            <text:p>0.96238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953381" calcext:value-type="float">
            <text:p>0.953381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2381" calcext:value-type="float">
            <text:p>0.922381</text:p>
          </table:table-cell>
          <table:table-cell office:value-type="float" office:value="0.947619" calcext:value-type="float">
            <text:p>0.947619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2476" calcext:value-type="float">
            <text:p>0.952476</text:p>
          </table:table-cell>
          <table:table-cell table:number-columns-repeated="8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12381" calcext:value-type="float">
            <text:p>0.912381</text:p>
          </table:table-cell>
          <table:table-cell office:value-type="float" office:value="0.943333" calcext:value-type="float">
            <text:p>0.943333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2857" calcext:value-type="float">
            <text:p>0.952857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1333" calcext:value-type="float">
            <text:p>0.951333</text:p>
          </table:table-cell>
          <table:table-cell table:number-columns-repeated="8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438095" calcext:value-type="float">
            <text:p>0.438095</text:p>
          </table:table-cell>
          <table:table-cell office:value-type="float" office:value="0.870476" calcext:value-type="float">
            <text:p>0.870476</text:p>
          </table:table-cell>
          <table:table-cell office:value-type="float" office:value="0.939048" calcext:value-type="float">
            <text:p>0.939048</text:p>
          </table:table-cell>
          <table:table-cell office:value-type="float" office:value="0.947619" calcext:value-type="float">
            <text:p>0.947619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6095" calcext:value-type="float">
            <text:p>0.946095</text:p>
          </table:table-cell>
          <table:table-cell>
            <draw:frame draw:z-index="0" draw:style-name="gr1" draw:text-style-name="P1" svg:width="22.348cm" svg:height="12.57cm" svg:x="0.025cm" svg:y="0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59048" calcext:value-type="float">
            <text:p>0.85904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950952" calcext:value-type="float">
            <text:p>0.950952</text:p>
          </table:table-cell>
          <table:table-cell table:number-columns-repeated="3" office:value-type="float" office:value="0.952381" calcext:value-type="float">
            <text:p>0.95238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45762" calcext:value-type="float">
            <text:p>0.945762</text:p>
          </table:table-cell>
          <table:table-cell table:number-columns-repeated="8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895238" calcext:value-type="float">
            <text:p>0.895238</text:p>
          </table:table-cell>
          <table:table-cell office:value-type="float" office:value="0.930476" calcext:value-type="float">
            <text:p>0.930476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51905" calcext:value-type="float">
            <text:p>0.951905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60476" calcext:value-type="float">
            <text:p>0.96047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2762" calcext:value-type="float">
            <text:p>0.952762</text:p>
          </table:table-cell>
          <table:table-cell table:number-columns-repeated="8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438095" calcext:value-type="float">
            <text:p>0.438095</text:p>
          </table:table-cell>
          <table:table-cell office:value-type="float" office:value="0.850476" calcext:value-type="float">
            <text:p>0.850476</text:p>
          </table:table-cell>
          <table:table-cell office:value-type="float" office:value="0.941905" calcext:value-type="float">
            <text:p>0.941905</text:p>
          </table:table-cell>
          <table:table-cell office:value-type="float" office:value="0.95" calcext:value-type="float">
            <text:p>0.95</text:p>
          </table:table-cell>
          <table:table-cell table:number-columns-repeated="3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4429" calcext:value-type="float">
            <text:p>0.944429</text:p>
          </table:table-cell>
          <table:table-cell table:number-columns-repeated="8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438095" calcext:value-type="float">
            <text:p>0.438095</text:p>
          </table:table-cell>
          <table:table-cell office:value-type="float" office:value="0.870952" calcext:value-type="float">
            <text:p>0.870952</text:p>
          </table:table-cell>
          <table:table-cell office:value-type="float" office:value="0.946667" calcext:value-type="float">
            <text:p>0.946667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7238" calcext:value-type="float">
            <text:p>0.947238</text:p>
          </table:table-cell>
          <table:table-cell table:number-columns-repeated="8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889048" calcext:value-type="float">
            <text:p>0.889048</text:p>
          </table:table-cell>
          <table:table-cell office:value-type="float" office:value="0.94619" calcext:value-type="float">
            <text:p>0.94619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8905" calcext:value-type="float">
            <text:p>0.948905</text:p>
          </table:table-cell>
          <table:table-cell table:number-columns-repeated="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780952" calcext:value-type="float">
            <text:p>0.780952</text:p>
          </table:table-cell>
          <table:table-cell office:value-type="float" office:value="0.928095" calcext:value-type="float">
            <text:p>0.928095</text:p>
          </table:table-cell>
          <table:table-cell office:value-type="float" office:value="0.947143" calcext:value-type="float">
            <text:p>0.947143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4762" calcext:value-type="float">
            <text:p>0.95476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2524" calcext:value-type="float">
            <text:p>0.952524</text:p>
          </table:table-cell>
          <table:table-cell table:number-columns-repeated="8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780952" calcext:value-type="float">
            <text:p>0.780952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44286" calcext:value-type="float">
            <text:p>0.944286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6667" calcext:value-type="float">
            <text:p>0.95666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1286" calcext:value-type="float">
            <text:p>0.951286</text:p>
          </table:table-cell>
          <table:table-cell table:number-columns-repeated="8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97619" calcext:value-type="float">
            <text:p>0.897619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7143" calcext:value-type="float">
            <text:p>0.957143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0238" calcext:value-type="float">
            <text:p>0.950238</text:p>
          </table:table-cell>
          <table:table-cell table:number-columns-repeated="8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97619" calcext:value-type="float">
            <text:p>0.897619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6667" calcext:value-type="float">
            <text:p>0.95666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019" calcext:value-type="float">
            <text:p>0.95019</text:p>
          </table:table-cell>
          <table:table-cell table:number-columns-repeated="8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58571" calcext:value-type="float">
            <text:p>0.858571</text:p>
          </table:table-cell>
          <table:table-cell office:value-type="float" office:value="0.948095" calcext:value-type="float">
            <text:p>0.948095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2857" calcext:value-type="float">
            <text:p>0.95285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5476" calcext:value-type="float">
            <text:p>0.945476</text:p>
          </table:table-cell>
          <table:table-cell table:number-columns-repeated="8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552381" calcext:value-type="float">
            <text:p>0.552381</text:p>
          </table:table-cell>
          <table:table-cell office:value-type="float" office:value="0.875714" calcext:value-type="float">
            <text:p>0.875714</text:p>
          </table:table-cell>
          <table:table-cell office:value-type="float" office:value="0.951429" calcext:value-type="float">
            <text:p>0.951429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4762" calcext:value-type="float">
            <text:p>0.954762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7714" calcext:value-type="float">
            <text:p>0.947714</text:p>
          </table:table-cell>
          <table:table-cell table:number-columns-repeated="8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949524" calcext:value-type="float">
            <text:p>0.949524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48286" calcext:value-type="float">
            <text:p>0.948286</text:p>
          </table:table-cell>
          <table:table-cell table:number-columns-repeated="8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93619" calcext:value-type="float">
            <text:p>0.93619</text:p>
          </table:table-cell>
          <table:table-cell office:value-type="float" office:value="0.950952" calcext:value-type="float">
            <text:p>0.950952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9524" calcext:value-type="float">
            <text:p>0.959524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419" calcext:value-type="float">
            <text:p>0.95419</text:p>
          </table:table-cell>
          <table:table-cell table:number-columns-repeated="8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9048" calcext:value-type="float">
            <text:p>0.909048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61429" calcext:value-type="float">
            <text:p>0.96142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181" calcext:value-type="float">
            <text:p>0.95181</text:p>
          </table:table-cell>
          <table:table-cell table:number-columns-repeated="8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50952" calcext:value-type="float">
            <text:p>0.950952</text:p>
          </table:table-cell>
          <table:table-cell table:number-columns-repeated="4" office:value-type="float" office:value="0.952381" calcext:value-type="float">
            <text:p>0.952381</text:p>
          </table:table-cell>
          <table:table-cell table:number-columns-repeated="5" office:value-type="float" office:value="0.961905" calcext:value-type="float">
            <text:p>0.961905</text:p>
          </table:table-cell>
          <table:table-cell office:value-type="float" office:value="0.951286" calcext:value-type="float">
            <text:p>0.951286</text:p>
          </table:table-cell>
          <table:table-cell table:number-columns-repeated="8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92381" calcext:value-type="float">
            <text:p>0.92381</text:p>
          </table:table-cell>
          <table:table-cell office:value-type="float" office:value="0.935238" calcext:value-type="float">
            <text:p>0.935238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4143" calcext:value-type="float">
            <text:p>0.954143</text:p>
          </table:table-cell>
          <table:table-cell table:number-columns-repeated="8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19048" calcext:value-type="float">
            <text:p>0.619048</text:p>
          </table:table-cell>
          <table:table-cell office:value-type="float" office:value="0.917143" calcext:value-type="float">
            <text:p>0.917143</text:p>
          </table:table-cell>
          <table:table-cell office:value-type="float" office:value="0.951905" calcext:value-type="float">
            <text:p>0.951905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2048" calcext:value-type="float">
            <text:p>0.952048</text:p>
          </table:table-cell>
          <table:table-cell table:number-columns-repeated="8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90381" calcext:value-type="float">
            <text:p>0.90381</text:p>
          </table:table-cell>
          <table:table-cell office:value-type="float" office:value="0.951429" calcext:value-type="float">
            <text:p>0.951429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2857" calcext:value-type="float">
            <text:p>0.95285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0333" calcext:value-type="float">
            <text:p>0.950333</text:p>
          </table:table-cell>
          <table:table-cell table:number-columns-repeated="8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93" calcext:value-type="float">
            <text:p>0.93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381" calcext:value-type="float">
            <text:p>0.95381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3143" calcext:value-type="float">
            <text:p>0.953143</text:p>
          </table:table-cell>
          <table:table-cell table:number-columns-repeated="8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94286" calcext:value-type="float">
            <text:p>0.894286</text:p>
          </table:table-cell>
          <table:table-cell office:value-type="float" office:value="0.950952" calcext:value-type="float">
            <text:p>0.950952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9048" calcext:value-type="float">
            <text:p>0.959048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49" calcext:value-type="float">
            <text:p>0.949</text:p>
          </table:table-cell>
          <table:table-cell table:number-columns-repeated="8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920476" calcext:value-type="float">
            <text:p>0.920476</text:p>
          </table:table-cell>
          <table:table-cell office:value-type="float" office:value="0.948571" calcext:value-type="float">
            <text:p>0.948571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4286" calcext:value-type="float">
            <text:p>0.954286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1857" calcext:value-type="float">
            <text:p>0.951857</text:p>
          </table:table-cell>
          <table:table-cell table:number-columns-repeated="8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00952" calcext:value-type="float">
            <text:p>0.900952</text:p>
          </table:table-cell>
          <table:table-cell office:value-type="float" office:value="0.943333" calcext:value-type="float">
            <text:p>0.943333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60952" calcext:value-type="float">
            <text:p>0.960952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49095" calcext:value-type="float">
            <text:p>0.949095</text:p>
          </table:table-cell>
          <table:table-cell table:number-columns-repeated="8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561905" calcext:value-type="float">
            <text:p>0.561905</text:p>
          </table:table-cell>
          <table:table-cell office:value-type="float" office:value="0.882381" calcext:value-type="float">
            <text:p>0.882381</text:p>
          </table:table-cell>
          <table:table-cell office:value-type="float" office:value="0.93619" calcext:value-type="float">
            <text:p>0.93619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8571" calcext:value-type="float">
            <text:p>0.958571</text:p>
          </table:table-cell>
          <table:table-cell table:number-columns-repeated="3" office:value-type="float" office:value="0.961905" calcext:value-type="float">
            <text:p>0.961905</text:p>
          </table:table-cell>
          <table:table-cell office:value-type="float" office:value="0.946286" calcext:value-type="float">
            <text:p>0.946286</text:p>
          </table:table-cell>
          <table:table-cell table:number-columns-repeated="8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4" calcext:value-type="float">
            <text:p>0.4</text:p>
          </table:table-cell>
          <table:table-cell office:value-type="float" office:value="0.881429" calcext:value-type="float">
            <text:p>0.881429</text:p>
          </table:table-cell>
          <table:table-cell office:value-type="float" office:value="0.945238" calcext:value-type="float">
            <text:p>0.945238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2857" calcext:value-type="float">
            <text:p>0.952857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7476" calcext:value-type="float">
            <text:p>0.947476</text:p>
          </table:table-cell>
          <table:table-cell table:number-columns-repeated="8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92" calcext:value-type="float">
            <text:p>0.92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7619" calcext:value-type="float">
            <text:p>0.95761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52524" calcext:value-type="float">
            <text:p>0.952524</text:p>
          </table:table-cell>
          <table:table-cell table:number-columns-repeated="8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8619" calcext:value-type="float">
            <text:p>0.88619</text:p>
          </table:table-cell>
          <table:table-cell table:number-columns-repeated="5" office:value-type="float" office:value="0.952381" calcext:value-type="float">
            <text:p>0.952381</text:p>
          </table:table-cell>
          <table:table-cell office:value-type="float" office:value="0.95619" calcext:value-type="float">
            <text:p>0.95619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9" calcext:value-type="float">
            <text:p>0.949</text:p>
          </table:table-cell>
          <table:table-cell table:number-columns-repeated="8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870952" calcext:value-type="float">
            <text:p>0.870952</text:p>
          </table:table-cell>
          <table:table-cell office:value-type="float" office:value="0.951905" calcext:value-type="float">
            <text:p>0.951905</text:p>
          </table:table-cell>
          <table:table-cell table:number-columns-repeated="4" office:value-type="float" office:value="0.952381" calcext:value-type="float">
            <text:p>0.952381</text:p>
          </table:table-cell>
          <table:table-cell office:value-type="float" office:value="0.958095" calcext:value-type="float">
            <text:p>0.958095</text:p>
          </table:table-cell>
          <table:table-cell table:number-columns-repeated="4" office:value-type="float" office:value="0.961905" calcext:value-type="float">
            <text:p>0.961905</text:p>
          </table:table-cell>
          <table:table-cell office:value-type="float" office:value="0.947619" calcext:value-type="float">
            <text:p>0.947619</text:p>
          </table:table-cell>
          <table:table-cell table:number-columns-repeated="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1"/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9T10:40:16.915945539</dc:date>
    <meta:editing-duration>PT2M28S</meta:editing-duration>
    <meta:editing-cycles>2</meta:editing-cycles>
    <meta:generator>LibreOffice/7.6.2.1$MacOSX_AARCH64 LibreOffice_project/56f7684011345957bbf33a7ee678afaf4d2ba333</meta:generator>
    <meta:document-statistic meta:table-count="1" meta:cell-count="421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301 accuracy.C1:accuracy.N301" chart:data-source-has-labels="both" svg:x="1.427cm" svg:y="0.251cm" svg:width="17.692cm" svg:height="11.118cm">
          <chart:coordinate-region svg:x="2.178cm" svg:y="0.452cm" svg:width="16.913cm" svg:height="9.959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111429">
                <text:p>0.111429</text:p>
                <draw:g>
                  <svg:desc>accuracy.C2:accuracy.C301</svg:desc>
                </draw:g>
              </table:table-cell>
              <table:table-cell office:value-type="float" office:value="0.333333">
                <text:p>0.333333</text:p>
                <draw:g>
                  <svg:desc>accuracy.D2:accuracy.D301</svg:desc>
                </draw:g>
              </table:table-cell>
              <table:table-cell office:value-type="float" office:value="0.333333">
                <text:p>0.333333</text:p>
                <draw:g>
                  <svg:desc>accuracy.E2:accuracy.E301</svg:desc>
                </draw:g>
              </table:table-cell>
              <table:table-cell office:value-type="float" office:value="0.333333">
                <text:p>0.333333</text:p>
                <draw:g>
                  <svg:desc>accuracy.F2:accuracy.F301</svg:desc>
                </draw:g>
              </table:table-cell>
              <table:table-cell office:value-type="float" office:value="0.333333">
                <text:p>0.333333</text:p>
                <draw:g>
                  <svg:desc>accuracy.G2:accuracy.G301</svg:desc>
                </draw:g>
              </table:table-cell>
              <table:table-cell office:value-type="float" office:value="0.333333">
                <text:p>0.333333</text:p>
                <draw:g>
                  <svg:desc>accuracy.H2:accuracy.H301</svg:desc>
                </draw:g>
              </table:table-cell>
              <table:table-cell office:value-type="float" office:value="0.333333">
                <text:p>0.333333</text:p>
                <draw:g>
                  <svg:desc>accuracy.I2:accuracy.I301</svg:desc>
                </draw:g>
              </table:table-cell>
              <table:table-cell office:value-type="float" office:value="0.333333">
                <text:p>0.333333</text:p>
                <draw:g>
                  <svg:desc>accuracy.J2:accuracy.J301</svg:desc>
                </draw:g>
              </table:table-cell>
              <table:table-cell office:value-type="float" office:value="0.333333">
                <text:p>0.333333</text:p>
                <draw:g>
                  <svg:desc>accuracy.K2:accuracy.K301</svg:desc>
                </draw:g>
              </table:table-cell>
              <table:table-cell office:value-type="float" office:value="0.472381">
                <text:p>0.472381</text:p>
                <draw:g>
                  <svg:desc>accuracy.L2:accuracy.L301</svg:desc>
                </draw:g>
              </table:table-cell>
              <table:table-cell office:value-type="float" office:value="0.666667">
                <text:p>0.666667</text:p>
                <draw:g>
                  <svg:desc>accuracy.M2:accuracy.M301</svg:desc>
                </draw:g>
              </table:table-cell>
              <table:table-cell office:value-type="float" office:value="0.325048">
                <text:p>0.325048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28095">
                <text:p>0.32809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27619">
                <text:p>0.427619</text:p>
              </table:table-cell>
              <table:table-cell office:value-type="float" office:value="0.636667">
                <text:p>0.63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372571">
                <text:p>0.3725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8095">
                <text:p>0.29809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429048">
                <text:p>0.429048</text:p>
              </table:table-cell>
              <table:table-cell office:value-type="float" office:value="0.581429">
                <text:p>0.581429</text:p>
              </table:table-cell>
              <table:table-cell office:value-type="float" office:value="0.665238">
                <text:p>0.66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397571">
                <text:p>0.3975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05238">
                <text:p>0.30523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9048">
                <text:p>0.349048</text:p>
              </table:table-cell>
              <table:table-cell office:value-type="float" office:value="0.504286">
                <text:p>0.504286</text:p>
              </table:table-cell>
              <table:table-cell office:value-type="float" office:value="0.62">
                <text:p>0.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41119">
                <text:p>0.411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9524">
                <text:p>0.30952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619">
                <text:p>0.33619</text:p>
              </table:table-cell>
              <table:table-cell office:value-type="float" office:value="0.451905">
                <text:p>0.451905</text:p>
              </table:table-cell>
              <table:table-cell office:value-type="float" office:value="0.590952">
                <text:p>0.590952</text:p>
              </table:table-cell>
              <table:table-cell office:value-type="float" office:value="0.663333">
                <text:p>0.66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43519">
                <text:p>0.4351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92857">
                <text:p>0.29285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762">
                <text:p>0.334762</text:p>
              </table:table-cell>
              <table:table-cell office:value-type="float" office:value="0.440952">
                <text:p>0.440952</text:p>
              </table:table-cell>
              <table:table-cell office:value-type="float" office:value="0.591429">
                <text:p>0.591429</text:p>
              </table:table-cell>
              <table:table-cell office:value-type="float" office:value="0.662381">
                <text:p>0.66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465571">
                <text:p>0.4655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18571">
                <text:p>0.31857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286">
                <text:p>0.334286</text:p>
              </table:table-cell>
              <table:table-cell office:value-type="float" office:value="0.409524">
                <text:p>0.409524</text:p>
              </table:table-cell>
              <table:table-cell office:value-type="float" office:value="0.582381">
                <text:p>0.582381</text:p>
              </table:table-cell>
              <table:table-cell office:value-type="float" office:value="0.658571">
                <text:p>0.65857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8571">
                <text:p>0.668571</text:p>
              </table:table-cell>
              <table:table-cell office:value-type="float" office:value="0.704762">
                <text:p>0.704762</text:p>
              </table:table-cell>
              <table:table-cell office:value-type="float" office:value="0.49719">
                <text:p>0.4971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20476">
                <text:p>0.32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">
                <text:p>0.36</text:p>
              </table:table-cell>
              <table:table-cell office:value-type="float" office:value="0.530476">
                <text:p>0.530476</text:p>
              </table:table-cell>
              <table:table-cell office:value-type="float" office:value="0.649048">
                <text:p>0.649048</text:p>
              </table:table-cell>
              <table:table-cell office:value-type="float" office:value="0.66619">
                <text:p>0.66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704762">
                <text:p>0.704762</text:p>
              </table:table-cell>
              <table:table-cell office:value-type="float" office:value="0.519667">
                <text:p>0.519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1905">
                <text:p>0.33190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762">
                <text:p>0.334762</text:p>
              </table:table-cell>
              <table:table-cell office:value-type="float" office:value="0.418095">
                <text:p>0.418095</text:p>
              </table:table-cell>
              <table:table-cell office:value-type="float" office:value="0.589524">
                <text:p>0.589524</text:p>
              </table:table-cell>
              <table:table-cell office:value-type="float" office:value="0.659524">
                <text:p>0.65952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952">
                <text:p>0.670952</text:p>
              </table:table-cell>
              <table:table-cell office:value-type="float" office:value="0.704762">
                <text:p>0.704762</text:p>
              </table:table-cell>
              <table:table-cell office:value-type="float" office:value="0.53381">
                <text:p>0.5338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2381">
                <text:p>0.33238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762">
                <text:p>0.334762</text:p>
              </table:table-cell>
              <table:table-cell office:value-type="float" office:value="0.395714">
                <text:p>0.395714</text:p>
              </table:table-cell>
              <table:table-cell office:value-type="float" office:value="0.574762">
                <text:p>0.574762</text:p>
              </table:table-cell>
              <table:table-cell office:value-type="float" office:value="0.662381">
                <text:p>0.66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2381">
                <text:p>0.672381</text:p>
              </table:table-cell>
              <table:table-cell office:value-type="float" office:value="0.704762">
                <text:p>0.704762</text:p>
              </table:table-cell>
              <table:table-cell office:value-type="float" office:value="0.530571">
                <text:p>0.53057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23333">
                <text:p>0.32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85238">
                <text:p>0.385238</text:p>
              </table:table-cell>
              <table:table-cell office:value-type="float" office:value="0.574762">
                <text:p>0.574762</text:p>
              </table:table-cell>
              <table:table-cell office:value-type="float" office:value="0.663333">
                <text:p>0.66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4762">
                <text:p>0.674762</text:p>
              </table:table-cell>
              <table:table-cell office:value-type="float" office:value="0.704762">
                <text:p>0.704762</text:p>
              </table:table-cell>
              <table:table-cell office:value-type="float" office:value="0.52881">
                <text:p>0.528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11905">
                <text:p>0.31190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81">
                <text:p>0.33381</text:p>
              </table:table-cell>
              <table:table-cell office:value-type="float" office:value="0.39381">
                <text:p>0.39381</text:p>
              </table:table-cell>
              <table:table-cell office:value-type="float" office:value="0.576667">
                <text:p>0.576667</text:p>
              </table:table-cell>
              <table:table-cell office:value-type="float" office:value="0.661429">
                <text:p>0.66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0952">
                <text:p>0.690952</text:p>
              </table:table-cell>
              <table:table-cell office:value-type="float" office:value="0.885714">
                <text:p>0.885714</text:p>
              </table:table-cell>
              <table:table-cell office:value-type="float" office:value="0.53019">
                <text:p>0.530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1905">
                <text:p>0.33190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97143">
                <text:p>0.397143</text:p>
              </table:table-cell>
              <table:table-cell office:value-type="float" office:value="0.595238">
                <text:p>0.595238</text:p>
              </table:table-cell>
              <table:table-cell office:value-type="float" office:value="0.663333">
                <text:p>0.66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6667">
                <text:p>0.706667</text:p>
              </table:table-cell>
              <table:table-cell office:value-type="float" office:value="0.885714">
                <text:p>0.885714</text:p>
              </table:table-cell>
              <table:table-cell office:value-type="float" office:value="0.536095">
                <text:p>0.53609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2381">
                <text:p>0.362381</text:p>
              </table:table-cell>
              <table:table-cell office:value-type="float" office:value="0.545714">
                <text:p>0.545714</text:p>
              </table:table-cell>
              <table:table-cell office:value-type="float" office:value="0.645238">
                <text:p>0.64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4762">
                <text:p>0.724762</text:p>
              </table:table-cell>
              <table:table-cell office:value-type="float" office:value="0.885714">
                <text:p>0.885714</text:p>
              </table:table-cell>
              <table:table-cell office:value-type="float" office:value="0.561143">
                <text:p>0.56114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2619">
                <text:p>0.326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84762">
                <text:p>0.384762</text:p>
              </table:table-cell>
              <table:table-cell office:value-type="float" office:value="0.580952">
                <text:p>0.580952</text:p>
              </table:table-cell>
              <table:table-cell office:value-type="float" office:value="0.646667">
                <text:p>0.64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46667">
                <text:p>0.746667</text:p>
              </table:table-cell>
              <table:table-cell office:value-type="float" office:value="0.885714">
                <text:p>0.885714</text:p>
              </table:table-cell>
              <table:table-cell office:value-type="float" office:value="0.568524">
                <text:p>0.56852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26667">
                <text:p>0.326667</text:p>
              </table:table-cell>
              <table:table-cell office:value-type="float" office:value="0.334286">
                <text:p>0.334286</text:p>
              </table:table-cell>
              <table:table-cell office:value-type="float" office:value="0.377619">
                <text:p>0.377619</text:p>
              </table:table-cell>
              <table:table-cell office:value-type="float" office:value="0.553333">
                <text:p>0.553333</text:p>
              </table:table-cell>
              <table:table-cell office:value-type="float" office:value="0.635714">
                <text:p>0.635714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39524">
                <text:p>0.739524</text:p>
              </table:table-cell>
              <table:table-cell office:value-type="float" office:value="0.885714">
                <text:p>0.885714</text:p>
              </table:table-cell>
              <table:table-cell office:value-type="float" office:value="0.563095">
                <text:p>0.56309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25238">
                <text:p>0.325238</text:p>
              </table:table-cell>
              <table:table-cell office:value-type="float" office:value="0.333333">
                <text:p>0.333333</text:p>
              </table:table-cell>
              <table:table-cell office:value-type="float" office:value="0.357619">
                <text:p>0.357619</text:p>
              </table:table-cell>
              <table:table-cell office:value-type="float" office:value="0.509048">
                <text:p>0.509048</text:p>
              </table:table-cell>
              <table:table-cell office:value-type="float" office:value="0.632857">
                <text:p>0.632857</text:p>
              </table:table-cell>
              <table:table-cell office:value-type="float" office:value="0.665238">
                <text:p>0.66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2381">
                <text:p>0.722381</text:p>
              </table:table-cell>
              <table:table-cell office:value-type="float" office:value="0.885714">
                <text:p>0.885714</text:p>
              </table:table-cell>
              <table:table-cell office:value-type="float" office:value="0.554571">
                <text:p>0.55457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81">
                <text:p>0.33381</text:p>
              </table:table-cell>
              <table:table-cell office:value-type="float" office:value="0.429048">
                <text:p>0.429048</text:p>
              </table:table-cell>
              <table:table-cell office:value-type="float" office:value="0.60619">
                <text:p>0.60619</text:p>
              </table:table-cell>
              <table:table-cell office:value-type="float" office:value="0.657619">
                <text:p>0.657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2381">
                <text:p>0.722381</text:p>
              </table:table-cell>
              <table:table-cell office:value-type="float" office:value="0.885714">
                <text:p>0.885714</text:p>
              </table:table-cell>
              <table:table-cell office:value-type="float" office:value="0.574905">
                <text:p>0.5749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8381">
                <text:p>0.38381</text:p>
              </table:table-cell>
              <table:table-cell office:value-type="float" office:value="0.59">
                <text:p>0.59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619">
                <text:p>0.72619</text:p>
              </table:table-cell>
              <table:table-cell office:value-type="float" office:value="0.885714">
                <text:p>0.885714</text:p>
              </table:table-cell>
              <table:table-cell office:value-type="float" office:value="0.569143">
                <text:p>0.56914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81">
                <text:p>0.33381</text:p>
              </table:table-cell>
              <table:table-cell office:value-type="float" office:value="0.41">
                <text:p>0.41</text:p>
              </table:table-cell>
              <table:table-cell office:value-type="float" office:value="0.591905">
                <text:p>0.591905</text:p>
              </table:table-cell>
              <table:table-cell office:value-type="float" office:value="0.657143">
                <text:p>0.65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2381">
                <text:p>0.722381</text:p>
              </table:table-cell>
              <table:table-cell office:value-type="float" office:value="0.885714">
                <text:p>0.885714</text:p>
              </table:table-cell>
              <table:table-cell office:value-type="float" office:value="0.571524">
                <text:p>0.5715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619">
                <text:p>0.337619</text:p>
              </table:table-cell>
              <table:table-cell office:value-type="float" office:value="0.468571">
                <text:p>0.468571</text:p>
              </table:table-cell>
              <table:table-cell office:value-type="float" office:value="0.621905">
                <text:p>0.621905</text:p>
              </table:table-cell>
              <table:table-cell office:value-type="float" office:value="0.660476">
                <text:p>0.66047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9524">
                <text:p>0.729524</text:p>
              </table:table-cell>
              <table:table-cell office:value-type="float" office:value="0.885714">
                <text:p>0.885714</text:p>
              </table:table-cell>
              <table:table-cell office:value-type="float" office:value="0.58181">
                <text:p>0.5818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762">
                <text:p>0.334762</text:p>
              </table:table-cell>
              <table:table-cell office:value-type="float" office:value="0.434286">
                <text:p>0.434286</text:p>
              </table:table-cell>
              <table:table-cell office:value-type="float" office:value="0.574286">
                <text:p>0.574286</text:p>
              </table:table-cell>
              <table:table-cell office:value-type="float" office:value="0.65381">
                <text:p>0.65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9524">
                <text:p>0.729524</text:p>
              </table:table-cell>
              <table:table-cell office:value-type="float" office:value="0.885714">
                <text:p>0.885714</text:p>
              </table:table-cell>
              <table:table-cell office:value-type="float" office:value="0.572667">
                <text:p>0.572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25238">
                <text:p>0.325238</text:p>
              </table:table-cell>
              <table:table-cell office:value-type="float" office:value="0.347143">
                <text:p>0.347143</text:p>
              </table:table-cell>
              <table:table-cell office:value-type="float" office:value="0.478095">
                <text:p>0.478095</text:p>
              </table:table-cell>
              <table:table-cell office:value-type="float" office:value="0.623333">
                <text:p>0.623333</text:p>
              </table:table-cell>
              <table:table-cell office:value-type="float" office:value="0.662381">
                <text:p>0.66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52381">
                <text:p>0.752381</text:p>
              </table:table-cell>
              <table:table-cell office:value-type="float" office:value="0.885714">
                <text:p>0.885714</text:p>
              </table:table-cell>
              <table:table-cell office:value-type="float" office:value="0.585524">
                <text:p>0.58552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25238">
                <text:p>0.325238</text:p>
              </table:table-cell>
              <table:table-cell office:value-type="float" office:value="0.350952">
                <text:p>0.350952</text:p>
              </table:table-cell>
              <table:table-cell office:value-type="float" office:value="0.480952">
                <text:p>0.480952</text:p>
              </table:table-cell>
              <table:table-cell office:value-type="float" office:value="0.627143">
                <text:p>0.627143</text:p>
              </table:table-cell>
              <table:table-cell office:value-type="float" office:value="0.665238">
                <text:p>0.66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65714">
                <text:p>0.765714</text:p>
              </table:table-cell>
              <table:table-cell office:value-type="float" office:value="0.885714">
                <text:p>0.885714</text:p>
              </table:table-cell>
              <table:table-cell office:value-type="float" office:value="0.58819">
                <text:p>0.5881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3381">
                <text:p>0.33381</text:p>
              </table:table-cell>
              <table:table-cell office:value-type="float" office:value="0.417143">
                <text:p>0.417143</text:p>
              </table:table-cell>
              <table:table-cell office:value-type="float" office:value="0.555714">
                <text:p>0.555714</text:p>
              </table:table-cell>
              <table:table-cell office:value-type="float" office:value="0.65381">
                <text:p>0.65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">
                <text:p>0.78</text:p>
              </table:table-cell>
              <table:table-cell office:value-type="float" office:value="0.885714">
                <text:p>0.885714</text:p>
              </table:table-cell>
              <table:table-cell office:value-type="float" office:value="0.607381">
                <text:p>0.60738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34286">
                <text:p>0.334286</text:p>
              </table:table-cell>
              <table:table-cell office:value-type="float" office:value="0.400476">
                <text:p>0.400476</text:p>
              </table:table-cell>
              <table:table-cell office:value-type="float" office:value="0.535714">
                <text:p>0.535714</text:p>
              </table:table-cell>
              <table:table-cell office:value-type="float" office:value="0.640476">
                <text:p>0.64047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2857">
                <text:p>0.782857</text:p>
              </table:table-cell>
              <table:table-cell office:value-type="float" office:value="0.885714">
                <text:p>0.885714</text:p>
              </table:table-cell>
              <table:table-cell office:value-type="float" office:value="0.602714">
                <text:p>0.60271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33333">
                <text:p>0.333333</text:p>
              </table:table-cell>
              <table:table-cell office:value-type="float" office:value="0.36">
                <text:p>0.36</text:p>
              </table:table-cell>
              <table:table-cell office:value-type="float" office:value="0.49">
                <text:p>0.49</text:p>
              </table:table-cell>
              <table:table-cell office:value-type="float" office:value="0.612857">
                <text:p>0.612857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90476">
                <text:p>0.790476</text:p>
              </table:table-cell>
              <table:table-cell office:value-type="float" office:value="0.885714">
                <text:p>0.885714</text:p>
              </table:table-cell>
              <table:table-cell office:value-type="float" office:value="0.591714">
                <text:p>0.591714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33333">
                <text:p>0.333333</text:p>
              </table:table-cell>
              <table:table-cell office:value-type="float" office:value="0.346667">
                <text:p>0.346667</text:p>
              </table:table-cell>
              <table:table-cell office:value-type="float" office:value="0.474762">
                <text:p>0.474762</text:p>
              </table:table-cell>
              <table:table-cell office:value-type="float" office:value="0.604286">
                <text:p>0.604286</text:p>
              </table:table-cell>
              <table:table-cell office:value-type="float" office:value="0.660476">
                <text:p>0.66047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8571">
                <text:p>0.668571</text:p>
              </table:table-cell>
              <table:table-cell office:value-type="float" office:value="0.816667">
                <text:p>0.816667</text:p>
              </table:table-cell>
              <table:table-cell office:value-type="float" office:value="0.885714">
                <text:p>0.885714</text:p>
              </table:table-cell>
              <table:table-cell office:value-type="float" office:value="0.590476">
                <text:p>0.59047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33333">
                <text:p>0.333333</text:p>
              </table:table-cell>
              <table:table-cell office:value-type="float" office:value="0.342381">
                <text:p>0.342381</text:p>
              </table:table-cell>
              <table:table-cell office:value-type="float" office:value="0.482381">
                <text:p>0.482381</text:p>
              </table:table-cell>
              <table:table-cell office:value-type="float" office:value="0.615238">
                <text:p>0.615238</text:p>
              </table:table-cell>
              <table:table-cell office:value-type="float" office:value="0.665238">
                <text:p>0.66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825714">
                <text:p>0.825714</text:p>
              </table:table-cell>
              <table:table-cell office:value-type="float" office:value="0.885714">
                <text:p>0.885714</text:p>
              </table:table-cell>
              <table:table-cell office:value-type="float" office:value="0.594238">
                <text:p>0.59423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714">
                <text:p>0.335714</text:p>
              </table:table-cell>
              <table:table-cell office:value-type="float" office:value="0.451429">
                <text:p>0.451429</text:p>
              </table:table-cell>
              <table:table-cell office:value-type="float" office:value="0.61619">
                <text:p>0.61619</text:p>
              </table:table-cell>
              <table:table-cell office:value-type="float" office:value="0.66619">
                <text:p>0.66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4762">
                <text:p>0.674762</text:p>
              </table:table-cell>
              <table:table-cell office:value-type="float" office:value="0.824286">
                <text:p>0.824286</text:p>
              </table:table-cell>
              <table:table-cell office:value-type="float" office:value="0.885714">
                <text:p>0.885714</text:p>
              </table:table-cell>
              <table:table-cell office:value-type="float" office:value="0.59019">
                <text:p>0.5901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143">
                <text:p>0.337143</text:p>
              </table:table-cell>
              <table:table-cell office:value-type="float" office:value="0.469524">
                <text:p>0.469524</text:p>
              </table:table-cell>
              <table:table-cell office:value-type="float" office:value="0.651905">
                <text:p>0.65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4286">
                <text:p>0.694286</text:p>
              </table:table-cell>
              <table:table-cell office:value-type="float" office:value="0.844286">
                <text:p>0.844286</text:p>
              </table:table-cell>
              <table:table-cell office:value-type="float" office:value="0.885714">
                <text:p>0.885714</text:p>
              </table:table-cell>
              <table:table-cell office:value-type="float" office:value="0.599714">
                <text:p>0.59971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33333">
                <text:p>0.333333</text:p>
              </table:table-cell>
              <table:table-cell office:value-type="float" office:value="0.340952">
                <text:p>0.340952</text:p>
              </table:table-cell>
              <table:table-cell office:value-type="float" office:value="0.523333">
                <text:p>0.523333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8571">
                <text:p>0.708571</text:p>
              </table:table-cell>
              <table:table-cell office:value-type="float" office:value="0.851429">
                <text:p>0.851429</text:p>
              </table:table-cell>
              <table:table-cell office:value-type="float" office:value="0.885714">
                <text:p>0.885714</text:p>
              </table:table-cell>
              <table:table-cell office:value-type="float" office:value="0.608619">
                <text:p>0.6086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33333">
                <text:p>0.333333</text:p>
              </table:table-cell>
              <table:table-cell office:value-type="float" office:value="0.370952">
                <text:p>0.370952</text:p>
              </table:table-cell>
              <table:table-cell office:value-type="float" office:value="0.563333">
                <text:p>0.563333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832857">
                <text:p>0.832857</text:p>
              </table:table-cell>
              <table:table-cell office:value-type="float" office:value="0.885714">
                <text:p>0.885714</text:p>
              </table:table-cell>
              <table:table-cell office:value-type="float" office:value="0.610143">
                <text:p>0.610143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35714">
                <text:p>0.335714</text:p>
              </table:table-cell>
              <table:table-cell office:value-type="float" office:value="0.430476">
                <text:p>0.430476</text:p>
              </table:table-cell>
              <table:table-cell office:value-type="float" office:value="0.613333">
                <text:p>0.613333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3333">
                <text:p>0.683333</text:p>
              </table:table-cell>
              <table:table-cell office:value-type="float" office:value="0.842381">
                <text:p>0.842381</text:p>
              </table:table-cell>
              <table:table-cell office:value-type="float" office:value="0.914286">
                <text:p>0.914286</text:p>
              </table:table-cell>
              <table:table-cell office:value-type="float" office:value="0.623095">
                <text:p>0.62309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36667">
                <text:p>0.336667</text:p>
              </table:table-cell>
              <table:table-cell office:value-type="float" office:value="0.440476">
                <text:p>0.440476</text:p>
              </table:table-cell>
              <table:table-cell office:value-type="float" office:value="0.62">
                <text:p>0.62</text:p>
              </table:table-cell>
              <table:table-cell office:value-type="float" office:value="0.661429">
                <text:p>0.66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7143">
                <text:p>0.687143</text:p>
              </table:table-cell>
              <table:table-cell office:value-type="float" office:value="0.841429">
                <text:p>0.841429</text:p>
              </table:table-cell>
              <table:table-cell office:value-type="float" office:value="0.914286">
                <text:p>0.914286</text:p>
              </table:table-cell>
              <table:table-cell office:value-type="float" office:value="0.625381">
                <text:p>0.62538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36667">
                <text:p>0.336667</text:p>
              </table:table-cell>
              <table:table-cell office:value-type="float" office:value="0.467143">
                <text:p>0.467143</text:p>
              </table:table-cell>
              <table:table-cell office:value-type="float" office:value="0.619524">
                <text:p>0.619524</text:p>
              </table:table-cell>
              <table:table-cell office:value-type="float" office:value="0.664286">
                <text:p>0.66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80381">
                <text:p>0.80381</text:p>
              </table:table-cell>
              <table:table-cell office:value-type="float" office:value="0.914286">
                <text:p>0.914286</text:p>
              </table:table-cell>
              <table:table-cell office:value-type="float" office:value="0.622762">
                <text:p>0.62276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34619">
                <text:p>0.34619</text:p>
              </table:table-cell>
              <table:table-cell office:value-type="float" office:value="0.491905">
                <text:p>0.491905</text:p>
              </table:table-cell>
              <table:table-cell office:value-type="float" office:value="0.635714">
                <text:p>0.635714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5714">
                <text:p>0.675714</text:p>
              </table:table-cell>
              <table:table-cell office:value-type="float" office:value="0.84381">
                <text:p>0.84381</text:p>
              </table:table-cell>
              <table:table-cell office:value-type="float" office:value="0.914286">
                <text:p>0.914286</text:p>
              </table:table-cell>
              <table:table-cell office:value-type="float" office:value="0.632476">
                <text:p>0.632476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33333">
                <text:p>0.333333</text:p>
              </table:table-cell>
              <table:table-cell office:value-type="float" office:value="0.388095">
                <text:p>0.388095</text:p>
              </table:table-cell>
              <table:table-cell office:value-type="float" office:value="0.565238">
                <text:p>0.565238</text:p>
              </table:table-cell>
              <table:table-cell office:value-type="float" office:value="0.646667">
                <text:p>0.646667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8095">
                <text:p>0.668095</text:p>
              </table:table-cell>
              <table:table-cell office:value-type="float" office:value="0.832857">
                <text:p>0.832857</text:p>
              </table:table-cell>
              <table:table-cell office:value-type="float" office:value="0.92381">
                <text:p>0.92381</text:p>
              </table:table-cell>
              <table:table-cell office:value-type="float" office:value="0.61">
                <text:p>0.6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33333">
                <text:p>0.333333</text:p>
              </table:table-cell>
              <table:table-cell office:value-type="float" office:value="0.372381">
                <text:p>0.372381</text:p>
              </table:table-cell>
              <table:table-cell office:value-type="float" office:value="0.54619">
                <text:p>0.54619</text:p>
              </table:table-cell>
              <table:table-cell office:value-type="float" office:value="0.648571">
                <text:p>0.64857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8571">
                <text:p>0.668571</text:p>
              </table:table-cell>
              <table:table-cell office:value-type="float" office:value="0.83619">
                <text:p>0.83619</text:p>
              </table:table-cell>
              <table:table-cell office:value-type="float" office:value="0.92381">
                <text:p>0.92381</text:p>
              </table:table-cell>
              <table:table-cell office:value-type="float" office:value="0.60719">
                <text:p>0.60719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33333">
                <text:p>0.333333</text:p>
              </table:table-cell>
              <table:table-cell office:value-type="float" office:value="0.388095">
                <text:p>0.388095</text:p>
              </table:table-cell>
              <table:table-cell office:value-type="float" office:value="0.562381">
                <text:p>0.562381</text:p>
              </table:table-cell>
              <table:table-cell office:value-type="float" office:value="0.647143">
                <text:p>0.647143</text:p>
              </table:table-cell>
              <table:table-cell office:value-type="float" office:value="0.665238">
                <text:p>0.66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29048">
                <text:p>0.829048</text:p>
              </table:table-cell>
              <table:table-cell office:value-type="float" office:value="0.92381">
                <text:p>0.92381</text:p>
              </table:table-cell>
              <table:table-cell office:value-type="float" office:value="0.60919">
                <text:p>0.609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33333">
                <text:p>0.333333</text:p>
              </table:table-cell>
              <table:table-cell office:value-type="float" office:value="0.351429">
                <text:p>0.351429</text:p>
              </table:table-cell>
              <table:table-cell office:value-type="float" office:value="0.531429">
                <text:p>0.531429</text:p>
              </table:table-cell>
              <table:table-cell office:value-type="float" office:value="0.642857">
                <text:p>0.642857</text:p>
              </table:table-cell>
              <table:table-cell office:value-type="float" office:value="0.66619">
                <text:p>0.66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11905">
                <text:p>0.811905</text:p>
              </table:table-cell>
              <table:table-cell office:value-type="float" office:value="0.92381">
                <text:p>0.92381</text:p>
              </table:table-cell>
              <table:table-cell office:value-type="float" office:value="0.600381">
                <text:p>0.60038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33333">
                <text:p>0.333333</text:p>
              </table:table-cell>
              <table:table-cell office:value-type="float" office:value="0.379524">
                <text:p>0.379524</text:p>
              </table:table-cell>
              <table:table-cell office:value-type="float" office:value="0.54381">
                <text:p>0.54381</text:p>
              </table:table-cell>
              <table:table-cell office:value-type="float" office:value="0.64381">
                <text:p>0.64381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35714">
                <text:p>0.835714</text:p>
              </table:table-cell>
              <table:table-cell office:value-type="float" office:value="0.92381">
                <text:p>0.92381</text:p>
              </table:table-cell>
              <table:table-cell office:value-type="float" office:value="0.606667">
                <text:p>0.6066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37143">
                <text:p>0.337143</text:p>
              </table:table-cell>
              <table:table-cell office:value-type="float" office:value="0.475714">
                <text:p>0.475714</text:p>
              </table:table-cell>
              <table:table-cell office:value-type="float" office:value="0.608095">
                <text:p>0.608095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17619">
                <text:p>0.817619</text:p>
              </table:table-cell>
              <table:table-cell office:value-type="float" office:value="0.92381">
                <text:p>0.92381</text:p>
              </table:table-cell>
              <table:table-cell office:value-type="float" office:value="0.623">
                <text:p>0.62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338095">
                <text:p>0.338095</text:p>
              </table:table-cell>
              <table:table-cell office:value-type="float" office:value="0.481429">
                <text:p>0.481429</text:p>
              </table:table-cell>
              <table:table-cell office:value-type="float" office:value="0.620476">
                <text:p>0.620476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20952">
                <text:p>0.82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625333">
                <text:p>0.62533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33381">
                <text:p>0.33381</text:p>
              </table:table-cell>
              <table:table-cell office:value-type="float" office:value="0.481905">
                <text:p>0.481905</text:p>
              </table:table-cell>
              <table:table-cell office:value-type="float" office:value="0.644762">
                <text:p>0.644762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04762">
                <text:p>0.80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625952">
                <text:p>0.62595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3381">
                <text:p>0.33381</text:p>
              </table:table-cell>
              <table:table-cell office:value-type="float" office:value="0.435714">
                <text:p>0.435714</text:p>
              </table:table-cell>
              <table:table-cell office:value-type="float" office:value="0.619524">
                <text:p>0.619524</text:p>
              </table:table-cell>
              <table:table-cell office:value-type="float" office:value="0.657619">
                <text:p>0.657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9">
                <text:p>0.79</text:p>
              </table:table-cell>
              <table:table-cell office:value-type="float" office:value="0.961905">
                <text:p>0.961905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38571">
                <text:p>0.338571</text:p>
              </table:table-cell>
              <table:table-cell office:value-type="float" office:value="0.446667">
                <text:p>0.446667</text:p>
              </table:table-cell>
              <table:table-cell office:value-type="float" office:value="0.598095">
                <text:p>0.598095</text:p>
              </table:table-cell>
              <table:table-cell office:value-type="float" office:value="0.655714">
                <text:p>0.655714</text:p>
              </table:table-cell>
              <table:table-cell office:value-type="float" office:value="0.66619">
                <text:p>0.66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7381">
                <text:p>0.77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614571">
                <text:p>0.61457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35238">
                <text:p>0.335238</text:p>
              </table:table-cell>
              <table:table-cell office:value-type="float" office:value="0.46">
                <text:p>0.46</text:p>
              </table:table-cell>
              <table:table-cell office:value-type="float" office:value="0.605714">
                <text:p>0.605714</text:p>
              </table:table-cell>
              <table:table-cell office:value-type="float" office:value="0.652857">
                <text:p>0.652857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99524">
                <text:p>0.79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618381">
                <text:p>0.6183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334286">
                <text:p>0.334286</text:p>
              </table:table-cell>
              <table:table-cell office:value-type="float" office:value="0.44619">
                <text:p>0.44619</text:p>
              </table:table-cell>
              <table:table-cell office:value-type="float" office:value="0.592381">
                <text:p>0.592381</text:p>
              </table:table-cell>
              <table:table-cell office:value-type="float" office:value="0.651429">
                <text:p>0.65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12381">
                <text:p>0.81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617">
                <text:p>0.61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4619">
                <text:p>0.34619</text:p>
              </table:table-cell>
              <table:table-cell office:value-type="float" office:value="0.414762">
                <text:p>0.414762</text:p>
              </table:table-cell>
              <table:table-cell office:value-type="float" office:value="0.572381">
                <text:p>0.572381</text:p>
              </table:table-cell>
              <table:table-cell office:value-type="float" office:value="0.652857">
                <text:p>0.65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11429">
                <text:p>0.81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613095">
                <text:p>0.61309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37619">
                <text:p>0.337619</text:p>
              </table:table-cell>
              <table:table-cell office:value-type="float" office:value="0.385714">
                <text:p>0.385714</text:p>
              </table:table-cell>
              <table:table-cell office:value-type="float" office:value="0.510476">
                <text:p>0.510476</text:p>
              </table:table-cell>
              <table:table-cell office:value-type="float" office:value="0.636667">
                <text:p>0.636667</text:p>
              </table:table-cell>
              <table:table-cell office:value-type="float" office:value="0.663333">
                <text:p>0.66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904286">
                <text:p>0.90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610857">
                <text:p>0.61085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333333">
                <text:p>0.333333</text:p>
              </table:table-cell>
              <table:table-cell office:value-type="float" office:value="0.361905">
                <text:p>0.361905</text:p>
              </table:table-cell>
              <table:table-cell office:value-type="float" office:value="0.52">
                <text:p>0.52</text:p>
              </table:table-cell>
              <table:table-cell office:value-type="float" office:value="0.642857">
                <text:p>0.642857</text:p>
              </table:table-cell>
              <table:table-cell office:value-type="float" office:value="0.665238">
                <text:p>0.66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6667">
                <text:p>0.696667</text:p>
              </table:table-cell>
              <table:table-cell office:value-type="float" office:value="0.94">
                <text:p>0.94</text:p>
              </table:table-cell>
              <table:table-cell office:value-type="float" office:value="0.961905">
                <text:p>0.961905</text:p>
              </table:table-cell>
              <table:table-cell office:value-type="float" office:value="0.616">
                <text:p>0.61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333333">
                <text:p>0.333333</text:p>
              </table:table-cell>
              <table:table-cell office:value-type="float" office:value="0.365238">
                <text:p>0.365238</text:p>
              </table:table-cell>
              <table:table-cell office:value-type="float" office:value="0.58">
                <text:p>0.58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58095">
                <text:p>0.758095</text:p>
              </table:table-cell>
              <table:table-cell office:value-type="float" office:value="0.94381">
                <text:p>0.94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63081">
                <text:p>0.630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333333">
                <text:p>0.333333</text:p>
              </table:table-cell>
              <table:table-cell office:value-type="float" office:value="0.42">
                <text:p>0.42</text:p>
              </table:table-cell>
              <table:table-cell office:value-type="float" office:value="0.615238">
                <text:p>0.615238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8571">
                <text:p>0.668571</text:p>
              </table:table-cell>
              <table:table-cell office:value-type="float" office:value="0.797619">
                <text:p>0.797619</text:p>
              </table:table-cell>
              <table:table-cell office:value-type="float" office:value="0.94619">
                <text:p>0.94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644286">
                <text:p>0.64428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36">
                <text:p>0.36</text:p>
              </table:table-cell>
              <table:table-cell office:value-type="float" office:value="0.555238">
                <text:p>0.555238</text:p>
              </table:table-cell>
              <table:table-cell office:value-type="float" office:value="0.646667">
                <text:p>0.646667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833333">
                <text:p>0.833333</text:p>
              </table:table-cell>
              <table:table-cell office:value-type="float" office:value="0.959048">
                <text:p>0.959048</text:p>
              </table:table-cell>
              <table:table-cell office:value-type="float" office:value="0.971429">
                <text:p>0.971429</text:p>
              </table:table-cell>
              <table:table-cell office:value-type="float" office:value="0.668952">
                <text:p>0.66895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360952">
                <text:p>0.360952</text:p>
              </table:table-cell>
              <table:table-cell office:value-type="float" office:value="0.551429">
                <text:p>0.551429</text:p>
              </table:table-cell>
              <table:table-cell office:value-type="float" office:value="0.653333">
                <text:p>0.65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3333">
                <text:p>0.713333</text:p>
              </table:table-cell>
              <table:table-cell office:value-type="float" office:value="0.888095">
                <text:p>0.888095</text:p>
              </table:table-cell>
              <table:table-cell office:value-type="float" office:value="0.958571">
                <text:p>0.958571</text:p>
              </table:table-cell>
              <table:table-cell office:value-type="float" office:value="0.971429">
                <text:p>0.971429</text:p>
              </table:table-cell>
              <table:table-cell office:value-type="float" office:value="0.679238">
                <text:p>0.67923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37619">
                <text:p>0.337619</text:p>
              </table:table-cell>
              <table:table-cell office:value-type="float" office:value="0.48">
                <text:p>0.48</text:p>
              </table:table-cell>
              <table:table-cell office:value-type="float" office:value="0.63381">
                <text:p>0.63381</text:p>
              </table:table-cell>
              <table:table-cell office:value-type="float" office:value="0.66619">
                <text:p>0.66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2857">
                <text:p>0.702857</text:p>
              </table:table-cell>
              <table:table-cell office:value-type="float" office:value="0.891429">
                <text:p>0.891429</text:p>
              </table:table-cell>
              <table:table-cell office:value-type="float" office:value="0.960952">
                <text:p>0.960952</text:p>
              </table:table-cell>
              <table:table-cell office:value-type="float" office:value="0.971429">
                <text:p>0.971429</text:p>
              </table:table-cell>
              <table:table-cell office:value-type="float" office:value="0.667286">
                <text:p>0.66728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33381">
                <text:p>0.33381</text:p>
              </table:table-cell>
              <table:table-cell office:value-type="float" office:value="0.430952">
                <text:p>0.430952</text:p>
              </table:table-cell>
              <table:table-cell office:value-type="float" office:value="0.640476">
                <text:p>0.640476</text:p>
              </table:table-cell>
              <table:table-cell office:value-type="float" office:value="0.66619">
                <text:p>0.66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874762">
                <text:p>0.874762</text:p>
              </table:table-cell>
              <table:table-cell office:value-type="float" office:value="0.959524">
                <text:p>0.959524</text:p>
              </table:table-cell>
              <table:table-cell office:value-type="float" office:value="0.971429">
                <text:p>0.971429</text:p>
              </table:table-cell>
              <table:table-cell office:value-type="float" office:value="0.657619">
                <text:p>0.65761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339048">
                <text:p>0.339048</text:p>
              </table:table-cell>
              <table:table-cell office:value-type="float" office:value="0.568095">
                <text:p>0.568095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048">
                <text:p>0.669048</text:p>
              </table:table-cell>
              <table:table-cell office:value-type="float" office:value="0.884286">
                <text:p>0.884286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675476">
                <text:p>0.67547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340952">
                <text:p>0.340952</text:p>
              </table:table-cell>
              <table:table-cell office:value-type="float" office:value="0.587143">
                <text:p>0.587143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143">
                <text:p>0.667143</text:p>
              </table:table-cell>
              <table:table-cell office:value-type="float" office:value="0.821905">
                <text:p>0.821905</text:p>
              </table:table-cell>
              <table:table-cell office:value-type="float" office:value="0.96">
                <text:p>0.96</text:p>
              </table:table-cell>
              <table:table-cell office:value-type="float" office:value="0.971429">
                <text:p>0.971429</text:p>
              </table:table-cell>
              <table:table-cell office:value-type="float" office:value="0.670667">
                <text:p>0.6706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49524">
                <text:p>0.349524</text:p>
              </table:table-cell>
              <table:table-cell office:value-type="float" office:value="0.604762">
                <text:p>0.604762</text:p>
              </table:table-cell>
              <table:table-cell office:value-type="float" office:value="0.664286">
                <text:p>0.66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2381">
                <text:p>0.672381</text:p>
              </table:table-cell>
              <table:table-cell office:value-type="float" office:value="0.847619">
                <text:p>0.84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71429">
                <text:p>0.971429</text:p>
              </table:table-cell>
              <table:table-cell office:value-type="float" office:value="0.676714">
                <text:p>0.67671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334286">
                <text:p>0.334286</text:p>
              </table:table-cell>
              <table:table-cell office:value-type="float" office:value="0.531429">
                <text:p>0.531429</text:p>
              </table:table-cell>
              <table:table-cell office:value-type="float" office:value="0.655238">
                <text:p>0.65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1429">
                <text:p>0.711429</text:p>
              </table:table-cell>
              <table:table-cell office:value-type="float" office:value="0.910476">
                <text:p>0.910476</text:p>
              </table:table-cell>
              <table:table-cell office:value-type="float" office:value="0.96619">
                <text:p>0.96619</text:p>
              </table:table-cell>
              <table:table-cell office:value-type="float" office:value="0.971429">
                <text:p>0.971429</text:p>
              </table:table-cell>
              <table:table-cell office:value-type="float" office:value="0.677571">
                <text:p>0.677571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344762">
                <text:p>0.344762</text:p>
              </table:table-cell>
              <table:table-cell office:value-type="float" office:value="0.577143">
                <text:p>0.577143</text:p>
              </table:table-cell>
              <table:table-cell office:value-type="float" office:value="0.653333">
                <text:p>0.65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2381">
                <text:p>0.672381</text:p>
              </table:table-cell>
              <table:table-cell office:value-type="float" office:value="0.829524">
                <text:p>0.829524</text:p>
              </table:table-cell>
              <table:table-cell office:value-type="float" office:value="0.94381">
                <text:p>0.94381</text:p>
              </table:table-cell>
              <table:table-cell office:value-type="float" office:value="0.968095">
                <text:p>0.968095</text:p>
              </table:table-cell>
              <table:table-cell office:value-type="float" office:value="0.971429">
                <text:p>0.971429</text:p>
              </table:table-cell>
              <table:table-cell office:value-type="float" office:value="0.698905">
                <text:p>0.698905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40619">
                <text:p>0.40619</text:p>
              </table:table-cell>
              <table:table-cell office:value-type="float" office:value="0.623333">
                <text:p>0.623333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8095">
                <text:p>0.668095</text:p>
              </table:table-cell>
              <table:table-cell office:value-type="float" office:value="0.759524">
                <text:p>0.759524</text:p>
              </table:table-cell>
              <table:table-cell office:value-type="float" office:value="0.900476">
                <text:p>0.900476</text:p>
              </table:table-cell>
              <table:table-cell office:value-type="float" office:value="0.945714">
                <text:p>0.945714</text:p>
              </table:table-cell>
              <table:table-cell office:value-type="float" office:value="0.968571">
                <text:p>0.968571</text:p>
              </table:table-cell>
              <table:table-cell office:value-type="float" office:value="0.971429">
                <text:p>0.971429</text:p>
              </table:table-cell>
              <table:table-cell office:value-type="float" office:value="0.72681">
                <text:p>0.726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384762">
                <text:p>0.384762</text:p>
              </table:table-cell>
              <table:table-cell office:value-type="float" office:value="0.614762">
                <text:p>0.614762</text:p>
              </table:table-cell>
              <table:table-cell office:value-type="float" office:value="0.659524">
                <text:p>0.65952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143">
                <text:p>0.667143</text:p>
              </table:table-cell>
              <table:table-cell office:value-type="float" office:value="0.761905">
                <text:p>0.761905</text:p>
              </table:table-cell>
              <table:table-cell office:value-type="float" office:value="0.908095">
                <text:p>0.908095</text:p>
              </table:table-cell>
              <table:table-cell office:value-type="float" office:value="0.947619">
                <text:p>0.947619</text:p>
              </table:table-cell>
              <table:table-cell office:value-type="float" office:value="0.966667">
                <text:p>0.966667</text:p>
              </table:table-cell>
              <table:table-cell office:value-type="float" office:value="0.971429">
                <text:p>0.971429</text:p>
              </table:table-cell>
              <table:table-cell office:value-type="float" office:value="0.724381">
                <text:p>0.72438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355238">
                <text:p>0.355238</text:p>
              </table:table-cell>
              <table:table-cell office:value-type="float" office:value="0.609524">
                <text:p>0.609524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">
                <text:p>0.7</text:p>
              </table:table-cell>
              <table:table-cell office:value-type="float" office:value="0.844762">
                <text:p>0.844762</text:p>
              </table:table-cell>
              <table:table-cell office:value-type="float" office:value="0.919524">
                <text:p>0.919524</text:p>
              </table:table-cell>
              <table:table-cell office:value-type="float" office:value="0.953333">
                <text:p>0.953333</text:p>
              </table:table-cell>
              <table:table-cell office:value-type="float" office:value="0.965714">
                <text:p>0.96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734238">
                <text:p>0.73423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47619">
                <text:p>0.47619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7143">
                <text:p>0.697143</text:p>
              </table:table-cell>
              <table:table-cell office:value-type="float" office:value="0.826667">
                <text:p>0.826667</text:p>
              </table:table-cell>
              <table:table-cell office:value-type="float" office:value="0.905238">
                <text:p>0.905238</text:p>
              </table:table-cell>
              <table:table-cell office:value-type="float" office:value="0.933333">
                <text:p>0.933333</text:p>
              </table:table-cell>
              <table:table-cell office:value-type="float" office:value="0.956667">
                <text:p>0.956667</text:p>
              </table:table-cell>
              <table:table-cell office:value-type="float" office:value="0.964762">
                <text:p>0.964762</text:p>
              </table:table-cell>
              <table:table-cell office:value-type="float" office:value="0.971429">
                <text:p>0.971429</text:p>
              </table:table-cell>
              <table:table-cell office:value-type="float" office:value="0.775238">
                <text:p>0.77523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537619">
                <text:p>0.537619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755238">
                <text:p>0.755238</text:p>
              </table:table-cell>
              <table:table-cell office:value-type="float" office:value="0.865238">
                <text:p>0.865238</text:p>
              </table:table-cell>
              <table:table-cell office:value-type="float" office:value="0.921429">
                <text:p>0.921429</text:p>
              </table:table-cell>
              <table:table-cell office:value-type="float" office:value="0.938095">
                <text:p>0.938095</text:p>
              </table:table-cell>
              <table:table-cell office:value-type="float" office:value="0.959524">
                <text:p>0.959524</text:p>
              </table:table-cell>
              <table:table-cell office:value-type="float" office:value="0.965238">
                <text:p>0.965238</text:p>
              </table:table-cell>
              <table:table-cell office:value-type="float" office:value="0.971429">
                <text:p>0.971429</text:p>
              </table:table-cell>
              <table:table-cell office:value-type="float" office:value="0.795095">
                <text:p>0.795095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10952">
                <text:p>0.61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780476">
                <text:p>0.780476</text:p>
              </table:table-cell>
              <table:table-cell office:value-type="float" office:value="0.867619">
                <text:p>0.867619</text:p>
              </table:table-cell>
              <table:table-cell office:value-type="float" office:value="0.919524">
                <text:p>0.91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7143">
                <text:p>0.947143</text:p>
              </table:table-cell>
              <table:table-cell office:value-type="float" office:value="0.961429">
                <text:p>0.961429</text:p>
              </table:table-cell>
              <table:table-cell office:value-type="float" office:value="0.964762">
                <text:p>0.964762</text:p>
              </table:table-cell>
              <table:table-cell office:value-type="float" office:value="0.971429">
                <text:p>0.971429</text:p>
              </table:table-cell>
              <table:table-cell office:value-type="float" office:value="0.833">
                <text:p>0.8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622381">
                <text:p>0.622381</text:p>
              </table:table-cell>
              <table:table-cell office:value-type="float" office:value="0.670476">
                <text:p>0.670476</text:p>
              </table:table-cell>
              <table:table-cell office:value-type="float" office:value="0.756667">
                <text:p>0.756667</text:p>
              </table:table-cell>
              <table:table-cell office:value-type="float" office:value="0.850476">
                <text:p>0.850476</text:p>
              </table:table-cell>
              <table:table-cell office:value-type="float" office:value="0.897619">
                <text:p>0.897619</text:p>
              </table:table-cell>
              <table:table-cell office:value-type="float" office:value="0.926667">
                <text:p>0.926667</text:p>
              </table:table-cell>
              <table:table-cell office:value-type="float" office:value="0.93381">
                <text:p>0.93381</text:p>
              </table:table-cell>
              <table:table-cell office:value-type="float" office:value="0.946667">
                <text:p>0.946667</text:p>
              </table:table-cell>
              <table:table-cell office:value-type="float" office:value="0.960952">
                <text:p>0.960952</text:p>
              </table:table-cell>
              <table:table-cell office:value-type="float" office:value="0.965238">
                <text:p>0.965238</text:p>
              </table:table-cell>
              <table:table-cell office:value-type="float" office:value="0.971429">
                <text:p>0.971429</text:p>
              </table:table-cell>
              <table:table-cell office:value-type="float" office:value="0.853095">
                <text:p>0.85309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615714">
                <text:p>0.615714</text:p>
              </table:table-cell>
              <table:table-cell office:value-type="float" office:value="0.67">
                <text:p>0.67</text:p>
              </table:table-cell>
              <table:table-cell office:value-type="float" office:value="0.794286">
                <text:p>0.794286</text:p>
              </table:table-cell>
              <table:table-cell office:value-type="float" office:value="0.854286">
                <text:p>0.854286</text:p>
              </table:table-cell>
              <table:table-cell office:value-type="float" office:value="0.89381">
                <text:p>0.89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37143">
                <text:p>0.937143</text:p>
              </table:table-cell>
              <table:table-cell office:value-type="float" office:value="0.948095">
                <text:p>0.948095</text:p>
              </table:table-cell>
              <table:table-cell office:value-type="float" office:value="0.961429">
                <text:p>0.961429</text:p>
              </table:table-cell>
              <table:table-cell office:value-type="float" office:value="0.964286">
                <text:p>0.964286</text:p>
              </table:table-cell>
              <table:table-cell office:value-type="float" office:value="0.971429">
                <text:p>0.971429</text:p>
              </table:table-cell>
              <table:table-cell office:value-type="float" office:value="0.856381">
                <text:p>0.85638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3619">
                <text:p>0.63619</text:p>
              </table:table-cell>
              <table:table-cell office:value-type="float" office:value="0.738571">
                <text:p>0.738571</text:p>
              </table:table-cell>
              <table:table-cell office:value-type="float" office:value="0.84">
                <text:p>0.84</text:p>
              </table:table-cell>
              <table:table-cell office:value-type="float" office:value="0.88">
                <text:p>0.88</text:p>
              </table:table-cell>
              <table:table-cell office:value-type="float" office:value="0.911905">
                <text:p>0.911905</text:p>
              </table:table-cell>
              <table:table-cell office:value-type="float" office:value="0.931905">
                <text:p>0.931905</text:p>
              </table:table-cell>
              <table:table-cell office:value-type="float" office:value="0.940952">
                <text:p>0.940952</text:p>
              </table:table-cell>
              <table:table-cell office:value-type="float" office:value="0.951429">
                <text:p>0.95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75667">
                <text:p>0.8756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80476">
                <text:p>0.680476</text:p>
              </table:table-cell>
              <table:table-cell office:value-type="float" office:value="0.784762">
                <text:p>0.784762</text:p>
              </table:table-cell>
              <table:table-cell office:value-type="float" office:value="0.84381">
                <text:p>0.84381</text:p>
              </table:table-cell>
              <table:table-cell office:value-type="float" office:value="0.88381">
                <text:p>0.88381</text:p>
              </table:table-cell>
              <table:table-cell office:value-type="float" office:value="0.920476">
                <text:p>0.920476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88681">
                <text:p>0.8868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67381">
                <text:p>0.67381</text:p>
              </table:table-cell>
              <table:table-cell office:value-type="float" office:value="0.820952">
                <text:p>0.820952</text:p>
              </table:table-cell>
              <table:table-cell office:value-type="float" office:value="0.860476">
                <text:p>0.860476</text:p>
              </table:table-cell>
              <table:table-cell office:value-type="float" office:value="0.898095">
                <text:p>0.898095</text:p>
              </table:table-cell>
              <table:table-cell office:value-type="float" office:value="0.930476">
                <text:p>0.930476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894667">
                <text:p>0.8946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714762">
                <text:p>0.714762</text:p>
              </table:table-cell>
              <table:table-cell office:value-type="float" office:value="0.825714">
                <text:p>0.825714</text:p>
              </table:table-cell>
              <table:table-cell office:value-type="float" office:value="0.862857">
                <text:p>0.862857</text:p>
              </table:table-cell>
              <table:table-cell office:value-type="float" office:value="0.895714">
                <text:p>0.895714</text:p>
              </table:table-cell>
              <table:table-cell office:value-type="float" office:value="0.93">
                <text:p>0.9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98952">
                <text:p>0.89895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07619">
                <text:p>0.707619</text:p>
              </table:table-cell>
              <table:table-cell office:value-type="float" office:value="0.815714">
                <text:p>0.815714</text:p>
              </table:table-cell>
              <table:table-cell office:value-type="float" office:value="0.859048">
                <text:p>0.859048</text:p>
              </table:table-cell>
              <table:table-cell office:value-type="float" office:value="0.887619">
                <text:p>0.887619</text:p>
              </table:table-cell>
              <table:table-cell office:value-type="float" office:value="0.916667">
                <text:p>0.916667</text:p>
              </table:table-cell>
              <table:table-cell office:value-type="float" office:value="0.930952">
                <text:p>0.930952</text:p>
              </table:table-cell>
              <table:table-cell office:value-type="float" office:value="0.936667">
                <text:p>0.93666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891905">
                <text:p>0.89190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81429">
                <text:p>0.681429</text:p>
              </table:table-cell>
              <table:table-cell office:value-type="float" office:value="0.814762">
                <text:p>0.814762</text:p>
              </table:table-cell>
              <table:table-cell office:value-type="float" office:value="0.861905">
                <text:p>0.861905</text:p>
              </table:table-cell>
              <table:table-cell office:value-type="float" office:value="0.88381">
                <text:p>0.88381</text:p>
              </table:table-cell>
              <table:table-cell office:value-type="float" office:value="0.914762">
                <text:p>0.914762</text:p>
              </table:table-cell>
              <table:table-cell office:value-type="float" office:value="0.930476">
                <text:p>0.930476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888143">
                <text:p>0.88814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22381">
                <text:p>0.722381</text:p>
              </table:table-cell>
              <table:table-cell office:value-type="float" office:value="0.839048">
                <text:p>0.839048</text:p>
              </table:table-cell>
              <table:table-cell office:value-type="float" office:value="0.868571">
                <text:p>0.868571</text:p>
              </table:table-cell>
              <table:table-cell office:value-type="float" office:value="0.889524">
                <text:p>0.889524</text:p>
              </table:table-cell>
              <table:table-cell office:value-type="float" office:value="0.91619">
                <text:p>0.91619</text:p>
              </table:table-cell>
              <table:table-cell office:value-type="float" office:value="0.930952">
                <text:p>0.930952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95952">
                <text:p>0.895952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710952">
                <text:p>0.710952</text:p>
              </table:table-cell>
              <table:table-cell office:value-type="float" office:value="0.803333">
                <text:p>0.803333</text:p>
              </table:table-cell>
              <table:table-cell office:value-type="float" office:value="0.851429">
                <text:p>0.851429</text:p>
              </table:table-cell>
              <table:table-cell office:value-type="float" office:value="0.879524">
                <text:p>0.879524</text:p>
              </table:table-cell>
              <table:table-cell office:value-type="float" office:value="0.900952">
                <text:p>0.900952</text:p>
              </table:table-cell>
              <table:table-cell office:value-type="float" office:value="0.919524">
                <text:p>0.919524</text:p>
              </table:table-cell>
              <table:table-cell office:value-type="float" office:value="0.934286">
                <text:p>0.934286</text:p>
              </table:table-cell>
              <table:table-cell office:value-type="float" office:value="0.94381">
                <text:p>0.94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86">
                <text:p>0.88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17143">
                <text:p>0.717143</text:p>
              </table:table-cell>
              <table:table-cell office:value-type="float" office:value="0.807619">
                <text:p>0.807619</text:p>
              </table:table-cell>
              <table:table-cell office:value-type="float" office:value="0.850952">
                <text:p>0.850952</text:p>
              </table:table-cell>
              <table:table-cell office:value-type="float" office:value="0.87381">
                <text:p>0.87381</text:p>
              </table:table-cell>
              <table:table-cell office:value-type="float" office:value="0.89619">
                <text:p>0.89619</text:p>
              </table:table-cell>
              <table:table-cell office:value-type="float" office:value="0.914286">
                <text:p>0.914286</text:p>
              </table:table-cell>
              <table:table-cell office:value-type="float" office:value="0.928095">
                <text:p>0.928095</text:p>
              </table:table-cell>
              <table:table-cell office:value-type="float" office:value="0.940476">
                <text:p>0.940476</text:p>
              </table:table-cell>
              <table:table-cell office:value-type="float" office:value="0.949524">
                <text:p>0.94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30952">
                <text:p>0.730952</text:p>
              </table:table-cell>
              <table:table-cell office:value-type="float" office:value="0.810476">
                <text:p>0.810476</text:p>
              </table:table-cell>
              <table:table-cell office:value-type="float" office:value="0.851429">
                <text:p>0.851429</text:p>
              </table:table-cell>
              <table:table-cell office:value-type="float" office:value="0.874286">
                <text:p>0.874286</text:p>
              </table:table-cell>
              <table:table-cell office:value-type="float" office:value="0.891905">
                <text:p>0.891905</text:p>
              </table:table-cell>
              <table:table-cell office:value-type="float" office:value="0.912381">
                <text:p>0.91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8095">
                <text:p>0.938095</text:p>
              </table:table-cell>
              <table:table-cell office:value-type="float" office:value="0.949524">
                <text:p>0.949524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707619">
                <text:p>0.707619</text:p>
              </table:table-cell>
              <table:table-cell office:value-type="float" office:value="0.800476">
                <text:p>0.800476</text:p>
              </table:table-cell>
              <table:table-cell office:value-type="float" office:value="0.845238">
                <text:p>0.845238</text:p>
              </table:table-cell>
              <table:table-cell office:value-type="float" office:value="0.872381">
                <text:p>0.872381</text:p>
              </table:table-cell>
              <table:table-cell office:value-type="float" office:value="0.89">
                <text:p>0.89</text:p>
              </table:table-cell>
              <table:table-cell office:value-type="float" office:value="0.911905">
                <text:p>0.911905</text:p>
              </table:table-cell>
              <table:table-cell office:value-type="float" office:value="0.927619">
                <text:p>0.927619</text:p>
              </table:table-cell>
              <table:table-cell office:value-type="float" office:value="0.937619">
                <text:p>0.937619</text:p>
              </table:table-cell>
              <table:table-cell office:value-type="float" office:value="0.95">
                <text:p>0.9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880571">
                <text:p>0.880571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732381">
                <text:p>0.732381</text:p>
              </table:table-cell>
              <table:table-cell office:value-type="float" office:value="0.83">
                <text:p>0.83</text:p>
              </table:table-cell>
              <table:table-cell office:value-type="float" office:value="0.858571">
                <text:p>0.858571</text:p>
              </table:table-cell>
              <table:table-cell office:value-type="float" office:value="0.885714">
                <text:p>0.885714</text:p>
              </table:table-cell>
              <table:table-cell office:value-type="float" office:value="0.911429">
                <text:p>0.911429</text:p>
              </table:table-cell>
              <table:table-cell office:value-type="float" office:value="0.929524">
                <text:p>0.929524</text:p>
              </table:table-cell>
              <table:table-cell office:value-type="float" office:value="0.936667">
                <text:p>0.93666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8095">
                <text:p>0.95809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94952">
                <text:p>0.89495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95714">
                <text:p>0.695714</text:p>
              </table:table-cell>
              <table:table-cell office:value-type="float" office:value="0.816667">
                <text:p>0.816667</text:p>
              </table:table-cell>
              <table:table-cell office:value-type="float" office:value="0.859048">
                <text:p>0.859048</text:p>
              </table:table-cell>
              <table:table-cell office:value-type="float" office:value="0.885238">
                <text:p>0.885238</text:p>
              </table:table-cell>
              <table:table-cell office:value-type="float" office:value="0.908571">
                <text:p>0.908571</text:p>
              </table:table-cell>
              <table:table-cell office:value-type="float" office:value="0.927143">
                <text:p>0.92714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4286">
                <text:p>0.954286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88905">
                <text:p>0.88890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72381">
                <text:p>0.672381</text:p>
              </table:table-cell>
              <table:table-cell office:value-type="float" office:value="0.818571">
                <text:p>0.818571</text:p>
              </table:table-cell>
              <table:table-cell office:value-type="float" office:value="0.855238">
                <text:p>0.855238</text:p>
              </table:table-cell>
              <table:table-cell office:value-type="float" office:value="0.877619">
                <text:p>0.877619</text:p>
              </table:table-cell>
              <table:table-cell office:value-type="float" office:value="0.90381">
                <text:p>0.90381</text:p>
              </table:table-cell>
              <table:table-cell office:value-type="float" office:value="0.920476">
                <text:p>0.92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905">
                <text:p>0.941905</text:p>
              </table:table-cell>
              <table:table-cell office:value-type="float" office:value="0.950476">
                <text:p>0.950476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883667">
                <text:p>0.8836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19524">
                <text:p>0.719524</text:p>
              </table:table-cell>
              <table:table-cell office:value-type="float" office:value="0.830952">
                <text:p>0.830952</text:p>
              </table:table-cell>
              <table:table-cell office:value-type="float" office:value="0.863333">
                <text:p>0.863333</text:p>
              </table:table-cell>
              <table:table-cell office:value-type="float" office:value="0.878095">
                <text:p>0.878095</text:p>
              </table:table-cell>
              <table:table-cell office:value-type="float" office:value="0.899048">
                <text:p>0.899048</text:p>
              </table:table-cell>
              <table:table-cell office:value-type="float" office:value="0.92">
                <text:p>0.92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88981">
                <text:p>0.8898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767143">
                <text:p>0.767143</text:p>
              </table:table-cell>
              <table:table-cell office:value-type="float" office:value="0.839524">
                <text:p>0.839524</text:p>
              </table:table-cell>
              <table:table-cell office:value-type="float" office:value="0.866667">
                <text:p>0.866667</text:p>
              </table:table-cell>
              <table:table-cell office:value-type="float" office:value="0.880952">
                <text:p>0.880952</text:p>
              </table:table-cell>
              <table:table-cell office:value-type="float" office:value="0.901905">
                <text:p>0.901905</text:p>
              </table:table-cell>
              <table:table-cell office:value-type="float" office:value="0.921905">
                <text:p>0.92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8571">
                <text:p>0.948571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96333">
                <text:p>0.89633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76381">
                <text:p>0.76381</text:p>
              </table:table-cell>
              <table:table-cell office:value-type="float" office:value="0.832381">
                <text:p>0.832381</text:p>
              </table:table-cell>
              <table:table-cell office:value-type="float" office:value="0.86381">
                <text:p>0.86381</text:p>
              </table:table-cell>
              <table:table-cell office:value-type="float" office:value="0.880952">
                <text:p>0.880952</text:p>
              </table:table-cell>
              <table:table-cell office:value-type="float" office:value="0.899048">
                <text:p>0.899048</text:p>
              </table:table-cell>
              <table:table-cell office:value-type="float" office:value="0.921905">
                <text:p>0.92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429">
                <text:p>0.941429</text:p>
              </table:table-cell>
              <table:table-cell office:value-type="float" office:value="0.952857">
                <text:p>0.952857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895238">
                <text:p>0.895238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781429">
                <text:p>0.781429</text:p>
              </table:table-cell>
              <table:table-cell office:value-type="float" office:value="0.844286">
                <text:p>0.844286</text:p>
              </table:table-cell>
              <table:table-cell office:value-type="float" office:value="0.876667">
                <text:p>0.876667</text:p>
              </table:table-cell>
              <table:table-cell office:value-type="float" office:value="0.897619">
                <text:p>0.897619</text:p>
              </table:table-cell>
              <table:table-cell office:value-type="float" office:value="0.920952">
                <text:p>0.92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8571">
                <text:p>0.94857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906714">
                <text:p>0.90671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67619">
                <text:p>0.67619</text:p>
              </table:table-cell>
              <table:table-cell office:value-type="float" office:value="0.832857">
                <text:p>0.832857</text:p>
              </table:table-cell>
              <table:table-cell office:value-type="float" office:value="0.865714">
                <text:p>0.865714</text:p>
              </table:table-cell>
              <table:table-cell office:value-type="float" office:value="0.886667">
                <text:p>0.886667</text:p>
              </table:table-cell>
              <table:table-cell office:value-type="float" office:value="0.915238">
                <text:p>0.915238</text:p>
              </table:table-cell>
              <table:table-cell office:value-type="float" office:value="0.932857">
                <text:p>0.932857</text:p>
              </table:table-cell>
              <table:table-cell office:value-type="float" office:value="0.938095">
                <text:p>0.938095</text:p>
              </table:table-cell>
              <table:table-cell office:value-type="float" office:value="0.945238">
                <text:p>0.945238</text:p>
              </table:table-cell>
              <table:table-cell office:value-type="float" office:value="0.959524">
                <text:p>0.959524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891524">
                <text:p>0.89152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93333">
                <text:p>0.693333</text:p>
              </table:table-cell>
              <table:table-cell office:value-type="float" office:value="0.84619">
                <text:p>0.84619</text:p>
              </table:table-cell>
              <table:table-cell office:value-type="float" office:value="0.874286">
                <text:p>0.874286</text:p>
              </table:table-cell>
              <table:table-cell office:value-type="float" office:value="0.893333">
                <text:p>0.893333</text:p>
              </table:table-cell>
              <table:table-cell office:value-type="float" office:value="0.919524">
                <text:p>0.91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381">
                <text:p>0.94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896286">
                <text:p>0.896286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753333">
                <text:p>0.753333</text:p>
              </table:table-cell>
              <table:table-cell office:value-type="float" office:value="0.860952">
                <text:p>0.860952</text:p>
              </table:table-cell>
              <table:table-cell office:value-type="float" office:value="0.889048">
                <text:p>0.889048</text:p>
              </table:table-cell>
              <table:table-cell office:value-type="float" office:value="0.91619">
                <text:p>0.91619</text:p>
              </table:table-cell>
              <table:table-cell office:value-type="float" office:value="0.931429">
                <text:p>0.931429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10857">
                <text:p>0.91085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731429">
                <text:p>0.731429</text:p>
              </table:table-cell>
              <table:table-cell office:value-type="float" office:value="0.845238">
                <text:p>0.845238</text:p>
              </table:table-cell>
              <table:table-cell office:value-type="float" office:value="0.876667">
                <text:p>0.876667</text:p>
              </table:table-cell>
              <table:table-cell office:value-type="float" office:value="0.911429">
                <text:p>0.911429</text:p>
              </table:table-cell>
              <table:table-cell office:value-type="float" office:value="0.930476">
                <text:p>0.930476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8571">
                <text:p>0.958571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04619">
                <text:p>0.90461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776667">
                <text:p>0.776667</text:p>
              </table:table-cell>
              <table:table-cell office:value-type="float" office:value="0.85619">
                <text:p>0.85619</text:p>
              </table:table-cell>
              <table:table-cell office:value-type="float" office:value="0.88">
                <text:p>0.88</text:p>
              </table:table-cell>
              <table:table-cell office:value-type="float" office:value="0.907143">
                <text:p>0.907143</text:p>
              </table:table-cell>
              <table:table-cell office:value-type="float" office:value="0.927143">
                <text:p>0.92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048">
                <text:p>0.939048</text:p>
              </table:table-cell>
              <table:table-cell office:value-type="float" office:value="0.94619">
                <text:p>0.94619</text:p>
              </table:table-cell>
              <table:table-cell office:value-type="float" office:value="0.958571">
                <text:p>0.958571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08714">
                <text:p>0.90871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78381">
                <text:p>0.78381</text:p>
              </table:table-cell>
              <table:table-cell office:value-type="float" office:value="0.882381">
                <text:p>0.882381</text:p>
              </table:table-cell>
              <table:table-cell office:value-type="float" office:value="0.90619">
                <text:p>0.90619</text:p>
              </table:table-cell>
              <table:table-cell office:value-type="float" office:value="0.92">
                <text:p>0.92</text:p>
              </table:table-cell>
              <table:table-cell office:value-type="float" office:value="0.930952">
                <text:p>0.93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8571">
                <text:p>0.94857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16952">
                <text:p>0.916952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744286">
                <text:p>0.744286</text:p>
              </table:table-cell>
              <table:table-cell office:value-type="float" office:value="0.862857">
                <text:p>0.862857</text:p>
              </table:table-cell>
              <table:table-cell office:value-type="float" office:value="0.894762">
                <text:p>0.894762</text:p>
              </table:table-cell>
              <table:table-cell office:value-type="float" office:value="0.914286">
                <text:p>0.914286</text:p>
              </table:table-cell>
              <table:table-cell office:value-type="float" office:value="0.927143">
                <text:p>0.92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5238">
                <text:p>0.945238</text:p>
              </table:table-cell>
              <table:table-cell office:value-type="float" office:value="0.954762">
                <text:p>0.954762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07857">
                <text:p>0.90785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44286">
                <text:p>0.744286</text:p>
              </table:table-cell>
              <table:table-cell office:value-type="float" office:value="0.839048">
                <text:p>0.839048</text:p>
              </table:table-cell>
              <table:table-cell office:value-type="float" office:value="0.89619">
                <text:p>0.89619</text:p>
              </table:table-cell>
              <table:table-cell office:value-type="float" office:value="0.919524">
                <text:p>0.919524</text:p>
              </table:table-cell>
              <table:table-cell office:value-type="float" office:value="0.932857">
                <text:p>0.932857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7762">
                <text:p>0.90776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50476">
                <text:p>0.750476</text:p>
              </table:table-cell>
              <table:table-cell office:value-type="float" office:value="0.860476">
                <text:p>0.860476</text:p>
              </table:table-cell>
              <table:table-cell office:value-type="float" office:value="0.889524">
                <text:p>0.889524</text:p>
              </table:table-cell>
              <table:table-cell office:value-type="float" office:value="0.919524">
                <text:p>0.91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1">
                <text:p>0.911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750476">
                <text:p>0.750476</text:p>
              </table:table-cell>
              <table:table-cell office:value-type="float" office:value="0.854286">
                <text:p>0.854286</text:p>
              </table:table-cell>
              <table:table-cell office:value-type="float" office:value="0.881429">
                <text:p>0.881429</text:p>
              </table:table-cell>
              <table:table-cell office:value-type="float" office:value="0.90381">
                <text:p>0.90381</text:p>
              </table:table-cell>
              <table:table-cell office:value-type="float" office:value="0.93">
                <text:p>0.9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7048">
                <text:p>0.90704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91429">
                <text:p>0.791429</text:p>
              </table:table-cell>
              <table:table-cell office:value-type="float" office:value="0.852381">
                <text:p>0.852381</text:p>
              </table:table-cell>
              <table:table-cell office:value-type="float" office:value="0.88">
                <text:p>0.88</text:p>
              </table:table-cell>
              <table:table-cell office:value-type="float" office:value="0.912857">
                <text:p>0.912857</text:p>
              </table:table-cell>
              <table:table-cell office:value-type="float" office:value="0.932381">
                <text:p>0.932381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1619">
                <text:p>0.91161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75238">
                <text:p>0.775238</text:p>
              </table:table-cell>
              <table:table-cell office:value-type="float" office:value="0.863333">
                <text:p>0.863333</text:p>
              </table:table-cell>
              <table:table-cell office:value-type="float" office:value="0.888571">
                <text:p>0.888571</text:p>
              </table:table-cell>
              <table:table-cell office:value-type="float" office:value="0.920952">
                <text:p>0.92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8095">
                <text:p>0.95809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13381">
                <text:p>0.913381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787619">
                <text:p>0.787619</text:p>
              </table:table-cell>
              <table:table-cell office:value-type="float" office:value="0.868571">
                <text:p>0.868571</text:p>
              </table:table-cell>
              <table:table-cell office:value-type="float" office:value="0.903333">
                <text:p>0.903333</text:p>
              </table:table-cell>
              <table:table-cell office:value-type="float" office:value="0.93">
                <text:p>0.9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8524">
                <text:p>0.91852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775238">
                <text:p>0.775238</text:p>
              </table:table-cell>
              <table:table-cell office:value-type="float" office:value="0.87619">
                <text:p>0.87619</text:p>
              </table:table-cell>
              <table:table-cell office:value-type="float" office:value="0.912381">
                <text:p>0.912381</text:p>
              </table:table-cell>
              <table:table-cell office:value-type="float" office:value="0.931905">
                <text:p>0.931905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2019">
                <text:p>0.9201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778571">
                <text:p>0.778571</text:p>
              </table:table-cell>
              <table:table-cell office:value-type="float" office:value="0.881429">
                <text:p>0.881429</text:p>
              </table:table-cell>
              <table:table-cell office:value-type="float" office:value="0.911905">
                <text:p>0.911905</text:p>
              </table:table-cell>
              <table:table-cell office:value-type="float" office:value="0.931905">
                <text:p>0.931905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921286">
                <text:p>0.92128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59524">
                <text:p>0.759524</text:p>
              </table:table-cell>
              <table:table-cell office:value-type="float" office:value="0.872381">
                <text:p>0.872381</text:p>
              </table:table-cell>
              <table:table-cell office:value-type="float" office:value="0.900952">
                <text:p>0.900952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905">
                <text:p>0.941905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15048">
                <text:p>0.915048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779048">
                <text:p>0.779048</text:p>
              </table:table-cell>
              <table:table-cell office:value-type="float" office:value="0.87619">
                <text:p>0.87619</text:p>
              </table:table-cell>
              <table:table-cell office:value-type="float" office:value="0.901905">
                <text:p>0.901905</text:p>
              </table:table-cell>
              <table:table-cell office:value-type="float" office:value="0.920952">
                <text:p>0.92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5714">
                <text:p>0.91571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700952">
                <text:p>0.700952</text:p>
              </table:table-cell>
              <table:table-cell office:value-type="float" office:value="0.874762">
                <text:p>0.874762</text:p>
              </table:table-cell>
              <table:table-cell office:value-type="float" office:value="0.906667">
                <text:p>0.906667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0429">
                <text:p>0.91042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77">
                <text:p>0.77</text:p>
              </table:table-cell>
              <table:table-cell office:value-type="float" office:value="0.872857">
                <text:p>0.872857</text:p>
              </table:table-cell>
              <table:table-cell office:value-type="float" office:value="0.90619">
                <text:p>0.90619</text:p>
              </table:table-cell>
              <table:table-cell office:value-type="float" office:value="0.930952">
                <text:p>0.93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7571">
                <text:p>0.917571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02381">
                <text:p>0.802381</text:p>
              </table:table-cell>
              <table:table-cell office:value-type="float" office:value="0.891905">
                <text:p>0.891905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927">
                <text:p>0.92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850952">
                <text:p>0.850952</text:p>
              </table:table-cell>
              <table:table-cell office:value-type="float" office:value="0.914762">
                <text:p>0.91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4857">
                <text:p>0.9348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81381">
                <text:p>0.81381</text:p>
              </table:table-cell>
              <table:table-cell office:value-type="float" office:value="0.895714">
                <text:p>0.895714</text:p>
              </table:table-cell>
              <table:table-cell office:value-type="float" office:value="0.929048">
                <text:p>0.929048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28143">
                <text:p>0.92814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858095">
                <text:p>0.858095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870476">
                <text:p>0.870476</text:p>
              </table:table-cell>
              <table:table-cell office:value-type="float" office:value="0.927143">
                <text:p>0.92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9952">
                <text:p>0.93995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830952">
                <text:p>0.830952</text:p>
              </table:table-cell>
              <table:table-cell office:value-type="float" office:value="0.919048">
                <text:p>0.91904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36048">
                <text:p>0.93604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828571">
                <text:p>0.828571</text:p>
              </table:table-cell>
              <table:table-cell office:value-type="float" office:value="0.903333">
                <text:p>0.90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3714">
                <text:p>0.933714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84381">
                <text:p>0.84381</text:p>
              </table:table-cell>
              <table:table-cell office:value-type="float" office:value="0.91">
                <text:p>0.91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36095">
                <text:p>0.936095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845714">
                <text:p>0.845714</text:p>
              </table:table-cell>
              <table:table-cell office:value-type="float" office:value="0.925238">
                <text:p>0.925238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9048">
                <text:p>0.93904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859524">
                <text:p>0.859524</text:p>
              </table:table-cell>
              <table:table-cell office:value-type="float" office:value="0.915238">
                <text:p>0.915238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38476">
                <text:p>0.93847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85">
                <text:p>0.85</text:p>
              </table:table-cell>
              <table:table-cell office:value-type="float" office:value="0.925238">
                <text:p>0.925238</text:p>
              </table:table-cell>
              <table:table-cell office:value-type="float" office:value="0.934286">
                <text:p>0.9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381">
                <text:p>0.93838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870476">
                <text:p>0.870476</text:p>
              </table:table-cell>
              <table:table-cell office:value-type="float" office:value="0.926667">
                <text:p>0.926667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41524">
                <text:p>0.941524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59048">
                <text:p>0.859048</text:p>
              </table:table-cell>
              <table:table-cell office:value-type="float" office:value="0.928571">
                <text:p>0.928571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41476">
                <text:p>0.941476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866667">
                <text:p>0.866667</text:p>
              </table:table-cell>
              <table:table-cell office:value-type="float" office:value="0.930476">
                <text:p>0.930476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4286">
                <text:p>0.964286</text:p>
              </table:table-cell>
              <table:table-cell office:value-type="float" office:value="0.971429">
                <text:p>0.971429</text:p>
              </table:table-cell>
              <table:table-cell office:value-type="float" office:value="0.943143">
                <text:p>0.94314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854286">
                <text:p>0.854286</text:p>
              </table:table-cell>
              <table:table-cell office:value-type="float" office:value="0.929048">
                <text:p>0.929048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940381">
                <text:p>0.940381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847619">
                <text:p>0.847619</text:p>
              </table:table-cell>
              <table:table-cell office:value-type="float" office:value="0.915714">
                <text:p>0.915714</text:p>
              </table:table-cell>
              <table:table-cell office:value-type="float" office:value="0.931905">
                <text:p>0.931905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36048">
                <text:p>0.93604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829048">
                <text:p>0.829048</text:p>
              </table:table-cell>
              <table:table-cell office:value-type="float" office:value="0.914762">
                <text:p>0.914762</text:p>
              </table:table-cell>
              <table:table-cell office:value-type="float" office:value="0.931429">
                <text:p>0.931429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4333">
                <text:p>0.93433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5381">
                <text:p>0.75381</text:p>
              </table:table-cell>
              <table:table-cell office:value-type="float" office:value="0.909524">
                <text:p>0.909524</text:p>
              </table:table-cell>
              <table:table-cell office:value-type="float" office:value="0.931429">
                <text:p>0.931429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6571">
                <text:p>0.926571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30952">
                <text:p>0.730952</text:p>
              </table:table-cell>
              <table:table-cell office:value-type="float" office:value="0.915238">
                <text:p>0.91523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2481">
                <text:p>0.92481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797143">
                <text:p>0.797143</text:p>
              </table:table-cell>
              <table:table-cell office:value-type="float" office:value="0.92619">
                <text:p>0.92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932286">
                <text:p>0.9322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9">
                <text:p>0.89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942571">
                <text:p>0.94257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86619">
                <text:p>0.86619</text:p>
              </table:table-cell>
              <table:table-cell office:value-type="float" office:value="0.921429">
                <text:p>0.92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981">
                <text:p>0.93981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85381">
                <text:p>0.85381</text:p>
              </table:table-cell>
              <table:table-cell office:value-type="float" office:value="0.926667">
                <text:p>0.926667</text:p>
              </table:table-cell>
              <table:table-cell office:value-type="float" office:value="0.93381">
                <text:p>0.9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0095">
                <text:p>0.940095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873333">
                <text:p>0.873333</text:p>
              </table:table-cell>
              <table:table-cell office:value-type="float" office:value="0.921429">
                <text:p>0.92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0952">
                <text:p>0.940952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884286">
                <text:p>0.884286</text:p>
              </table:table-cell>
              <table:table-cell office:value-type="float" office:value="0.921429">
                <text:p>0.921429</text:p>
              </table:table-cell>
              <table:table-cell office:value-type="float" office:value="0.932857">
                <text:p>0.932857</text:p>
              </table:table-cell>
              <table:table-cell office:value-type="float" office:value="0.936667">
                <text:p>0.93666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1762">
                <text:p>0.941762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89">
                <text:p>0.89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571">
                <text:p>0.938571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3095">
                <text:p>0.94309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88381">
                <text:p>0.88381</text:p>
              </table:table-cell>
              <table:table-cell office:value-type="float" office:value="0.921429">
                <text:p>0.92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1381">
                <text:p>0.941381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877619">
                <text:p>0.877619</text:p>
              </table:table-cell>
              <table:table-cell office:value-type="float" office:value="0.928095">
                <text:p>0.92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2619">
                <text:p>0.94261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888095">
                <text:p>0.888095</text:p>
              </table:table-cell>
              <table:table-cell office:value-type="float" office:value="0.930952">
                <text:p>0.930952</text:p>
              </table:table-cell>
              <table:table-cell office:value-type="float" office:value="0.934762">
                <text:p>0.93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4429">
                <text:p>0.944429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891905">
                <text:p>0.891905</text:p>
              </table:table-cell>
              <table:table-cell office:value-type="float" office:value="0.93">
                <text:p>0.9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2857">
                <text:p>0.94285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864286">
                <text:p>0.864286</text:p>
              </table:table-cell>
              <table:table-cell office:value-type="float" office:value="0.930952">
                <text:p>0.93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857">
                <text:p>0.93985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83381">
                <text:p>0.83381</text:p>
              </table:table-cell>
              <table:table-cell office:value-type="float" office:value="0.926667">
                <text:p>0.92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619">
                <text:p>0.9361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889048">
                <text:p>0.889048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2667">
                <text:p>0.94266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870476">
                <text:p>0.870476</text:p>
              </table:table-cell>
              <table:table-cell office:value-type="float" office:value="0.93">
                <text:p>0.93</text:p>
              </table:table-cell>
              <table:table-cell office:value-type="float" office:value="0.933333">
                <text:p>0.93333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081">
                <text:p>0.94081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99524">
                <text:p>0.899524</text:p>
              </table:table-cell>
              <table:table-cell office:value-type="float" office:value="0.929048">
                <text:p>0.92904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3286">
                <text:p>0.943286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63333">
                <text:p>0.863333</text:p>
              </table:table-cell>
              <table:table-cell office:value-type="float" office:value="0.925238">
                <text:p>0.925238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9952">
                <text:p>0.93995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89048">
                <text:p>0.889048</text:p>
              </table:table-cell>
              <table:table-cell office:value-type="float" office:value="0.929524">
                <text:p>0.929524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44476">
                <text:p>0.944476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885714">
                <text:p>0.88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5476">
                <text:p>0.945476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853333">
                <text:p>0.853333</text:p>
              </table:table-cell>
              <table:table-cell office:value-type="float" office:value="0.928571">
                <text:p>0.928571</text:p>
              </table:table-cell>
              <table:table-cell office:value-type="float" office:value="0.934286">
                <text:p>0.9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939476">
                <text:p>0.939476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50952">
                <text:p>0.850952</text:p>
              </table:table-cell>
              <table:table-cell office:value-type="float" office:value="0.915714">
                <text:p>0.915714</text:p>
              </table:table-cell>
              <table:table-cell office:value-type="float" office:value="0.932381">
                <text:p>0.932381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6714">
                <text:p>0.93671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20952">
                <text:p>0.820952</text:p>
              </table:table-cell>
              <table:table-cell office:value-type="float" office:value="0.914762">
                <text:p>0.914762</text:p>
              </table:table-cell>
              <table:table-cell office:value-type="float" office:value="0.932381">
                <text:p>0.932381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33476">
                <text:p>0.93347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9619">
                <text:p>0.79619</text:p>
              </table:table-cell>
              <table:table-cell office:value-type="float" office:value="0.920476">
                <text:p>0.92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81">
                <text:p>0.96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2952">
                <text:p>0.9329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88381">
                <text:p>0.88381</text:p>
              </table:table-cell>
              <table:table-cell office:value-type="float" office:value="0.928095">
                <text:p>0.928095</text:p>
              </table:table-cell>
              <table:table-cell office:value-type="float" office:value="0.934286">
                <text:p>0.9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3333">
                <text:p>0.963333</text:p>
              </table:table-cell>
              <table:table-cell office:value-type="float" office:value="0.971429">
                <text:p>0.971429</text:p>
              </table:table-cell>
              <table:table-cell office:value-type="float" office:value="0.942714">
                <text:p>0.94271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871429">
                <text:p>0.871429</text:p>
              </table:table-cell>
              <table:table-cell office:value-type="float" office:value="0.927143">
                <text:p>0.927143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857">
                <text:p>0.96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41095">
                <text:p>0.94109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842381">
                <text:p>0.842381</text:p>
              </table:table-cell>
              <table:table-cell office:value-type="float" office:value="0.92">
                <text:p>0.92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7429">
                <text:p>0.93742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827619">
                <text:p>0.827619</text:p>
              </table:table-cell>
              <table:table-cell office:value-type="float" office:value="0.91381">
                <text:p>0.91381</text:p>
              </table:table-cell>
              <table:table-cell office:value-type="float" office:value="0.934762">
                <text:p>0.93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5524">
                <text:p>0.935524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84">
                <text:p>0.84</text:p>
              </table:table-cell>
              <table:table-cell office:value-type="float" office:value="0.924762">
                <text:p>0.924762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952">
                <text:p>0.93895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3381">
                <text:p>0.83381</text:p>
              </table:table-cell>
              <table:table-cell office:value-type="float" office:value="0.891905">
                <text:p>0.891905</text:p>
              </table:table-cell>
              <table:table-cell office:value-type="float" office:value="0.927143">
                <text:p>0.927143</text:p>
              </table:table-cell>
              <table:table-cell office:value-type="float" office:value="0.941429">
                <text:p>0.9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2524">
                <text:p>0.93252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831429">
                <text:p>0.831429</text:p>
              </table:table-cell>
              <table:table-cell office:value-type="float" office:value="0.917619">
                <text:p>0.917619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7714">
                <text:p>0.937714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844762">
                <text:p>0.844762</text:p>
              </table:table-cell>
              <table:table-cell office:value-type="float" office:value="0.919524">
                <text:p>0.919524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38952">
                <text:p>0.93895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74762">
                <text:p>0.774762</text:p>
              </table:table-cell>
              <table:table-cell office:value-type="float" office:value="0.925238">
                <text:p>0.92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4619">
                <text:p>0.93461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884286">
                <text:p>0.884286</text:p>
              </table:table-cell>
              <table:table-cell office:value-type="float" office:value="0.934286">
                <text:p>0.9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143">
                <text:p>0.94714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61905">
                <text:p>0.861905</text:p>
              </table:table-cell>
              <table:table-cell office:value-type="float" office:value="0.918571">
                <text:p>0.918571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2095">
                <text:p>0.942095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865714">
                <text:p>0.865714</text:p>
              </table:table-cell>
              <table:table-cell office:value-type="float" office:value="0.905714">
                <text:p>0.905714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0714">
                <text:p>0.94071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29524">
                <text:p>0.829524</text:p>
              </table:table-cell>
              <table:table-cell office:value-type="float" office:value="0.901429">
                <text:p>0.901429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6524">
                <text:p>0.936524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876667">
                <text:p>0.876667</text:p>
              </table:table-cell>
              <table:table-cell office:value-type="float" office:value="0.91381">
                <text:p>0.91381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1095">
                <text:p>0.94109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874286">
                <text:p>0.874286</text:p>
              </table:table-cell>
              <table:table-cell office:value-type="float" office:value="0.92">
                <text:p>0.92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2095">
                <text:p>0.94209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827619">
                <text:p>0.827619</text:p>
              </table:table-cell>
              <table:table-cell office:value-type="float" office:value="0.909524">
                <text:p>0.909524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6762">
                <text:p>0.936762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14286">
                <text:p>0.814286</text:p>
              </table:table-cell>
              <table:table-cell office:value-type="float" office:value="0.904762">
                <text:p>0.904762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5286">
                <text:p>0.93528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5619">
                <text:p>0.75619</text:p>
              </table:table-cell>
              <table:table-cell office:value-type="float" office:value="0.919048">
                <text:p>0.919048</text:p>
              </table:table-cell>
              <table:table-cell office:value-type="float" office:value="0.940476">
                <text:p>0.940476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219">
                <text:p>0.93219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45714">
                <text:p>0.845714</text:p>
              </table:table-cell>
              <table:table-cell office:value-type="float" office:value="0.909048">
                <text:p>0.909048</text:p>
              </table:table-cell>
              <table:table-cell office:value-type="float" office:value="0.938095">
                <text:p>0.938095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44762">
                <text:p>0.844762</text:p>
              </table:table-cell>
              <table:table-cell office:value-type="float" office:value="0.927619">
                <text:p>0.9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42714">
                <text:p>0.942714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39048">
                <text:p>0.839048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3476">
                <text:p>0.943476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9619">
                <text:p>0.79619</text:p>
              </table:table-cell>
              <table:table-cell office:value-type="float" office:value="0.934762">
                <text:p>0.93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8429">
                <text:p>0.938429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731429">
                <text:p>0.731429</text:p>
              </table:table-cell>
              <table:table-cell office:value-type="float" office:value="0.923333">
                <text:p>0.923333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9095">
                <text:p>0.92909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70952">
                <text:p>0.670952</text:p>
              </table:table-cell>
              <table:table-cell office:value-type="float" office:value="0.898571">
                <text:p>0.898571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9714">
                <text:p>0.91971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85714">
                <text:p>0.685714</text:p>
              </table:table-cell>
              <table:table-cell office:value-type="float" office:value="0.902381">
                <text:p>0.902381</text:p>
              </table:table-cell>
              <table:table-cell office:value-type="float" office:value="0.938095">
                <text:p>0.9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2667">
                <text:p>0.922667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25714">
                <text:p>0.625714</text:p>
              </table:table-cell>
              <table:table-cell office:value-type="float" office:value="0.827143">
                <text:p>0.827143</text:p>
              </table:table-cell>
              <table:table-cell office:value-type="float" office:value="0.930952">
                <text:p>0.93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7952">
                <text:p>0.90795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61619">
                <text:p>0.61619</text:p>
              </table:table-cell>
              <table:table-cell office:value-type="float" office:value="0.81381">
                <text:p>0.81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5762">
                <text:p>0.90576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14286">
                <text:p>0.614286</text:p>
              </table:table-cell>
              <table:table-cell office:value-type="float" office:value="0.828571">
                <text:p>0.828571</text:p>
              </table:table-cell>
              <table:table-cell office:value-type="float" office:value="0.925714">
                <text:p>0.92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6333">
                <text:p>0.906333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37619">
                <text:p>0.637619</text:p>
              </table:table-cell>
              <table:table-cell office:value-type="float" office:value="0.837619">
                <text:p>0.837619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0286">
                <text:p>0.91028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64619">
                <text:p>0.64619</text:p>
              </table:table-cell>
              <table:table-cell office:value-type="float" office:value="0.865238">
                <text:p>0.865238</text:p>
              </table:table-cell>
              <table:table-cell office:value-type="float" office:value="0.93619">
                <text:p>0.93619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519">
                <text:p>0.9151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5">
                <text:p>0.65</text:p>
              </table:table-cell>
              <table:table-cell office:value-type="float" office:value="0.912857">
                <text:p>0.912857</text:p>
              </table:table-cell>
              <table:table-cell office:value-type="float" office:value="0.940952">
                <text:p>0.940952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1286">
                <text:p>0.921286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770952">
                <text:p>0.770952</text:p>
              </table:table-cell>
              <table:table-cell office:value-type="float" office:value="0.92">
                <text:p>0.92</text:p>
              </table:table-cell>
              <table:table-cell office:value-type="float" office:value="0.941429">
                <text:p>0.941429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24286">
                <text:p>0.824286</text:p>
              </table:table-cell>
              <table:table-cell office:value-type="float" office:value="0.929048">
                <text:p>0.92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0381">
                <text:p>0.94038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29524">
                <text:p>0.8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0714">
                <text:p>0.940714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875238">
                <text:p>0.875238</text:p>
              </table:table-cell>
              <table:table-cell office:value-type="float" office:value="0.932381">
                <text:p>0.93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4952">
                <text:p>0.944952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834762">
                <text:p>0.834762</text:p>
              </table:table-cell>
              <table:table-cell office:value-type="float" office:value="0.929524">
                <text:p>0.929524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9143">
                <text:p>0.93914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0381">
                <text:p>0.80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6762">
                <text:p>0.93676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745714">
                <text:p>0.745714</text:p>
              </table:table-cell>
              <table:table-cell office:value-type="float" office:value="0.91381">
                <text:p>0.91381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881">
                <text:p>0.92881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86667">
                <text:p>0.686667</text:p>
              </table:table-cell>
              <table:table-cell office:value-type="float" office:value="0.841905">
                <text:p>0.841905</text:p>
              </table:table-cell>
              <table:table-cell office:value-type="float" office:value="0.911905">
                <text:p>0.911905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0524">
                <text:p>0.910524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81429">
                <text:p>0.681429</text:p>
              </table:table-cell>
              <table:table-cell office:value-type="float" office:value="0.832381">
                <text:p>0.832381</text:p>
              </table:table-cell>
              <table:table-cell office:value-type="float" office:value="0.93381">
                <text:p>0.9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1762">
                <text:p>0.911762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59048">
                <text:p>0.659048</text:p>
              </table:table-cell>
              <table:table-cell office:value-type="float" office:value="0.838095">
                <text:p>0.838095</text:p>
              </table:table-cell>
              <table:table-cell office:value-type="float" office:value="0.927619">
                <text:p>0.9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9048">
                <text:p>0.909048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40476">
                <text:p>0.640476</text:p>
              </table:table-cell>
              <table:table-cell office:value-type="float" office:value="0.83619">
                <text:p>0.83619</text:p>
              </table:table-cell>
              <table:table-cell office:value-type="float" office:value="0.922857">
                <text:p>0.922857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6143">
                <text:p>0.90614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42381">
                <text:p>0.642381</text:p>
              </table:table-cell>
              <table:table-cell office:value-type="float" office:value="0.842381">
                <text:p>0.842381</text:p>
              </table:table-cell>
              <table:table-cell office:value-type="float" office:value="0.904762">
                <text:p>0.904762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5381">
                <text:p>0.905381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687619">
                <text:p>0.687619</text:p>
              </table:table-cell>
              <table:table-cell office:value-type="float" office:value="0.847619">
                <text:p>0.847619</text:p>
              </table:table-cell>
              <table:table-cell office:value-type="float" office:value="0.910476">
                <text:p>0.910476</text:p>
              </table:table-cell>
              <table:table-cell office:value-type="float" office:value="0.934762">
                <text:p>0.93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0952">
                <text:p>0.91095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85714">
                <text:p>0.685714</text:p>
              </table:table-cell>
              <table:table-cell office:value-type="float" office:value="0.817619">
                <text:p>0.817619</text:p>
              </table:table-cell>
              <table:table-cell office:value-type="float" office:value="0.89619">
                <text:p>0.89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">
                <text:p>0.94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5286">
                <text:p>0.90528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696667">
                <text:p>0.696667</text:p>
              </table:table-cell>
              <table:table-cell office:value-type="float" office:value="0.849048">
                <text:p>0.849048</text:p>
              </table:table-cell>
              <table:table-cell office:value-type="float" office:value="0.898095">
                <text:p>0.89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9143">
                <text:p>0.90914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697619">
                <text:p>0.697619</text:p>
              </table:table-cell>
              <table:table-cell office:value-type="float" office:value="0.81619">
                <text:p>0.81619</text:p>
              </table:table-cell>
              <table:table-cell office:value-type="float" office:value="0.873333">
                <text:p>0.873333</text:p>
              </table:table-cell>
              <table:table-cell office:value-type="float" office:value="0.928571">
                <text:p>0.928571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02619">
                <text:p>0.90261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670476">
                <text:p>0.670476</text:p>
              </table:table-cell>
              <table:table-cell office:value-type="float" office:value="0.780476">
                <text:p>0.780476</text:p>
              </table:table-cell>
              <table:table-cell office:value-type="float" office:value="0.863333">
                <text:p>0.863333</text:p>
              </table:table-cell>
              <table:table-cell office:value-type="float" office:value="0.91">
                <text:p>0.91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18095">
                <text:p>0.718095</text:p>
              </table:table-cell>
              <table:table-cell office:value-type="float" office:value="0.829048">
                <text:p>0.829048</text:p>
              </table:table-cell>
              <table:table-cell office:value-type="float" office:value="0.902857">
                <text:p>0.902857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2095">
                <text:p>0.912095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30476">
                <text:p>0.730476</text:p>
              </table:table-cell>
              <table:table-cell office:value-type="float" office:value="0.853333">
                <text:p>0.853333</text:p>
              </table:table-cell>
              <table:table-cell office:value-type="float" office:value="0.920476">
                <text:p>0.920476</text:p>
              </table:table-cell>
              <table:table-cell office:value-type="float" office:value="0.939524">
                <text:p>0.939524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684762">
                <text:p>0.684762</text:p>
              </table:table-cell>
              <table:table-cell office:value-type="float" office:value="0.832857">
                <text:p>0.832857</text:p>
              </table:table-cell>
              <table:table-cell office:value-type="float" office:value="0.909524">
                <text:p>0.909524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687143">
                <text:p>0.687143</text:p>
              </table:table-cell>
              <table:table-cell office:value-type="float" office:value="0.858095">
                <text:p>0.858095</text:p>
              </table:table-cell>
              <table:table-cell office:value-type="float" office:value="0.923333">
                <text:p>0.92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4762">
                <text:p>0.914762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6">
                <text:p>0.76</text:p>
              </table:table-cell>
              <table:table-cell office:value-type="float" office:value="0.878571">
                <text:p>0.878571</text:p>
              </table:table-cell>
              <table:table-cell office:value-type="float" office:value="0.93619">
                <text:p>0.93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6476">
                <text:p>0.926476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704762">
                <text:p>0.704762</text:p>
              </table:table-cell>
              <table:table-cell office:value-type="float" office:value="0.857619">
                <text:p>0.857619</text:p>
              </table:table-cell>
              <table:table-cell office:value-type="float" office:value="0.910476">
                <text:p>0.910476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4667">
                <text:p>0.914667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703333">
                <text:p>0.703333</text:p>
              </table:table-cell>
              <table:table-cell office:value-type="float" office:value="0.879524">
                <text:p>0.879524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20714">
                <text:p>0.92071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68619">
                <text:p>0.68619</text:p>
              </table:table-cell>
              <table:table-cell office:value-type="float" office:value="0.862381">
                <text:p>0.862381</text:p>
              </table:table-cell>
              <table:table-cell office:value-type="float" office:value="0.939048">
                <text:p>0.939048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8381">
                <text:p>0.91838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671905">
                <text:p>0.671905</text:p>
              </table:table-cell>
              <table:table-cell office:value-type="float" office:value="0.881905">
                <text:p>0.88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19952">
                <text:p>0.919952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744286">
                <text:p>0.744286</text:p>
              </table:table-cell>
              <table:table-cell office:value-type="float" office:value="0.922857">
                <text:p>0.92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2333">
                <text:p>0.93233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39048">
                <text:p>0.739048</text:p>
              </table:table-cell>
              <table:table-cell office:value-type="float" office:value="0.939048">
                <text:p>0.939048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">
                <text:p>0.9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3476">
                <text:p>0.933476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840476">
                <text:p>0.840476</text:p>
              </table:table-cell>
              <table:table-cell office:value-type="float" office:value="0.939524">
                <text:p>0.939524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3429">
                <text:p>0.94342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53333">
                <text:p>0.853333</text:p>
              </table:table-cell>
              <table:table-cell office:value-type="float" office:value="0.942381">
                <text:p>0.942381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581">
                <text:p>0.94581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75238">
                <text:p>0.775238</text:p>
              </table:table-cell>
              <table:table-cell office:value-type="float" office:value="0.938571">
                <text:p>0.938571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6286">
                <text:p>0.936286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784762">
                <text:p>0.784762</text:p>
              </table:table-cell>
              <table:table-cell office:value-type="float" office:value="0.939048">
                <text:p>0.939048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37143">
                <text:p>0.93714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82619">
                <text:p>0.82619</text:p>
              </table:table-cell>
              <table:table-cell office:value-type="float" office:value="0.937619">
                <text:p>0.937619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1524">
                <text:p>0.941524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889048">
                <text:p>0.88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143">
                <text:p>0.949143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895238">
                <text:p>0.895238</text:p>
              </table:table-cell>
              <table:table-cell office:value-type="float" office:value="0.941429">
                <text:p>0.94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905">
                <text:p>0.94990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885238">
                <text:p>0.885238</text:p>
              </table:table-cell>
              <table:table-cell office:value-type="float" office:value="0.941905">
                <text:p>0.94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238">
                <text:p>0.95523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714">
                <text:p>0.948714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842857">
                <text:p>0.842857</text:p>
              </table:table-cell>
              <table:table-cell office:value-type="float" office:value="0.941429">
                <text:p>0.94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4714">
                <text:p>0.94471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888095">
                <text:p>0.888095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19">
                <text:p>0.9491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824286">
                <text:p>0.824286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3429">
                <text:p>0.943429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919048">
                <text:p>0.91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4143">
                <text:p>0.954143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874286">
                <text:p>0.874286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762">
                <text:p>0.948762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7381">
                <text:p>0.87381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837143">
                <text:p>0.837143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481">
                <text:p>0.9448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811905">
                <text:p>0.811905</text:p>
              </table:table-cell>
              <table:table-cell office:value-type="float" office:value="0.940952">
                <text:p>0.940952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2048">
                <text:p>0.94204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888571">
                <text:p>0.888571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714">
                <text:p>0.95071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91381">
                <text:p>0.91381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381">
                <text:p>0.953381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903333">
                <text:p>0.903333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143">
                <text:p>0.95214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930476">
                <text:p>0.930476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4667">
                <text:p>0.95466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900952">
                <text:p>0.90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667">
                <text:p>0.95166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905714">
                <text:p>0.905714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095">
                <text:p>0.95309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877619">
                <text:p>0.877619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143">
                <text:p>0.950143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918571">
                <text:p>0.91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419">
                <text:p>0.95419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911429">
                <text:p>0.911429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333">
                <text:p>0.95233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906667">
                <text:p>0.90666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667">
                <text:p>0.951667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887143">
                <text:p>0.887143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238">
                <text:p>0.949238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891429">
                <text:p>0.891429</text:p>
              </table:table-cell>
              <table:table-cell office:value-type="float" office:value="0.939048">
                <text:p>0.939048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667">
                <text:p>0.94866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908571">
                <text:p>0.90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238">
                <text:p>0.951238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891905">
                <text:p>0.891905</text:p>
              </table:table-cell>
              <table:table-cell office:value-type="float" office:value="0.938571">
                <text:p>0.938571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714">
                <text:p>0.948714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90381">
                <text:p>0.90381</text:p>
              </table:table-cell>
              <table:table-cell office:value-type="float" office:value="0.936667">
                <text:p>0.93666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19">
                <text:p>0.9491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901429">
                <text:p>0.901429</text:p>
              </table:table-cell>
              <table:table-cell office:value-type="float" office:value="0.941905">
                <text:p>0.941905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095">
                <text:p>0.95009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876667">
                <text:p>0.87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143">
                <text:p>0.94714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86619">
                <text:p>0.86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619">
                <text:p>0.94619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818571">
                <text:p>0.818571</text:p>
              </table:table-cell>
              <table:table-cell office:value-type="float" office:value="0.940476">
                <text:p>0.940476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0952">
                <text:p>0.940952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894762">
                <text:p>0.894762</text:p>
              </table:table-cell>
              <table:table-cell office:value-type="float" office:value="0.939048">
                <text:p>0.939048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143">
                <text:p>0.948143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882381">
                <text:p>0.882381</text:p>
              </table:table-cell>
              <table:table-cell office:value-type="float" office:value="0.940952">
                <text:p>0.94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238">
                <text:p>0.947238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905714">
                <text:p>0.905714</text:p>
              </table:table-cell>
              <table:table-cell office:value-type="float" office:value="0.939048">
                <text:p>0.939048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429">
                <text:p>0.949429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928095">
                <text:p>0.928095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238">
                <text:p>0.953238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927143">
                <text:p>0.927143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81">
                <text:p>0.9528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92">
                <text:p>0.92</text:p>
              </table:table-cell>
              <table:table-cell office:value-type="float" office:value="0.938095">
                <text:p>0.938095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952">
                <text:p>0.9509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4762">
                <text:p>0.924762</text:p>
              </table:table-cell>
              <table:table-cell office:value-type="float" office:value="0.941905">
                <text:p>0.941905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476">
                <text:p>0.95147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92381">
                <text:p>0.92381</text:p>
              </table:table-cell>
              <table:table-cell office:value-type="float" office:value="0.94">
                <text:p>0.94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714">
                <text:p>0.95071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924762">
                <text:p>0.924762</text:p>
              </table:table-cell>
              <table:table-cell office:value-type="float" office:value="0.939524">
                <text:p>0.939524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571">
                <text:p>0.95157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920952">
                <text:p>0.920952</text:p>
              </table:table-cell>
              <table:table-cell office:value-type="float" office:value="0.940476">
                <text:p>0.940476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333">
                <text:p>0.95333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619">
                <text:p>0.95161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897143">
                <text:p>0.897143</text:p>
              </table:table-cell>
              <table:table-cell office:value-type="float" office:value="0.938095">
                <text:p>0.938095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333">
                <text:p>0.948333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897619">
                <text:p>0.897619</text:p>
              </table:table-cell>
              <table:table-cell office:value-type="float" office:value="0.938095">
                <text:p>0.938095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">
                <text:p>0.94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932381">
                <text:p>0.932381</text:p>
              </table:table-cell>
              <table:table-cell office:value-type="float" office:value="0.941905">
                <text:p>0.941905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905">
                <text:p>0.95190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935714">
                <text:p>0.935714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762">
                <text:p>0.95376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933333">
                <text:p>0.933333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286">
                <text:p>0.953286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762">
                <text:p>0.95376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920952">
                <text:p>0.920952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476">
                <text:p>0.953476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908571">
                <text:p>0.908571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619">
                <text:p>0.952619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93381">
                <text:p>0.93381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4143">
                <text:p>0.954143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889048">
                <text:p>0.889048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952">
                <text:p>0.948952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90381">
                <text:p>0.90381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5714">
                <text:p>0.95571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619">
                <text:p>0.950619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924762">
                <text:p>0.92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429">
                <text:p>0.952429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92381">
                <text:p>0.9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524">
                <text:p>0.95252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878571">
                <text:p>0.878571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048">
                <text:p>0.94804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919524">
                <text:p>0.919524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19">
                <text:p>0.95219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925238">
                <text:p>0.92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2381">
                <text:p>0.962381</text:p>
              </table:table-cell>
              <table:table-cell office:value-type="float" office:value="0.971429">
                <text:p>0.971429</text:p>
              </table:table-cell>
              <table:table-cell office:value-type="float" office:value="0.953381">
                <text:p>0.95338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922381">
                <text:p>0.922381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476">
                <text:p>0.952476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912381">
                <text:p>0.912381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333">
                <text:p>0.951333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870476">
                <text:p>0.870476</text:p>
              </table:table-cell>
              <table:table-cell office:value-type="float" office:value="0.939048">
                <text:p>0.939048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6095">
                <text:p>0.946095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859048">
                <text:p>0.85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5762">
                <text:p>0.94576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930476">
                <text:p>0.930476</text:p>
              </table:table-cell>
              <table:table-cell office:value-type="float" office:value="0.941905">
                <text:p>0.941905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476">
                <text:p>0.96047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762">
                <text:p>0.95276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850476">
                <text:p>0.850476</text:p>
              </table:table-cell>
              <table:table-cell office:value-type="float" office:value="0.941905">
                <text:p>0.941905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4429">
                <text:p>0.944429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870952">
                <text:p>0.870952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238">
                <text:p>0.947238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889048">
                <text:p>0.889048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905">
                <text:p>0.948905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928095">
                <text:p>0.928095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524">
                <text:p>0.952524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916667">
                <text:p>0.91666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286">
                <text:p>0.951286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897619">
                <text:p>0.89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143">
                <text:p>0.957143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238">
                <text:p>0.950238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897619">
                <text:p>0.89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667">
                <text:p>0.95666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19">
                <text:p>0.95019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858571">
                <text:p>0.858571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5476">
                <text:p>0.945476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875714">
                <text:p>0.875714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762">
                <text:p>0.95476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714">
                <text:p>0.947714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886667">
                <text:p>0.88666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8286">
                <text:p>0.948286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93619">
                <text:p>0.93619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524">
                <text:p>0.959524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419">
                <text:p>0.95419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909048">
                <text:p>0.90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429">
                <text:p>0.96142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81">
                <text:p>0.9518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904762">
                <text:p>0.904762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286">
                <text:p>0.95128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935238">
                <text:p>0.93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4143">
                <text:p>0.95414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917143">
                <text:p>0.917143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048">
                <text:p>0.952048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90381">
                <text:p>0.90381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0333">
                <text:p>0.950333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93">
                <text:p>0.9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381">
                <text:p>0.9538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3143">
                <text:p>0.953143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894286">
                <text:p>0.894286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9048">
                <text:p>0.959048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920476">
                <text:p>0.920476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4286">
                <text:p>0.954286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1857">
                <text:p>0.951857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900952">
                <text:p>0.900952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60952">
                <text:p>0.960952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095">
                <text:p>0.94909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882381">
                <text:p>0.882381</text:p>
              </table:table-cell>
              <table:table-cell office:value-type="float" office:value="0.93619">
                <text:p>0.93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571">
                <text:p>0.958571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6286">
                <text:p>0.946286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881429">
                <text:p>0.881429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857">
                <text:p>0.952857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476">
                <text:p>0.94747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92">
                <text:p>0.9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7619">
                <text:p>0.957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52524">
                <text:p>0.952524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88619">
                <text:p>0.88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619">
                <text:p>0.95619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9">
                <text:p>0.949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870952">
                <text:p>0.870952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8095">
                <text:p>0.95809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61905">
                <text:p>0.961905</text:p>
              </table:table-cell>
              <table:table-cell office:value-type="float" office:value="0.947619">
                <text:p>0.9476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